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7.747cm"/>
    </style:style>
    <style:style style:family="table-column" style:name="co2">
      <style:table-column-properties fo:break-before="auto" style:column-width="6.461cm"/>
    </style:style>
    <style:style style:family="table-column" style:name="co3">
      <style:table-column-properties fo:break-before="auto" style:column-width="0.979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3.944cm"/>
    </style:style>
    <style:style style:family="table-column" style:name="co7">
      <style:table-column-properties fo:break-before="auto" style:column-width="3.607cm"/>
    </style:style>
    <style:style style:family="table-column" style:name="co8">
      <style:table-column-properties fo:break-before="auto" style:column-width="0.89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26cm"/>
    </style:style>
    <style:style style:family="table-row" style:name="ro3">
      <style:table-row-properties fo:break-before="auto" style:use-optimal-row-height="false" style:row-height="0.767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VI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2">
      <style:table-cell-properties fo:padding="0.071cm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RowProperty" style:name="ce1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1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1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2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0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1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2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3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4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50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6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data-style-name="N1" style:family="table-cell" style:parent-style-name="TL Metadata" style:name="ce62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63" style:display-name="ce63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64" style:display-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TL Data" style:family="table-cell" style:name="ce65" style:display-name="ce6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66" style:display-name="ce66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TL Metadata" style:family="table-cell" style:name="ce67" style:display-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ER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11"/>
        <table:table-column table:style-name="co5" table:default-cell-style-name="Default" table:number-columns-repeated="1010"/>
        <table:table-row table:style-name="ro1">
          <table:table-cell ns41:value-type="string" table:style-name="ce1" office:value-type="string">
            <office:annotation draw:style-name="gr1" svg:height="2.621cm" draw:caption-point-y="-0.042cm" svg:width="7.11cm" svg:x="8.163cm" draw:caption-point-x="-0.426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NOORDBRABANT - VIERDE GEDEELTE - Indeeling der bevolking naar de beroepen.</text:p>
          </table:table-cell>
          <table:table-cell table:style-name="ce9"/>
          <table:table-cell table:style-name="ce16"/>
          <table:table-cell table:style-name="ce9" table:number-columns-repeated="16"/>
          <table:table-cell table:style-name="ce54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DE STEDEN <text:s text:c="6"/></text:p>
          </table:table-cell>
          <table:table-cell ns41:value-type="string" table:number-rows-spanned="4" table:style-name="ce10" table:number-columns-spanned="1" office:value-type="string">
            <office:annotation draw:style-name="gr1" svg:height="1.27cm" draw:caption-point-y="0.3cm" svg:width="3.556cm" svg:x="4.002cm" draw:caption-point-x="10.196cm" svg:y="0.662cm" draw:text-style-name="P1">
              <dc:creator>CDM</dc:creator>
              <dc:date>2014-12-12T00:00:00</dc:date>
              <text:p text:style-name="P1"><text:span text:style-name="T2">De knechte en leerlingen zijn onder de beroepen begrepen.</text:span></text:p>
              <text:p text:style-name="P1"><text:span text:style-name="T2"/></text:p>
              <text:p text:style-name="P1"><text:span text:style-name="T2"/></text:p>
            </office:annotation>
            <text:p><text:s/>Beroepen of Middelen van Bestaan <text:s/></text:p>
          </table:table-cell>
          <table:table-cell table:style-name="ce17"/>
          <table:table-cell ns41:value-type="string" table:number-rows-spanned="1" table:style-name="ce19" table:number-columns-spanned="2" office:value-type="string">
            <text:p>Beneden de 10 jaren</text:p>
          </table:table-cell>
          <table:covered-table-cell table:style-name="ce25"/>
          <table:table-cell ns41:value-type="string" table:number-rows-spanned="1" table:style-name="ce34" table:number-columns-spanned="2" office:value-type="string">
            <text:p>Van 10 en 11 jaren</text:p>
          </table:table-cell>
          <table:covered-table-cell table:style-name="ce25"/>
          <table:table-cell ns41:value-type="string" table:number-rows-spanned="1" table:style-name="ce34" table:number-columns-spanned="2" office:value-type="string">
            <text:p>Van 12 tot en met 15 jaren</text:p>
          </table:table-cell>
          <table:covered-table-cell table:style-name="ce25"/>
          <table:table-cell ns41:value-type="string" table:number-rows-spanned="1" table:style-name="ce34" table:number-columns-spanned="2" office:value-type="string">
            <text:p>Van 16 jaren en daarboven</text:p>
          </table:table-cell>
          <table:covered-table-cell table:style-name="ce25"/>
          <table:table-cell ns41:value-type="string" table:number-rows-spanned="3" table:style-name="ce40" table:number-columns-spanned="3" office:value-type="string">
            <text:p>TOTAAL</text:p>
          </table:table-cell>
          <table:covered-table-cell table:style-name="ce43"/>
          <table:covered-table-cell table:style-name="ce45"/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1" table:number-columns-spanned="1" office:value-type="string">
            <text:p>Tabel</text:p>
          </table:table-cell>
          <table:table-cell ns41:value-type="string" table:number-rows-spanned="4" table:style-name="ce51" table:number-columns-spanned="1" office:value-type="string">
            <text:p>Pagina links</text:p>
          </table:table-cell>
          <table:table-cell ns41:value-type="string" table:number-rows-spanned="4" table:style-name="ce51" table:number-columns-spanned="1" office:value-type="string">
            <text:p>Pagina rechts</text:p>
          </table:table-cell>
          <table:table-cell ns41:value-type="string" table:number-rows-spanned="4" table:style-name="ce51" table:number-columns-spanned="1" office:value-type="string">
            <text:p>Provincie</text:p>
          </table:table-cell>
          <table:table-cell ns41:value-type="string" table:number-rows-spanned="4" table:style-name="ce55" table:number-columns-spanned="1" office:value-type="string">
            <text:p>Image nr</text:p>
          </table:table-cell>
          <table:table-cell table:style-name="ce18"/>
          <table:table-cell table:style-name="ce17" table:number-columns-repeated="2"/>
          <table:table-cell table:style-name="ce58" table:number-columns-repeated="1001"/>
        </table:table-row>
        <table:table-row table:style-name="ro3">
          <table:covered-table-cell table:style-name="ce4"/>
          <table:covered-table-cell table:style-name="ce11"/>
          <table:table-cell table:style-name="ce18"/>
          <table:table-cell ns41:value-type="string" table:number-rows-spanned="2" table:style-name="ce20" table:number-columns-spanned="2" office:value-type="string">
            <text:p>Geboren in 1849 tot en met 1840</text:p>
          </table:table-cell>
          <table:covered-table-cell table:style-name="ce26"/>
          <table:table-cell ns41:value-type="string" table:number-rows-spanned="2" table:style-name="ce35" table:number-columns-spanned="2" office:value-type="string">
            <text:p>Geboren in 1839 en 1838</text:p>
          </table:table-cell>
          <table:covered-table-cell table:style-name="ce26"/>
          <table:table-cell ns41:value-type="string" table:number-rows-spanned="2" table:style-name="ce35" table:number-columns-spanned="2" office:value-type="string">
            <text:p>Geboren in 1837 tot en met 1834</text:p>
          </table:table-cell>
          <table:covered-table-cell table:style-name="ce26"/>
          <table:table-cell ns41:value-type="string" table:number-rows-spanned="2" table:style-name="ce37" table:number-columns-spanned="2" office:value-type="string">
            <text:p>Geboren in 1833 en vroegere jaren.</text:p>
          </table:table-cell>
          <table:covered-table-cell table:style-name="ce38"/>
          <table:covered-table-cell table:style-name="ce41"/>
          <table:covered-table-cell table:style-name="ce44"/>
          <table:covered-table-cell table:style-name="ce46"/>
          <table:covered-table-cell table:style-name="ce52" table:number-columns-repeated="5"/>
          <table:covered-table-cell table:style-name="ce56"/>
          <table:table-cell table:style-name="ce18" table:number-columns-repeated="3"/>
          <table:table-cell table:style-name="ce58" table:number-columns-repeated="1001"/>
        </table:table-row>
        <table:table-row table:style-name="ro3">
          <table:covered-table-cell table:style-name="ce4"/>
          <table:covered-table-cell table:style-name="ce11"/>
          <table:table-cell table:style-name="ce18"/>
          <table:covered-table-cell table:style-name="ce21"/>
          <table:covered-table-cell table:style-name="ce27" table:number-columns-repeated="6"/>
          <table:covered-table-cell table:style-name="ce39"/>
          <table:covered-table-cell table:style-name="ce42"/>
          <table:covered-table-cell table:style-name="ce27"/>
          <table:covered-table-cell table:style-name="ce47"/>
          <table:covered-table-cell table:style-name="ce52" table:number-columns-repeated="5"/>
          <table:covered-table-cell table:style-name="ce56"/>
          <table:table-cell table:style-name="ce18" table:number-columns-repeated="3"/>
          <table:table-cell table:style-name="ce58" table:number-columns-repeated="1001"/>
        </table:table-row>
        <table:table-row table:style-name="ro3">
          <table:covered-table-cell table:style-name="ce5"/>
          <table:covered-table-cell table:style-name="ce12"/>
          <table:table-cell table:style-name="ce18"/>
          <table:table-cell ns41:value-type="string" table:style-name="ce22" office:value-type="string">
            <text:p>Mannelijk.</text:p>
          </table:table-cell>
          <table:table-cell ns41:value-type="string" table:style-name="ce28" office:value-type="string">
            <text:p>Vrouwelijk.</text:p>
          </table:table-cell>
          <table:table-cell ns41:value-type="string" table:style-name="ce28" office:value-type="string">
            <text:p>Mannelijk.</text:p>
          </table:table-cell>
          <table:table-cell ns41:value-type="string" table:style-name="ce28" office:value-type="string">
            <text:p>Vrouwelijk.</text:p>
          </table:table-cell>
          <table:table-cell ns41:value-type="string" table:style-name="ce28" office:value-type="string">
            <text:p>Mannelijk.</text:p>
          </table:table-cell>
          <table:table-cell ns41:value-type="string" table:style-name="ce28" office:value-type="string">
            <text:p>Vrouwelijk.</text:p>
          </table:table-cell>
          <table:table-cell ns41:value-type="string" table:style-name="ce28" office:value-type="string">
            <text:p>Mannelijk.</text:p>
          </table:table-cell>
          <table:table-cell ns41:value-type="string" table:style-name="ce28" office:value-type="string">
            <text:p>Vrouwelijk.</text:p>
          </table:table-cell>
          <table:table-cell ns41:value-type="string" table:style-name="ce28" office:value-type="string">
            <text:p>Mannelijk.</text:p>
          </table:table-cell>
          <table:table-cell ns41:value-type="string" table:style-name="ce28" office:value-type="string">
            <text:p>Vrouwelijk.</text:p>
          </table:table-cell>
          <table:table-cell ns41:value-type="string" table:style-name="ce48" office:value-type="string">
            <text:p>Totaal.</text:p>
          </table:table-cell>
          <table:covered-table-cell table:style-name="ce53" table:number-columns-repeated="5"/>
          <table:covered-table-cell table:style-name="ce57"/>
          <table:table-cell table:style-name="ce18" table:number-columns-repeated="3"/>
          <table:table-cell table:style-name="ce58" table:number-columns-repeated="1001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6" office:value-type="string">
            <text:p>DE STAD 'S HERTOGENBOSCH.</text:p>
          </table:table-cell>
          <table:table-cell ns41:value-type="string" table:style-name="ce13" office:value-type="string">
            <text:p>Aannemers</text:p>
          </table:table-cell>
          <table:table-cell table:style-name="Default"/>
          <table:table-cell table:style-name="ce63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64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Aardappelenmeel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Aardewerk- en porcelein- 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Aardewerk- en porcelein- kooplied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Advoka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66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Afbraak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Aluin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Ambtenaren Staats-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9" office:value-type="float">
            <text:p>69</text:p>
          </table:table-cell>
          <table:table-cell table:style-name="ce30"/>
          <table:table-cell ns41:value-type="float" table:style-name="ce30" office:value="69" office:value-type="float">
            <text:p>69</text:p>
          </table:table-cell>
          <table:table-cell table:style-name="ce30"/>
          <table:table-cell ns41:value-type="float" table:style-name="ce66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Ambtenaren Provinciale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66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Ambtenaren Gemeente-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2" office:value-type="float">
            <text:p>52</text:p>
          </table:table-cell>
          <table:table-cell table:style-name="ce30"/>
          <table:table-cell ns41:value-type="float" table:style-name="ce30" office:value="52" office:value-type="float">
            <text:p>52</text:p>
          </table:table-cell>
          <table:table-cell table:style-name="ce30"/>
          <table:table-cell ns41:value-type="float" table:style-name="ce66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Ambtenaren Niet genoemde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Apothekers, drogist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Arbeiders, dagloon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515" office:value-type="float">
            <text:p>515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524" office:value-type="float">
            <text:p>524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66" office:value="636" office:value-type="float">
            <text:p>63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Asch-, bagger-, vuilnislied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Azijnstokers, kunstazij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aardscheerders, kappers, paruik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7" office:value-type="float">
            <text:p>3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6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adstoofhou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ankiers, effektenhandelaars, geldwisselaars, kassi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ed- en matrassenmakers en verhuurders, behangers, stoffer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66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eeldhouwers, lofwerksnij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66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eleenbankhouders, inbrengers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ested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estellers, expediteurs, factoors, voetbod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ezembinders, rietboeren, rijs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ierbrouwers, bierste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66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illard-, kaatsballen-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lee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lik- en pleetwerkers, lampen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loemisten, boomkweekers, tuiniers, warmoezeni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94" office:value-type="float">
            <text:p>94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66" office:value="122" office:value-type="float">
            <text:p>1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oekbind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30" office:value="74" office:value-type="float">
            <text:p>74</text:p>
          </table:table-cell>
          <table:table-cell table:style-name="ce30"/>
          <table:table-cell ns41:value-type="float" table:style-name="ce66" office:value="74" office:value-type="float">
            <text:p>7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oek- en dagbladdrukkers en verkoopers 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0" office:value-type="float">
            <text:p>3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oek- en dagbladdrukkers en verkoopers knechts, letterzett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42" office:value-type="float">
            <text:p>42</text:p>
          </table:table-cell>
          <table:table-cell table:style-name="ce30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66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ont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ordpapier (werkers in) doozen-, kaart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orduurwerkers, kantwerkers</text:p>
          </table:table-cell>
          <table:table-cell table:style-name="Default"/>
          <table:table-cell table:style-name="ce65"/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66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orstel-, kaarden-, kammen-, rijven-, zeeften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66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ouw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randers en stokers van stroop, likeuren, sterke drank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0" office:value-type="float">
            <text:p>3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reuk- en draagbanden-, keurslijv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66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rillenslijpers en 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rood-, kleingoed-, koek- en banketbakkers en slijt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152" office:value-type="float">
            <text:p>15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58" office:value-type="float">
            <text:p>15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6" office:value="164" office:value-type="float">
            <text:p>16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ijenteelt (personen behoorende tot de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Chicorei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Chocolade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Dagbladschrijvers, letterkundi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Debiteurs en gedelegeerden in de loterij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Dekkers (lei-, pannen-, riet-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6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Deurwaar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Dienstboden, bakers, huisbewaarders, minnen, oppassers, portiers</text:p>
          </table:table-cell>
          <table:table-cell table:style-name="Default"/>
          <table:table-cell table:style-name="ce65"/>
          <table:table-cell ns41:value-type="float" office:value="1" table:style-name="ce30" table:number-columns-repeated="2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43" office:value-type="float">
            <text:p>143</text:p>
          </table:table-cell>
          <table:table-cell ns41:value-type="float" table:style-name="ce30" office:value="938" office:value-type="float">
            <text:p>938</text:p>
          </table:table-cell>
          <table:table-cell ns41:value-type="float" table:style-name="ce30" office:value="145" office:value-type="float">
            <text:p>145</text:p>
          </table:table-cell>
          <table:table-cell ns41:value-type="float" table:style-name="ce30" office:value="948" office:value-type="float">
            <text:p>948</text:p>
          </table:table-cell>
          <table:table-cell ns41:value-type="float" table:style-name="ce49" office:value="1093" office:value-type="float">
            <text:p>1,09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Doodgravers, bedienaars van begrafenissen, verhuurders van rouwkleeder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66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Fabrijkanten van verschillenden aard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3" office:value-type="float">
            <text:p>43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66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Fineerzag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aarkeukenhou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alanteriewarenhandel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aren- en bandwinkeli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az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epensioneerden (burgerlijke en militaire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06" office:value-type="float">
            <text:p>106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66" office:value="117" office:value-type="float">
            <text:p>1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eschutgieters, geweer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ezantschappen en consulaten (personen behoorende tot de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lasblaz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odsdienstleeraren en aan de dienst verbonden personen. Protestanten, predi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66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odsdienstleeraren en aan de dienst verbonden personen. Israeliten, rabbijn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ouddraadtrekkers, passementwerk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43" office:value-type="float">
            <text:p>4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raanhandelaars, gist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raveurs op hout, metaal en steen, stempelsnij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riendbaz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roenten-, fruit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66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rondeigenar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office:value="1" table:style-name="ce30" table:number-columns-repeated="4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rossiers, slij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Grutters, kruideni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66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Haarwerk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Handelsleerlin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Handelsreizi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Handschoenen- en dassen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Haven- en baken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Heemraden en verdere ambtenaren van de waterschapp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Heetmaaij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Hennep- en vlasbereiders en teel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Herbergiers, kasteleins, koffijhuishou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5" office:value-type="float">
            <text:p>3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6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Herders en veehoe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Hoeden-, petten- en stroohoed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Houthak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Houtzaagmolenaars, houtzagers, hout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Huisleerlingen</text:p>
          </table:table-cell>
          <table:table-cell table:style-name="Default"/>
          <table:table-cell ns41:value-type="float" table:style-name="ce65" office:value="5" office:value-type="float">
            <text:p>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66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Ingenieurs en verdere ambtenaren van den waterstaat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66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Inleggers van levensbehoef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Ja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Jagt (personen behoorende tot de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Juweliers, goud- en zilversmed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20" office:value-type="float">
            <text:p>120</text:p>
          </table:table-cell>
          <table:table-cell table:style-name="ce30"/>
          <table:table-cell ns41:value-type="float" table:style-name="ce30" office:value="136" office:value-type="float">
            <text:p>136</text:p>
          </table:table-cell>
          <table:table-cell table:style-name="ce30"/>
          <table:table-cell ns41:value-type="float" table:style-name="ce66" office:value="136" office:value-type="float">
            <text:p>13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aarders, wolkamm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aarsenmakers (smeer- en was-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abinet- en schrijnwerkers, kunstdraaij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30" office:value="42" office:value-type="float">
            <text:p>42</text:p>
          </table:table-cell>
          <table:table-cell table:style-name="ce30"/>
          <table:table-cell ns41:value-type="float" table:style-name="ce66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adetten van de landmagt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adetten van de zeemagt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alkbranders, cement- en tras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antoor- en winkelbedienden, pakhuisknecht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66" office:value="93" office:value-type="float">
            <text:p>9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leeder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49" office:value-type="float">
            <text:p>249</text:p>
          </table:table-cell>
          <table:table-cell table:style-name="ce30"/>
          <table:table-cell ns41:value-type="float" table:style-name="ce30" office:value="272" office:value-type="float">
            <text:p>272</text:p>
          </table:table-cell>
          <table:table-cell table:style-name="ce30"/>
          <table:table-cell ns41:value-type="float" table:style-name="ce66" office:value="272" office:value-type="float">
            <text:p>27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leederen- en gemaaktgoed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leinhandelaars, winkeli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6" office:value-type="float">
            <text:p>116</text:p>
          </table:table-cell>
          <table:table-cell ns41:value-type="float" table:style-name="ce30" office:value="131" office:value-type="float">
            <text:p>131</text:p>
          </table:table-cell>
          <table:table-cell ns41:value-type="float" table:style-name="ce30" office:value="116" office:value-type="float">
            <text:p>116</text:p>
          </table:table-cell>
          <table:table-cell ns41:value-type="float" table:style-name="ce30" office:value="131" office:value-type="float">
            <text:p>131</text:p>
          </table:table-cell>
          <table:table-cell ns41:value-type="float" table:style-name="ce66" office:value="247" office:value-type="float">
            <text:p>24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lerken en schrijvers bij notarissen, ontvangers, prokureurs, deurwaarders enz.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43" office:value-type="float">
            <text:p>43</text:p>
          </table:table-cell>
          <table:table-cell table:style-name="ce30"/>
          <table:table-cell ns41:value-type="float" table:style-name="ce30" office:value="46" office:value-type="float">
            <text:p>46</text:p>
          </table:table-cell>
          <table:table-cell table:style-name="ce30"/>
          <table:table-cell ns41:value-type="float" table:style-name="ce66" office:value="46" office:value-type="float">
            <text:p>4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lomp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noop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olenbran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oninklijk Huis (personen, verbonden aan het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ooplieden van verschillenden aard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74" office:value-type="float">
            <text:p>174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75" office:value-type="float">
            <text:p>175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66" office:value="197" office:value-type="float">
            <text:p>19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oornmolen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66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oornverschie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oper- en blikslagers, draadvlechters, ketellapp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30" office:value="58" office:value-type="float">
            <text:p>58</text:p>
          </table:table-cell>
          <table:table-cell table:style-name="ce30"/>
          <table:table-cell ns41:value-type="float" table:style-name="ce66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oper-, klok- en geelgie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ostschoolhouders en onderwijz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ostschoolleerlingen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raankinde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ram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6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ramm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rib- en dijkwerkers, heibaz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roeghouders, tappers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4" office:value-type="float">
            <text:p>74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74" office:value-type="float">
            <text:p>74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66" office:value="104" office:value-type="float">
            <text:p>10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ruidfabrijkanten en vuurwerk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ruijers, sjouwers, schoenpoets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35" office:value-type="float">
            <text:p>135</text:p>
          </table:table-cell>
          <table:table-cell table:style-name="ce30"/>
          <table:table-cell ns41:value-type="float" table:style-name="ce30" office:value="135" office:value-type="float">
            <text:p>135</text:p>
          </table:table-cell>
          <table:table-cell table:style-name="ce30"/>
          <table:table-cell ns41:value-type="float" table:style-name="ce66" office:value="135" office:value-type="float">
            <text:p>1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rijgslieden van en boven den rang van 2den luitenant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0" office:value-type="float">
            <text:p>80</text:p>
          </table:table-cell>
          <table:table-cell table:style-name="ce30"/>
          <table:table-cell ns41:value-type="float" table:style-name="ce30" office:value="80" office:value-type="float">
            <text:p>80</text:p>
          </table:table-cell>
          <table:table-cell table:style-name="ce30"/>
          <table:table-cell ns41:value-type="float" table:style-name="ce66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rijgslieden beneden den rang van 2den luitenant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1" office:value="1036" office:value-type="float">
            <text:p>1,036</text:p>
          </table:table-cell>
          <table:table-cell table:style-name="ce30"/>
          <table:table-cell ns41:value-type="float" table:style-name="ce31" office:value="1039" office:value-type="float">
            <text:p>1,039</text:p>
          </table:table-cell>
          <table:table-cell table:style-name="ce30"/>
          <table:table-cell ns41:value-type="float" table:style-name="ce49" office:value="1039" office:value-type="float">
            <text:p>1,0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uipers, hoepel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35" office:value-type="float">
            <text:p>35</text:p>
          </table:table-cell>
          <table:table-cell table:style-name="ce30"/>
          <table:table-cell ns41:value-type="float" table:style-name="ce66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unstenaars, goochelaars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unstkoopers, muzijk- en teekenhandela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unstlak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unstoefenaren muzijkanten, muzijkmeesters, organist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66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unstoefenaren schil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unstoefenaren teekenaars, teekenmeesters, daguerreotypeurs, decorat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unstoefenaren tooneelspelers, dansmeesters, zan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unst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Kurkensnij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Landbouw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66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Landhuishoudkundige scholen onderwijz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Landhuishoudkundige scholen leerlin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Landmeters en teekenaars bij het kadaster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Lantaarnopste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Latijnsche scholen onderwijz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Latijnsche scholen leerling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Leerbereiders en looij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66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Lettergie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Liefdadige gestichten hoofd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Liefdadige gestichten dienstdoend personeel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66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Linieer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Loodgieters en pomp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66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Loodswezen en strandvonderij (personen behoorende tot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Loodwit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Lijmzie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agazijn- en pakhuismees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akelaars en kargadoo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and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66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anufakturen/* 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anufakturen/* kooplied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anufakturen/* werklieden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ariniers en zeelieden van en boven den rang van 2den luitenant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ariniers en zeelieden beneden den rang van 2den luitenant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att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eekrapbereiders en 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eesters (keur-, markt-, waag-), afsla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elk-, boter-, kaasverkoo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essenmakers en slij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eters (kolen-, koorn-, hooi-, hout-, scheeps- enz.), wijnste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etselaa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0" office:value-type="float">
            <text:p>8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81" office:value-type="float">
            <text:p>8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83" office:value-type="float">
            <text:p>8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odemaakst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ns41:value-type="float" table:style-name="ce66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ol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outmolenaa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uzijkinstrument-, orgel-, forte pianomakers, stemmers en 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Mijnwer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6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47" office:value-type="float">
            <text:p>4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1" office:value="1086" office:value-type="float">
            <text:p>1,08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1" office:value="1142" office:value-type="float">
            <text:p>1,142</text:p>
          </table:table-cell>
          <table:table-cell ns41:value-type="float" table:style-name="ce49" office:value="1144" office:value-type="float">
            <text:p>1,1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Nachtwer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Notariss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Notarissen (kandidaat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Olieslagers en molen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66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Omroepers, aanplak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Ondernemers en direkteurs van begrafenis- en ziekenfondsen/?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Ondernemers en direkteurs van naamlooze en verdere handel-maatschappij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Ondernemers en direkteurs van verzekering- en brandwaarborgmaatschappijen/?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Ondernemers en direkteurs van openbare werk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9" office:value-type="float">
            <text:p>39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66" office:value="79" office:value-type="float">
            <text:p>7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Opzigters, conducteurs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Orgeldraaijers, straatmuz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Oudijzer-, oude kleederen-, beenen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6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Paarden- en veehouders en verkoopers, koemel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Paarden- en beestensnij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Pannen-, potten-, pijpen-, steen- en tegelbak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Papier- en gekleurd papier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Papier- en gekleurd papierhandel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Papier- en gekleurd papierwerklieden</text:p>
          </table:table-cell>
          <table:table-cell table:style-name="Default"/>
          <table:table-cell table:style-name="ce65"/>
          <table:table-cell ns41:value-type="float" table:style-name="ce30" office:value="1" office:value-type="float">
            <text:p>1</text:p>
          </table:table-cell>
          <table:table-cell table:style-name="ce30" table:number-columns-repeated="7"/>
          <table:table-cell ns41:value-type="float" table:style-name="ce30" office:value="1" office:value-type="float">
            <office:annotation draw:style-name="gr1" svg:height="1.957cm" draw:caption-point-y="1.782cm" svg:width="3.582cm" svg:x="22.46cm" draw:caption-point-x="14.254cm" svg:y="89.694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1.</text:span></text:p>
              <text:p text:style-name="P1"><text:span text:style-name="T2"/></text:p>
            </office:annotation>
            <text:p>1</text:p>
          </table:table-cell>
          <table:table-cell ns41:value-type="float" table:style-name="ce66" office:value="1" office:value-type="float">
            <office:annotation draw:style-name="gr1" svg:height="1.957cm" draw:caption-point-y="1.782cm" svg:width="3.582cm" svg:x="24.25cm" draw:caption-point-x="14.617cm" svg:y="89.694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1.</text:span></text:p>
              <text:p text:style-name="P1"><text:span text:style-name="T2"/></text:p>
            </office:annotation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Parapluie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Pennenberei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Pik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Pik- en teersto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Plaat- en steendrukkers, plaatsnij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Pleistergieters, boetseer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2" office:value-type="float">
            <text:p>42</text:p>
          </table:table-cell>
          <table:table-cell table:style-name="ce30"/>
          <table:table-cell ns41:value-type="float" table:style-name="ce30" office:value="42" office:value-type="float">
            <text:p>42</text:p>
          </table:table-cell>
          <table:table-cell table:style-name="ce30"/>
          <table:table-cell ns41:value-type="float" table:style-name="ce66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Prokureu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Publieke vrouwen, publiekhuishoud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Pijpenmak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6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Reed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Regterlijke magt (ambtenaren der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66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Renteniers, partikulier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1" office:value-type="float">
            <text:p>51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66" office:value="129" office:value-type="float">
            <text:p>1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Rentmees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Rijtuig-, wagen-, koffer-, zadel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2" office:value-type="float">
            <text:p>5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Rijtuigschil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chaarslij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chat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cheep-, blok-, mast- en zeilmakers, rafactiemeesters, scheepsloopers, takel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cheepsw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cheikundige voorwerpen en verfwaren (fabrijkanten en werklieden in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chelpvisschers, schul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chermmees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childers (huis-), glaz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89" office:value-type="float">
            <text:p>89</text:p>
          </table:table-cell>
          <table:table-cell table:style-name="ce30"/>
          <table:table-cell ns41:value-type="float" table:style-name="ce30" office:value="92" office:value-type="float">
            <text:p>92</text:p>
          </table:table-cell>
          <table:table-cell table:style-name="ce30"/>
          <table:table-cell ns41:value-type="float" table:style-name="ce66" office:value="92" office:value-type="float">
            <text:p>9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37" office:value-type="float">
            <text:p>13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8" office:value-type="float">
            <text:p>13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39" office:value-type="float">
            <text:p>1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choenmakers en lapp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6" office:value-type="float">
            <text:p>36</text:p>
          </table:table-cell>
          <table:table-cell table:style-name="ce30"/>
          <table:table-cell ns41:value-type="float" table:style-name="ce30" office:value="322" office:value-type="float">
            <text:p>32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359" office:value-type="float">
            <text:p>35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6" office:value="366" office:value-type="float">
            <text:p>3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choolleerlingen</text:p>
          </table:table-cell>
          <table:table-cell table:style-name="Default"/>
          <table:table-cell ns41:value-type="float" table:style-name="ce65" office:value="354" office:value-type="float">
            <text:p>354</text:p>
          </table:table-cell>
          <table:table-cell ns41:value-type="float" table:style-name="ce30" office:value="332" office:value-type="float">
            <text:p>332</text:p>
          </table:table-cell>
          <table:table-cell ns41:value-type="float" table:style-name="ce30" office:value="187" office:value-type="float">
            <text:p>187</text:p>
          </table:table-cell>
          <table:table-cell ns41:value-type="float" table:style-name="ce30" office:value="170" office:value-type="float">
            <text:p>170</text:p>
          </table:table-cell>
          <table:table-cell ns41:value-type="float" office:value="192" table:style-name="ce30" table:number-columns-repeated="2" office:value-type="float">
            <text:p>192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763" office:value-type="float">
            <text:p>763</text:p>
          </table:table-cell>
          <table:table-cell ns41:value-type="float" table:style-name="ce30" office:value="753" office:value-type="float">
            <text:p>753</text:p>
          </table:table-cell>
          <table:table-cell ns41:value-type="float" table:style-name="ce49" office:value="1516" office:value-type="float">
            <text:p>1,5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choorsteenveg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lijpers (diamant-, glas-, marmer-, metaal- enz.)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meden grof-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92" office:value-type="float">
            <text:p>9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0" office:value-type="float">
            <text:p>10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meden hoef-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meden kagchel- en andere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ollicit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peldenfabrijkanten en werklieden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5" office:value-type="float">
            <text:p>1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piegelmakers en verkoo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pinners, spoelders, wev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55" office:value-type="float">
            <text:p>55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6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poorweg- en stoombootbeamb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6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pijker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talhouders, rijtuigverhuur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office:value="1" table:style-name="ce30" table:number-columns-repeated="4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teenhouw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66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teenkolen-, hout- en turf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telzie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toelen-bekleeders, draaijers, mat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toffenverwers, glanz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traat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tudenten aan hooge scholen, athenaea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tudenten aan academien, clinische schol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tudenten aan seminari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tukadoors, wit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tijfsel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uiker- en pastijbak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Suikerraffinad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Taalmeesters, translat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Tabak- en sigarenfabrijkant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52" office:value-type="float">
            <text:p>5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Tabak- en sigarenkervers</text:p>
          </table:table-cell>
          <table:table-cell table:style-name="Default"/>
          <table:table-cell ns41:value-type="float" table:style-name="ce65" office:value="2" office:value-type="float">
            <text:p>2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67" office:value-type="float">
            <text:p>67</text:p>
          </table:table-cell>
          <table:table-cell table:style-name="ce30"/>
          <table:table-cell ns41:value-type="float" table:style-name="ce66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Tabak- en sigarenplan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Tabak- en sigaren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Tapijtfabrijkant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66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Timmerlieden, kist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231" office:value-type="float">
            <text:p>231</text:p>
          </table:table-cell>
          <table:table-cell table:style-name="ce30"/>
          <table:table-cell ns41:value-type="float" table:style-name="ce30" office:value="241" office:value-type="float">
            <text:p>241</text:p>
          </table:table-cell>
          <table:table-cell table:style-name="ce30"/>
          <table:table-cell ns41:value-type="float" table:style-name="ce66" office:value="241" office:value-type="float">
            <text:p>24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Tinnegiet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Tol- en pontgaarders, brug- en sluiswach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Touwslagers, baan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Traansto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Turf-, koorn- en kolendra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Uitdragers, uitventers, leur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66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Uurwerk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66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Veearts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Veenlieden, turfboe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Vendu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Vergulders, lijst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Vill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Vischdroogers en roo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Visch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Vissch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66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Vleeschhouwers, spekslagers, poeli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4" office:value-type="float">
            <text:p>6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Voddenra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Voerlieden, koetsiers, loopers, postknechten en slee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2" office:value-type="float">
            <text:p>5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Vogelverkoopers, kooiboe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Wafel- en poffertjesbakk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Watermolen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Wek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Werktuigkundigen en makers, balans- en brandspuit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Wijnhandel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66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IJkmees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IJzer- en koperdraaij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IJzergie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Zaad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Zaakwaarnemers, commissionnai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66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Zakkenmakers en verhuur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Zand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Zeepzie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Zeevaartscholen onderwijz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Zeevaartscholen leerlin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Ziekenoppass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Zoutzie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Zwaardveg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Zwavelstokkenmakers en verkoop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 table:number-columns-repeated="7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Zijdeteelt (personen behoorende tot de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Verschillende beroep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Zonder beroep</text:p>
          </table:table-cell>
          <table:table-cell table:style-name="Default"/>
          <table:table-cell ns41:value-type="float" table:style-name="ce23" office:value="1776" office:value-type="float">
            <text:p>1,776</text:p>
          </table:table-cell>
          <table:table-cell ns41:value-type="float" table:style-name="ce31" office:value="1846" office:value-type="float">
            <text:p>1,846</text:p>
          </table:table-cell>
          <table:table-cell ns41:value-type="float" table:style-name="ce30" office:value="208" office:value-type="float">
            <text:p>208</text:p>
          </table:table-cell>
          <table:table-cell ns41:value-type="float" table:style-name="ce30" office:value="232" office:value-type="float">
            <text:p>232</text:p>
          </table:table-cell>
          <table:table-cell ns41:value-type="float" table:style-name="ce30" office:value="297" office:value-type="float">
            <text:p>297</text:p>
          </table:table-cell>
          <table:table-cell ns41:value-type="float" table:style-name="ce30" office:value="469" office:value-type="float">
            <text:p>469</text:p>
          </table:table-cell>
          <table:table-cell ns41:value-type="float" table:style-name="ce30" office:value="797" office:value-type="float">
            <text:p>797</text:p>
          </table:table-cell>
          <table:table-cell ns41:value-type="float" table:style-name="ce31" office:value="5117" office:value-type="float">
            <text:p>5,117</text:p>
          </table:table-cell>
          <table:table-cell ns41:value-type="string" table:style-name="ce30" office:value-type="string">
            <text:p>3.081/1</text:p>
          </table:table-cell>
          <table:table-cell ns41:value-type="string" table:style-name="ce30" office:value-type="string">
            <text:p>7.668/2</text:p>
          </table:table-cell>
          <table:table-cell ns41:value-type="float" table:style-name="ce49" office:value="10749" office:value-type="float">
            <text:p>10,7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Beroep onbekend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'S HERTOGENBOSCH.</text:p>
          </table:table-cell>
          <table:table-cell ns41:value-type="string" table:style-name="ce14" office:value-type="string">
            <text:p>TOTAAL</text:p>
          </table:table-cell>
          <table:table-cell table:style-name="Default"/>
          <table:table-cell ns41:value-type="float" table:style-name="ce23" office:value="2144" office:value-type="float">
            <text:p>2,144</text:p>
          </table:table-cell>
          <table:table-cell ns41:value-type="float" table:style-name="ce31" office:value="2196" office:value-type="float">
            <text:p>2,196</text:p>
          </table:table-cell>
          <table:table-cell ns41:value-type="float" table:style-name="ce30" office:value="435" office:value-type="float">
            <text:p>435</text:p>
          </table:table-cell>
          <table:table-cell ns41:value-type="float" table:style-name="ce30" office:value="430" office:value-type="float">
            <text:p>430</text:p>
          </table:table-cell>
          <table:table-cell ns41:value-type="float" table:style-name="ce30" office:value="770" office:value-type="float">
            <text:p>770</text:p>
          </table:table-cell>
          <table:table-cell ns41:value-type="float" table:style-name="ce30" office:value="734" office:value-type="float">
            <text:p>734</text:p>
          </table:table-cell>
          <table:table-cell ns41:value-type="float" table:style-name="ce31" office:value="6984" office:value-type="float">
            <text:p>6,984</text:p>
          </table:table-cell>
          <table:table-cell ns41:value-type="float" table:style-name="ce31" office:value="8013" office:value-type="float">
            <text:p>8,013</text:p>
          </table:table-cell>
          <table:table-cell ns41:value-type="float" table:style-name="ce31" office:value="10336" office:value-type="float">
            <text:p>10,336</text:p>
          </table:table-cell>
          <table:table-cell ns41:value-type="float" table:style-name="ce31" office:value="11367" office:value-type="float">
            <text:p>11,367</text:p>
          </table:table-cell>
          <table:table-cell ns41:value-type="float" table:style-name="ce49" office:value="21703" office:value-type="float">
            <text:p>21,70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Aannem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Aardappelenmeel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Aardewerk- en porcelein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Aardewerk- en porceleinkooplied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Advoka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6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Afbraak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Aluin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Ambtenaren Staats-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66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Ambtenaren Provinciale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Ambtenaren Gemeente-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Ambtenaren Niet genoemde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Apothekers, drogis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66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Arbeiders, dagloon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06" office:value-type="float">
            <text:p>406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411" office:value-type="float">
            <text:p>411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66" office:value="470" office:value-type="float">
            <text:p>47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Asch-, bagger-, vuilnislied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Azijnstokers, kunstazijn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aardscheerders, kappers, paruik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66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adstoofhou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ankiers, effektenhandelaars, geldwisselaars, kassi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ed- en matrassenmakers en verhuurders, behangers, stoffeer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66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eeldhouwers, lofwerksnij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eleenbankhouders, inbrengers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ested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estellers, expediteurs, factoors, voetbod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ezembinders, rietboeren, rijswer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ierbrouwers, bierste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illard-, kaatsballen-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lee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66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lik- en pleetwerkers, lamp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loemisten, boomkweekers, tuiniers, warmoezeni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75" office:value-type="float">
            <text:p>175</text:p>
          </table:table-cell>
          <table:table-cell ns41:value-type="float" table:style-name="ce30" office:value="64" office:value-type="float">
            <text:p>64</text:p>
          </table:table-cell>
          <table:table-cell ns41:value-type="float" table:style-name="ce30" office:value="185" office:value-type="float">
            <text:p>185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66" office:value="250" office:value-type="float">
            <text:p>25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oekbin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39" office:value-type="float">
            <text:p>39</text:p>
          </table:table-cell>
          <table:table-cell table:style-name="ce30"/>
          <table:table-cell ns41:value-type="float" table:style-name="ce66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oek- en dagbladdrukkers en verkoopers 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66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oek- en dagbladdrukkers en verkoopers knechts, letterzett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39" office:value-type="float">
            <text:p>39</text:p>
          </table:table-cell>
          <table:table-cell table:style-name="ce30"/>
          <table:table-cell ns41:value-type="float" table:style-name="ce66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ontwer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ordpapier (werkers in) doozen-, kaartenmak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orduurwerkers, kant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office:value="3" table:style-name="ce30" table:number-columns-repeated="4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orstel-, kaarden-, kammen-, rijven-, zeeft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ouw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randers en stokers van stroop, likeuren, sterke drank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reuk- en draagbanden-, keurslijven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rillenslijpers en 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rood-, kleingoed-, koek- en banketbakkers en slijt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123" office:value-type="float">
            <text:p>12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31" office:value-type="float">
            <text:p>1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ijenteelt (personen behoorende tot de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Chicorei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Chocolade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Dagbladschrijvers, letterkundig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Debiteurs en gedelegeerden in de loterij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Dekkers (lei-, pannen-, riet-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Deurwaar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Dienstboden, bakers, huisbewaarders, minnen, oppassers, portiers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20" office:value-type="float">
            <text:p>20</text:p>
          </table:table-cell>
          <table:table-cell ns41:value-type="float" table:style-name="ce30" office:value="102" office:value-type="float">
            <text:p>102</text:p>
          </table:table-cell>
          <table:table-cell ns41:value-type="float" table:style-name="ce30" office:value="745" office:value-type="float">
            <text:p>745</text:p>
          </table:table-cell>
          <table:table-cell ns41:value-type="float" table:style-name="ce30" office:value="102" office:value-type="float">
            <text:p>102</text:p>
          </table:table-cell>
          <table:table-cell ns41:value-type="float" table:style-name="ce30" office:value="765" office:value-type="float">
            <text:p>765</text:p>
          </table:table-cell>
          <table:table-cell ns41:value-type="float" table:style-name="ce66" office:value="867" office:value-type="float">
            <text:p>86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Doodgravers, bedienaars van begrafenissen, verhuurders van rouwkleeder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Fabrijkanten van verschillenden aard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Fineerzag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aarkeukenhou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alanteriewarenhandel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aren- en bandwinkeli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az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epensioneerden (burgerlijke en militaire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41" office:value-type="float">
            <text:p>141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66" office:value="176" office:value-type="float">
            <text:p>17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eschutgieters, geweer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ezantschappen en consulaten (personen behoorende tot de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lasblaz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odsdienstleeraren en aan de dienst verbonden personen. Protestanten, predi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66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72" office:value-type="float">
            <text:p>72</text:p>
          </table:table-cell>
          <table:table-cell table:style-name="ce30"/>
          <table:table-cell ns41:value-type="float" table:style-name="ce30" office:value="72" office:value-type="float">
            <text:p>72</text:p>
          </table:table-cell>
          <table:table-cell ns41:value-type="float" table:style-name="ce66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odsdienstleeraren en aan de dienst verbonden personen. Israeliten, rabbijn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ouddraadtrekkers, passementwer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raanhandelaars, gist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raveurs op hout, metaal en steen, stempelsnij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riendbaz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roenten-, fruit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66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rondeigena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rossiers, slij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6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Grutters, kruideni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2" office:value-type="float">
            <text:p>42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66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Haar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Handelsleerlin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Handelsreizi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Handschoenen- en dass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Haven- en baken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Heemraden en verdere ambtenaren van de waterschapp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Heetmaaij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Hennep- en vlasbereiders en teel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Herbergiers, kasteleins, koffijhuishouders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66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Herders en veehoe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Hoeden-, petten- en stroohoed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Houthak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Houtzaagmolenaars, houtzagers, hout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Huisleerlingen</text:p>
          </table:table-cell>
          <table:table-cell table:style-name="Default"/>
          <table:table-cell ns41:value-type="float" table:style-name="ce65" office:value="9" office:value-type="float">
            <text:p>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66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Ingenieurs en verdere ambtenaren van den waterstaat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Inleggers van levensbehoef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Jag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Jagt (personen behoorende tot de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Juweliers, goud- en zilversmed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9" office:value-type="float">
            <text:p>39</text:p>
          </table:table-cell>
          <table:table-cell table:style-name="ce30"/>
          <table:table-cell ns41:value-type="float" table:style-name="ce30" office:value="42" office:value-type="float">
            <text:p>42</text:p>
          </table:table-cell>
          <table:table-cell table:style-name="ce30"/>
          <table:table-cell ns41:value-type="float" table:style-name="ce66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aarders, wolkamm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aarsenmakers (smeer- en was-)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abinet- en schrijnwerkers, kunstdraaij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58" office:value-type="float">
            <text:p>58</text:p>
          </table:table-cell>
          <table:table-cell table:style-name="ce30"/>
          <table:table-cell ns41:value-type="float" table:style-name="ce30" office:value="66" office:value-type="float">
            <text:p>66</text:p>
          </table:table-cell>
          <table:table-cell table:style-name="ce30"/>
          <table:table-cell ns41:value-type="float" table:style-name="ce66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adetten van de landmagt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33" office:value-type="float">
            <text:p>133</text:p>
          </table:table-cell>
          <table:table-cell table:style-name="ce30"/>
          <table:table-cell ns41:value-type="float" table:style-name="ce30" office:value="144" office:value-type="float">
            <text:p>144</text:p>
          </table:table-cell>
          <table:table-cell table:style-name="ce30"/>
          <table:table-cell ns41:value-type="float" table:style-name="ce66" office:value="144" office:value-type="float">
            <text:p>1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adetten van de zeemagt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alkbranders, cement- en tras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antoor- en winkelbedienden, pakhuisknecht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66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leeder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0" office:value="208" office:value-type="float">
            <text:p>208</text:p>
          </table:table-cell>
          <table:table-cell table:style-name="ce30"/>
          <table:table-cell ns41:value-type="float" table:style-name="ce30" office:value="249" office:value-type="float">
            <text:p>249</text:p>
          </table:table-cell>
          <table:table-cell table:style-name="ce30"/>
          <table:table-cell ns41:value-type="float" table:style-name="ce66" office:value="249" office:value-type="float">
            <text:p>2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leederen- en gemaaktgoed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leinhandelaars, winkeli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4" office:value-type="float">
            <text:p>54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66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lerken en schrijvers bij notarissen, ontvangers, prokureurs, deurwaarders enz.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66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lomp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noop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olenbran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oninklijk Huis (personen, verbonden aan het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ooplieden van verschillenden aard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9" office:value-type="float">
            <text:p>59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66" office:value="75" office:value-type="float">
            <text:p>7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ooplieden van verschillenden aard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oornmolen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oornverschie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oper- en blikslagers, draadvlechters, ketellap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66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oper-, klok- en geelgie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ostschool- houders en onderwijz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ostschool- leerlingen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raankinde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ram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6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ramm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rib- en dijkwerkers, heibaz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roeghouders, tappers enz.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66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ruidfabrijkanten en vuurwerk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ruijers, sjouwers, schoenpoets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rijgslieden van en boven den rang van 2den luitenant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1" office:value-type="float">
            <text:p>111</text:p>
          </table:table-cell>
          <table:table-cell table:style-name="ce30"/>
          <table:table-cell ns41:value-type="float" table:style-name="ce30" office:value="111" office:value-type="float">
            <text:p>111</text:p>
          </table:table-cell>
          <table:table-cell table:style-name="ce30"/>
          <table:table-cell ns41:value-type="float" table:style-name="ce66" office:value="111" office:value-type="float">
            <text:p>1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rijgslieden beneden den rang van 2den luitenant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872" office:value-type="float">
            <text:p>872</text:p>
          </table:table-cell>
          <table:table-cell table:style-name="ce30"/>
          <table:table-cell ns41:value-type="float" table:style-name="ce30" office:value="885" office:value-type="float">
            <text:p>885</text:p>
          </table:table-cell>
          <table:table-cell table:style-name="ce30"/>
          <table:table-cell ns41:value-type="float" table:style-name="ce66" office:value="885" office:value-type="float">
            <text:p>88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uipers, hoepel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66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unstenaars, goochelaars enz.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unstkoopers, muzijk- en teekenhandela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unstlak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unstoefenaren muzijkanten, muzijkmeesters, organis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unstoefenaren schil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unstoefenaren teekenaars, teekenmeesters, daguerreotypeurs, decorateu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unstoefenaren tooneelspelers, dansmeesters, zan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unst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Kurkensnij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Landbouw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Landhuishoudkundige scholen onderwijz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Landhuishoudkundige scholen leerlin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Landmeters en teekenaars bij het kadaster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Lantaarnopste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Latijnsche scholen onderwijz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Latijnsche scholen leerling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Leerbereiders en looij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66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Lettergiet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Liefdadige gestichten hoofd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office:value="5" table:style-name="ce30" table:number-columns-repeated="4" office:value-type="float">
            <text:p>5</text:p>
          </table:table-cell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Liefdadige gestichten dienstdoend personeel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Linieer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Loodgieters en pomp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Loodswezen en strandvonderij (personen behoorende tot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Loodwit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Lijmzie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agazijn- en pakhuismees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akelaars en kargadoo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and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anufakturen/* 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anufakturen/* kooplied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anufakturen/* werklied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ariniers en zeelieden van en boven den rang van 2den luitenant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ariniers en zeelieden beneden den rang van 2den luitenant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atten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eekrapbereiders en 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eesters (keur-, markt-, waag-), afslag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elk-, boter-, kaas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essenmakers en slij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eters (kolen-, koorn-, hooi-, hout-, scheeps- enz.), wijnste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etselaa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table:style-name="ce30"/>
          <table:table-cell ns41:value-type="float" table:style-name="ce30" office:value="73" office:value-type="float">
            <text:p>73</text:p>
          </table:table-cell>
          <table:table-cell table:style-name="ce30"/>
          <table:table-cell ns41:value-type="float" table:style-name="ce66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odemaaksters</text:p>
          </table:table-cell>
          <table:table-cell table:style-name="Default"/>
          <table:table-cell table:style-name="ce65"/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ns41:value-type="float" table:style-name="ce66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ol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outmolenaa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uzijkinstrument-, orgel-, forte pianomakers, stemmers en verkoo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Mijnwer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65"/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22" office:value-type="float">
            <text:p>72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47" office:value-type="float">
            <text:p>747</text:p>
          </table:table-cell>
          <table:table-cell ns41:value-type="float" table:style-name="ce66" office:value="749" office:value-type="float">
            <text:p>7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Nachtwer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Notariss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Notarissen (kandidaat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Olieslagers en molen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66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Omroepers, aanplak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Ondernemers en direkteurs van begrafenis- en ziekenfondsen/?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Ondernemers en direkteurs van naamlooze en verdere handel-maatschappij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Ondernemers en direkteurs van verzekering- en brandwaarborgmaatschappijen/?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Ondernemers en direkteurs van openbare werk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1" office:value-type="float">
            <text:p>3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66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Opzigters, conducteurs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Orgeldraaijers, straatmuz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Oudijzer-, oude kleederen-, beenen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Paarden- en veehouders en verkoopers, koemel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Paarden- en beestensnij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Pannen-, potten-, pijpen-, steen- en tegelbak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Papier- en gekleurd papier- 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Papier- en gekleurd papier- handel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Papier- en gekleurd papier- werklied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Parapluie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Pennenberei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Pikeu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Pik- en teersto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Plaat- en steendrukkers, plaatsnij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Pleistergieters, boetseer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Politie (dir, commiss, agenten van), marech, veld- en boschw, nacht- en torenw, geregtsdienaars, cipiers en bew van gevangenissen, scherpregters, enz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66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Prokureu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Publieke vrouwen, publiekhuishoud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ns41:value-type="float" table:style-name="ce66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Pijpen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Ree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Regterlijke magt (ambtenaren der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Renteniers, partikulier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2" office:value-type="float">
            <text:p>32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66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Rentmeest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Rijtuig-, wagen-, koffer-, zadel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66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Rijtuigschil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chaarslij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chat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cheep-, blok-, mast- en zeilmakers, rafactiemeesters, scheepsloopers, takelaa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cheepsw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cheikundige voorwerpen en verfwaren (fabrijkanten en werklieden in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chelpvisschers, schul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chermmees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childers (huis-), glaz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7" office:value-type="float">
            <text:p>57</text:p>
          </table:table-cell>
          <table:table-cell table:style-name="ce30"/>
          <table:table-cell ns41:value-type="float" table:style-name="ce30" office:value="62" office:value-type="float">
            <text:p>62</text:p>
          </table:table-cell>
          <table:table-cell table:style-name="ce30"/>
          <table:table-cell ns41:value-type="float" table:style-name="ce66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66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choenmakers en lapp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213" office:value-type="float">
            <text:p>21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47" office:value-type="float">
            <text:p>24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248" office:value-type="float">
            <text:p>2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choolleerlingen</text:p>
          </table:table-cell>
          <table:table-cell table:style-name="Default"/>
          <table:table-cell ns41:value-type="float" table:style-name="ce65" office:value="672" office:value-type="float">
            <text:p>672</text:p>
          </table:table-cell>
          <table:table-cell ns41:value-type="float" table:style-name="ce30" office:value="584" office:value-type="float">
            <text:p>584</text:p>
          </table:table-cell>
          <table:table-cell ns41:value-type="float" table:style-name="ce30" office:value="259" office:value-type="float">
            <text:p>259</text:p>
          </table:table-cell>
          <table:table-cell ns41:value-type="float" table:style-name="ce30" office:value="223" office:value-type="float">
            <text:p>223</text:p>
          </table:table-cell>
          <table:table-cell ns41:value-type="float" table:style-name="ce30" office:value="251" office:value-type="float">
            <text:p>251</text:p>
          </table:table-cell>
          <table:table-cell ns41:value-type="float" table:style-name="ce30" office:value="283" office:value-type="float">
            <text:p>283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1" office:value="1225" office:value-type="float">
            <text:p>1,225</text:p>
          </table:table-cell>
          <table:table-cell ns41:value-type="float" table:style-name="ce31" office:value="1129" office:value-type="float">
            <text:p>1,129</text:p>
          </table:table-cell>
          <table:table-cell ns41:value-type="float" table:style-name="ce49" office:value="2354" office:value-type="float">
            <text:p>2,3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choorsteenve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lijpers (diamant-, glas-, marmer-, metaal- enz.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meden grof-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meden hoef-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meden kagchel- en andere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58" office:value-type="float">
            <text:p>58</text:p>
          </table:table-cell>
          <table:table-cell table:style-name="ce30"/>
          <table:table-cell ns41:value-type="float" table:style-name="ce30" office:value="66" office:value-type="float">
            <text:p>66</text:p>
          </table:table-cell>
          <table:table-cell table:style-name="ce30"/>
          <table:table-cell ns41:value-type="float" table:style-name="ce66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ollicit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peldenfabrijkanten en werklied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piegelmakers en 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pinners, spoelders, wev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66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poorweg- en stoombootbeamb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pijker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talhouders, rijtuigverhuur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teenhouw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teenkolen-, hout- en turf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6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telzie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toelen- bekleeders, draaijers, matt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toffenverwers, glanz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traat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tudenten aan hooge scholen, athenaea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tudenten aan academien, clinische schol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tudenten aan seminari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tukadoors, wit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tijfsel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uiker- en pastijbak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Suikerraffinad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Taalmeesters, translat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Tabak- en sigarenfabrijkant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Tabak- en sigarenkerv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66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Tabak- en sigarenplan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Tabak- en sigaren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Tapijtfabrijkant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66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Timmerlieden, kist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149" office:value-type="float">
            <text:p>149</text:p>
          </table:table-cell>
          <table:table-cell table:style-name="ce30"/>
          <table:table-cell ns41:value-type="float" table:style-name="ce30" office:value="154" office:value-type="float">
            <text:p>154</text:p>
          </table:table-cell>
          <table:table-cell table:style-name="ce30"/>
          <table:table-cell ns41:value-type="float" table:style-name="ce66" office:value="154" office:value-type="float">
            <text:p>1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Tinnegie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Tol- en pontgaarders, brug- en sluiswach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Touwslagers, baan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Traansto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Turf-, koorn- en kolendrag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Uitdragers, uitventers, leur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Uurwerk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66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Veearts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Veenlieden, turfboe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Vendu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Vergulders, lijst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Vill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Vischdroogers en roo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Visch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Vissch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Vleeschhouwers, spekslagers, poeli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8" office:value-type="float">
            <text:p>4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Voddenra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Voerlieden, koetsiers, loopers, postknechten en slee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4" office:value-type="float">
            <text:p>54</text:p>
          </table:table-cell>
          <table:table-cell table:style-name="ce30"/>
          <table:table-cell ns41:value-type="float" table:style-name="ce30" office:value="54" office:value-type="float">
            <text:p>54</text:p>
          </table:table-cell>
          <table:table-cell table:style-name="ce30"/>
          <table:table-cell ns41:value-type="float" table:style-name="ce66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Vogelverkoopers, kooiboe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Wafel- en poffertjesbak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Watermolenaa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Wek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Werktuigkundigen en makers, balans- en brandspuit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Wijnhandel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IJk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IJzer- en koperdraaij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IJzergie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Zaad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Zaakwaarnemers, commissionai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Zakkenmakers en verhuur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Zand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Zeepzie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Zeevaartscholen onderwijz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Zeevaartscholen leerlin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Ziekenoppass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Zoutzie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Zwaardve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Zwavelstokkenmakers en 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Zijdeteelt (personen behoorende tot de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Verschillende beroep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Zonder beroep</text:p>
          </table:table-cell>
          <table:table-cell table:style-name="Default"/>
          <table:table-cell ns41:value-type="float" table:style-name="ce65" office:value="815" office:value-type="float">
            <text:p>815</text:p>
          </table:table-cell>
          <table:table-cell ns41:value-type="float" table:style-name="ce30" office:value="897" office:value-type="float">
            <text:p>897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193" office:value-type="float">
            <text:p>193</text:p>
          </table:table-cell>
          <table:table-cell ns41:value-type="float" table:style-name="ce30" office:value="313" office:value-type="float">
            <text:p>313</text:p>
          </table:table-cell>
          <table:table-cell ns41:value-type="float" table:style-name="ce31" office:value="3100" office:value-type="float">
            <text:p>3,100</text:p>
          </table:table-cell>
          <table:table-cell ns41:value-type="float" table:style-name="ce31" office:value="1239" office:value-type="float">
            <text:p>1,239</text:p>
          </table:table-cell>
          <table:table-cell ns41:value-type="float" table:style-name="ce31" office:value="4243" office:value-type="float">
            <text:p>4,243</text:p>
          </table:table-cell>
          <table:table-cell ns41:value-type="float" table:style-name="ce49" office:value="5482" office:value-type="float">
            <text:p>5,48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Beroep onbekend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AD BREDA.</text:p>
          </table:table-cell>
          <table:table-cell ns41:value-type="string" table:style-name="ce14" office:value-type="string">
            <text:p>TOTAAL</text:p>
          </table:table-cell>
          <table:table-cell table:style-name="Default"/>
          <table:table-cell ns41:value-type="float" table:style-name="ce23" office:value="1496" office:value-type="float">
            <text:p>1,496</text:p>
          </table:table-cell>
          <table:table-cell ns41:value-type="float" table:style-name="ce31" office:value="1489" office:value-type="float">
            <text:p>1,489</text:p>
          </table:table-cell>
          <table:table-cell ns41:value-type="float" table:style-name="ce30" office:value="300" office:value-type="float">
            <text:p>300</text:p>
          </table:table-cell>
          <table:table-cell ns41:value-type="float" table:style-name="ce30" office:value="284" office:value-type="float">
            <text:p>284</text:p>
          </table:table-cell>
          <table:table-cell ns41:value-type="float" table:style-name="ce30" office:value="590" office:value-type="float">
            <text:p>590</text:p>
          </table:table-cell>
          <table:table-cell ns41:value-type="float" table:style-name="ce30" office:value="533" office:value-type="float">
            <text:p>533</text:p>
          </table:table-cell>
          <table:table-cell ns41:value-type="float" table:style-name="ce31" office:value="4798" office:value-type="float">
            <text:p>4,798</text:p>
          </table:table-cell>
          <table:table-cell ns41:value-type="float" table:style-name="ce31" office:value="5253" office:value-type="float">
            <text:p>5,253</text:p>
          </table:table-cell>
          <table:table-cell ns41:value-type="float" table:style-name="ce31" office:value="7184" office:value-type="float">
            <text:p>7,184</text:p>
          </table:table-cell>
          <table:table-cell ns41:value-type="float" table:style-name="ce31" office:value="7559" office:value-type="float">
            <text:p>7,559</text:p>
          </table:table-cell>
          <table:table-cell ns41:value-type="float" table:style-name="ce49" office:value="14743" office:value-type="float">
            <text:p>14,74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Aannem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66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Aardappelenmeelfabrijkanten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Aardewerk- en porcelein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Aardewerk- en porceleinkooplied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Advoka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4" office:value-type="float">
            <text:p>54</text:p>
          </table:table-cell>
          <table:table-cell table:style-name="ce30"/>
          <table:table-cell ns41:value-type="float" table:style-name="ce30" office:value="54" office:value-type="float">
            <text:p>54</text:p>
          </table:table-cell>
          <table:table-cell table:style-name="ce30"/>
          <table:table-cell ns41:value-type="float" table:style-name="ce66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Afbraak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Aluin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Ambtenaren Staats-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15" office:value-type="float">
            <text:p>21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15" office:value-type="float">
            <text:p>21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216" office:value-type="float">
            <text:p>2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Ambtenaren Provinciale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66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Ambtenaren Gemeente-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25" office:value-type="float">
            <text:p>1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26" office:value-type="float">
            <text:p>1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Ambtenaren Niet genoemde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Apothekers, drogist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5" office:value-type="float">
            <text:p>7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77" office:value-type="float">
            <text:p>7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Arbeiders, daglooners</text:p>
          </table:table-cell>
          <table:table-cell table:style-name="Default"/>
          <table:table-cell ns41:value-type="float" table:style-name="ce65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1" office:value="3529" office:value-type="float">
            <text:p>3,529</text:p>
          </table:table-cell>
          <table:table-cell ns41:value-type="float" table:style-name="ce31" office:value="1527" office:value-type="float">
            <text:p>1,527</text:p>
          </table:table-cell>
          <table:table-cell ns41:value-type="float" table:style-name="ce31" office:value="3679" office:value-type="float">
            <text:p>3,679</text:p>
          </table:table-cell>
          <table:table-cell ns41:value-type="float" table:style-name="ce31" office:value="1597" office:value-type="float">
            <text:p>1,597</text:p>
          </table:table-cell>
          <table:table-cell ns41:value-type="float" table:style-name="ce49" office:value="5276" office:value-type="float">
            <text:p>5,27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Asch-, bagger-, vuilnislied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Azijnstokers, kunstazij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aardscheerders, kappers, paruik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4" office:value-type="float">
            <text:p>9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6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adstoofhou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ankiers, effektenhandelaars, geldwisselaars, kassi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ed- en matrassenmakers en verhuurders, behangers, stoffeer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59" office:value-type="float">
            <text:p>59</text:p>
          </table:table-cell>
          <table:table-cell table:style-name="ce30"/>
          <table:table-cell ns41:value-type="float" table:style-name="ce30" office:value="62" office:value-type="float">
            <text:p>62</text:p>
          </table:table-cell>
          <table:table-cell table:style-name="ce30"/>
          <table:table-cell ns41:value-type="float" table:style-name="ce66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eeldhouwers, lofwerksnij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66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eleenbankhouders, inbrengers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ested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estellers, expediteurs, factoors, voetbod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ezembinders, rietboeren, rijswer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ierbrouwers, bierste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6" office:value-type="float">
            <text:p>8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illard-, kaatsballen-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lee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6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lik- en pleetwerkers, lamp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loemisten, boomkweekers, tuiniers, warmoezeni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52" office:value-type="float">
            <text:p>452</text:p>
          </table:table-cell>
          <table:table-cell ns41:value-type="float" table:style-name="ce30" office:value="102" office:value-type="float">
            <text:p>102</text:p>
          </table:table-cell>
          <table:table-cell ns41:value-type="float" table:style-name="ce30" office:value="485" office:value-type="float">
            <text:p>485</text:p>
          </table:table-cell>
          <table:table-cell ns41:value-type="float" table:style-name="ce30" office:value="103" office:value-type="float">
            <text:p>103</text:p>
          </table:table-cell>
          <table:table-cell ns41:value-type="float" table:style-name="ce66" office:value="588" office:value-type="float">
            <text:p>58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oekbind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96" office:value-type="float">
            <text:p>96</text:p>
          </table:table-cell>
          <table:table-cell table:style-name="ce30"/>
          <table:table-cell ns41:value-type="float" table:style-name="ce30" office:value="130" office:value-type="float">
            <text:p>130</text:p>
          </table:table-cell>
          <table:table-cell table:style-name="ce30"/>
          <table:table-cell ns41:value-type="float" table:style-name="ce66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oek- en dagbladdrukkers en verkoopers 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4" office:value-type="float">
            <text:p>6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4" office:value-type="float">
            <text:p>6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oek- en dagbladdrukkers en verkoopers knechts, letterzett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93" office:value-type="float">
            <text:p>93</text:p>
          </table:table-cell>
          <table:table-cell table:style-name="ce30"/>
          <table:table-cell ns41:value-type="float" table:style-name="ce30" office:value="112" office:value-type="float">
            <text:p>112</text:p>
          </table:table-cell>
          <table:table-cell table:style-name="ce30"/>
          <table:table-cell ns41:value-type="float" table:style-name="ce66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ont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ordpapier (werkers in) doozen-, kaart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office:value="1" table:style-name="ce30" table:number-columns-repeated="4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orduurwerkers, kantwerkers</text:p>
          </table:table-cell>
          <table:table-cell table:style-name="Default"/>
          <table:table-cell table:style-name="ce6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05" office:value-type="float">
            <text:p>10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36" office:value-type="float">
            <text:p>136</text:p>
          </table:table-cell>
          <table:table-cell ns41:value-type="float" table:style-name="ce66" office:value="140" office:value-type="float">
            <text:p>1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orstel-, kaarden-, kammen-, rijven-, zeeften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30" office:value="59" office:value-type="float">
            <text:p>59</text:p>
          </table:table-cell>
          <table:table-cell table:style-name="ce30"/>
          <table:table-cell ns41:value-type="float" table:style-name="ce66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ouw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66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randers en stokers van siroop, likeuren, sterke drank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0" office:value-type="float">
            <text:p>4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reuk- en draagbanden-, keurslijv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66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rillenslijpers en 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rood-, kleingoed-, koek- en banketbakkers en slijt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590" office:value-type="float">
            <text:p>590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620" office:value-type="float">
            <text:p>620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66" office:value="636" office:value-type="float">
            <text:p>63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ijenteelt (personen behoorende tot de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Chicorei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Chocolade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Dagbladschrijvers, letterkundig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Debiteurs en gedelegeerden in de loterij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Dekkers (lei-, pannen-, riet-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66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Deurwaar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66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Dienstboden, bakers, huisbewaarders, minnen, oppassers, porti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ns41:value-type="float" office:value="3" table:style-name="ce30" table:number-columns-repeated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519" office:value-type="float">
            <text:p>519</text:p>
          </table:table-cell>
          <table:table-cell ns41:value-type="float" table:style-name="ce31" office:value="3127" office:value-type="float">
            <text:p>3,127</text:p>
          </table:table-cell>
          <table:table-cell ns41:value-type="float" table:style-name="ce30" office:value="531" office:value-type="float">
            <text:p>531</text:p>
          </table:table-cell>
          <table:table-cell ns41:value-type="float" table:style-name="ce31" office:value="3201" office:value-type="float">
            <text:p>3,201</text:p>
          </table:table-cell>
          <table:table-cell ns41:value-type="float" table:style-name="ce49" office:value="3732" office:value-type="float">
            <text:p>3,7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Doodgravers, bedienaars van begrafenissen, verhuurders van rouwkleeder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Fabrijkanten van verschillenden aard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3" office:value-type="float">
            <text:p>1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50" office:value-type="float">
            <text:p>150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163" office:value-type="float">
            <text:p>163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66" office:value="206" office:value-type="float">
            <text:p>20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Fineerzag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aarkeukenhou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alanteriewarenhandel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aren- en bandwinkeli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office:value="6" table:style-name="ce30" table:number-columns-repeated="4" office:value-type="float">
            <text:p>6</text:p>
          </table:table-cell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az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94" office:value-type="float">
            <text:p>94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66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epensioneerden (burgerlijke en militaire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66" office:value-type="float">
            <text:p>366</text:p>
          </table:table-cell>
          <table:table-cell ns41:value-type="float" table:style-name="ce30" office:value="74" office:value-type="float">
            <text:p>74</text:p>
          </table:table-cell>
          <table:table-cell ns41:value-type="float" table:style-name="ce30" office:value="366" office:value-type="float">
            <text:p>366</text:p>
          </table:table-cell>
          <table:table-cell ns41:value-type="float" table:style-name="ce30" office:value="74" office:value-type="float">
            <text:p>74</text:p>
          </table:table-cell>
          <table:table-cell ns41:value-type="float" table:style-name="ce66" office:value="440" office:value-type="float">
            <text:p>4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eschutgieters, geweer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ezantschappen en consulaten (personen behoorende tot de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lasblaz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odsdienstleeraren en aan de dienst verbonden personen. Protestanten, predi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66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0" office:value-type="float">
            <text:p>80</text:p>
          </table:table-cell>
          <table:table-cell table:style-name="ce30"/>
          <table:table-cell ns41:value-type="float" table:style-name="ce30" office:value="80" office:value-type="float">
            <text:p>80</text:p>
          </table:table-cell>
          <table:table-cell table:style-name="ce30"/>
          <table:table-cell ns41:value-type="float" table:style-name="ce66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6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224" office:value-type="float">
            <text:p>224</text:p>
          </table:table-cell>
          <table:table-cell table:style-name="ce30"/>
          <table:table-cell ns41:value-type="float" table:style-name="ce30" office:value="224" office:value-type="float">
            <text:p>224</text:p>
          </table:table-cell>
          <table:table-cell ns41:value-type="float" table:style-name="ce66" office:value="224" office:value-type="float">
            <text:p>2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odsdienstleeraren en aan de dienst verbonden personen. Israeliten, rabbijn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ouddraadtrekkers, passementwerk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89" office:value-type="float">
            <text:p>8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raanhandelaars, gist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raveurs op hout, metaal en steen, stempelsnij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riendbaz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roenten-, fruitverkoopers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8" office:value-type="float">
            <text:p>8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00" office:value-type="float">
            <text:p>100</text:p>
          </table:table-cell>
          <table:table-cell ns41:value-type="float" table:style-name="ce66" office:value="114" office:value-type="float">
            <text:p>1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rondeigenar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rossiers, slij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66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Grutters, kruideni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08" office:value-type="float">
            <text:p>108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111" office:value-type="float">
            <text:p>111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66" office:value="141" office:value-type="float">
            <text:p>14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Haar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office:value="1" table:style-name="ce30" table:number-columns-repeated="4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Handelsleerlin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Handelsreizi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66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Handschoenen- en dass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Haven- en baken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Heemraden en verdere ambtenaren van de waterschapp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Heetmaaij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Hennep- en vlasbereiders en teel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Herbergiers, kasteleins, koffijhuishouders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0" office:value="152" office:value-type="float">
            <text:p>152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0" office:value="152" office:value-type="float">
            <text:p>152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66" office:value="204" office:value-type="float">
            <text:p>20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Herders en veehoe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Hoeden-, petten- en stroohoed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133" office:value-type="float">
            <text:p>13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40" office:value-type="float">
            <text:p>14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6" office:value="147" office:value-type="float">
            <text:p>14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Houthak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Houtzaagmolenaars, houtzagers, hout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66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Huisleerlingen</text:p>
          </table:table-cell>
          <table:table-cell table:style-name="Default"/>
          <table:table-cell ns41:value-type="float" table:style-name="ce65" office:value="33" office:value-type="float">
            <text:p>33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66" office:value="186" office:value-type="float">
            <text:p>18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Ingenieurs en verdere ambtenaren van den waterstaat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66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Inleggers van levensbehoef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Jag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Jagt (personen behoorende tot de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Juweliers, goud- en zilversmeden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16" office:value-type="float">
            <text:p>21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40" office:value-type="float">
            <text:p>24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241" office:value-type="float">
            <text:p>24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aarders, wolkamm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aarsenmakers (smeer- en was-)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abinet- en schrijnwerkers, kunstdraaij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162" office:value-type="float">
            <text:p>162</text:p>
          </table:table-cell>
          <table:table-cell table:style-name="ce30"/>
          <table:table-cell ns41:value-type="float" table:style-name="ce30" office:value="183" office:value-type="float">
            <text:p>183</text:p>
          </table:table-cell>
          <table:table-cell table:style-name="ce30"/>
          <table:table-cell ns41:value-type="float" table:style-name="ce66" office:value="183" office:value-type="float">
            <text:p>18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adetten van de landmagt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33" office:value-type="float">
            <text:p>133</text:p>
          </table:table-cell>
          <table:table-cell table:style-name="ce30"/>
          <table:table-cell ns41:value-type="float" table:style-name="ce30" office:value="144" office:value-type="float">
            <text:p>144</text:p>
          </table:table-cell>
          <table:table-cell table:style-name="ce30"/>
          <table:table-cell ns41:value-type="float" table:style-name="ce66" office:value="144" office:value-type="float">
            <text:p>1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adetten van de zeemagt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alkbranders, cement- en tras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antoor- en winkelbedienden, pakhuisknecht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110" office:value-type="float">
            <text:p>110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115" office:value-type="float">
            <text:p>115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66" office:value="172" office:value-type="float">
            <text:p>17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leedermakers</text:p>
          </table:table-cell>
          <table:table-cell table:style-name="Default"/>
          <table:table-cell ns41:value-type="float" table:style-name="ce65" office:value="2" office:value-type="float">
            <text:p>2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33" office:value-type="float">
            <text:p>133</text:p>
          </table:table-cell>
          <table:table-cell table:style-name="ce30"/>
          <table:table-cell ns41:value-type="float" table:style-name="ce30" office:value="841" office:value-type="float">
            <text:p>84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985" office:value-type="float">
            <text:p>98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987" office:value-type="float">
            <text:p>98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leederen- en gemaaktgoed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leinhandelaars, winkeli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56" office:value-type="float">
            <text:p>456</text:p>
          </table:table-cell>
          <table:table-cell ns41:value-type="float" table:style-name="ce30" office:value="440" office:value-type="float">
            <text:p>440</text:p>
          </table:table-cell>
          <table:table-cell ns41:value-type="float" table:style-name="ce30" office:value="456" office:value-type="float">
            <text:p>456</text:p>
          </table:table-cell>
          <table:table-cell ns41:value-type="float" table:style-name="ce30" office:value="440" office:value-type="float">
            <text:p>440</text:p>
          </table:table-cell>
          <table:table-cell ns41:value-type="float" table:style-name="ce66" office:value="896" office:value-type="float">
            <text:p>89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lerken en schrijvers bij notarissen, ontvangers, prokureurs, deurwaarders enz.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98" office:value-type="float">
            <text:p>98</text:p>
          </table:table-cell>
          <table:table-cell table:style-name="ce30"/>
          <table:table-cell ns41:value-type="float" table:style-name="ce30" office:value="102" office:value-type="float">
            <text:p>102</text:p>
          </table:table-cell>
          <table:table-cell table:style-name="ce30"/>
          <table:table-cell ns41:value-type="float" table:style-name="ce66" office:value="102" office:value-type="float">
            <text:p>10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lomp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66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noop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olenbran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oninklijk Huis (personen, verbonden aan het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ooplieden van verschillenden aard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30" office:value-type="float">
            <text:p>430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431" office:value-type="float">
            <text:p>431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66" office:value="489" office:value-type="float">
            <text:p>48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oornmolenaa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1" office:value-type="float">
            <text:p>7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76" office:value-type="float">
            <text:p>7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oornverschie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oper- en blikslagers, draadvlechters, ketellapp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167" office:value-type="float">
            <text:p>167</text:p>
          </table:table-cell>
          <table:table-cell table:style-name="ce30"/>
          <table:table-cell ns41:value-type="float" table:style-name="ce30" office:value="198" office:value-type="float">
            <text:p>198</text:p>
          </table:table-cell>
          <table:table-cell table:style-name="ce30"/>
          <table:table-cell ns41:value-type="float" table:style-name="ce66" office:value="198" office:value-type="float">
            <text:p>19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oper-, klok- en geelgiet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ostschoolhouders en onderwijz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ostschoolleerlingen</text:p>
          </table:table-cell>
          <table:table-cell table:style-name="Default"/>
          <table:table-cell ns41:value-type="float" table:style-name="ce65" office:value="10" office:value-type="float">
            <text:p>1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139" office:value-type="float">
            <text:p>139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88" office:value-type="float">
            <text:p>188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66" office:value="221" office:value-type="float">
            <text:p>2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raankinde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ram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4" office:value-type="float">
            <text:p>3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66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ramm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rib- en dijkwerkers, heibaz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roeghouders, tappers enz.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0" office:value="163" office:value-type="float">
            <text:p>163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163" office:value-type="float">
            <text:p>163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66" office:value="231" office:value-type="float">
            <text:p>2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ruidfabrijkanten en vuurwerk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ruijers, sjouwers, schoenpoets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35" office:value-type="float">
            <text:p>135</text:p>
          </table:table-cell>
          <table:table-cell table:style-name="ce30"/>
          <table:table-cell ns41:value-type="float" table:style-name="ce30" office:value="135" office:value-type="float">
            <text:p>135</text:p>
          </table:table-cell>
          <table:table-cell table:style-name="ce30"/>
          <table:table-cell ns41:value-type="float" table:style-name="ce66" office:value="135" office:value-type="float">
            <text:p>1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rijgslieden van en boven den rang van 2den luitenant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95" office:value-type="float">
            <text:p>295</text:p>
          </table:table-cell>
          <table:table-cell table:style-name="ce30"/>
          <table:table-cell ns41:value-type="float" table:style-name="ce30" office:value="295" office:value-type="float">
            <text:p>295</text:p>
          </table:table-cell>
          <table:table-cell table:style-name="ce30"/>
          <table:table-cell ns41:value-type="float" table:style-name="ce66" office:value="295" office:value-type="float">
            <text:p>29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rijgslieden beneden den rang van 2den luitenant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1" office:value="3465" office:value-type="float">
            <text:p>3,465</text:p>
          </table:table-cell>
          <table:table-cell table:style-name="ce30"/>
          <table:table-cell ns41:value-type="float" table:style-name="ce31" office:value="3492" office:value-type="float">
            <text:p>3,492</text:p>
          </table:table-cell>
          <table:table-cell table:style-name="ce30"/>
          <table:table-cell ns41:value-type="float" table:style-name="ce49" office:value="3492" office:value-type="float">
            <text:p>3,49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uipers, hoepel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01" office:value-type="float">
            <text:p>101</text:p>
          </table:table-cell>
          <table:table-cell table:style-name="ce30"/>
          <table:table-cell ns41:value-type="float" table:style-name="ce30" office:value="105" office:value-type="float">
            <text:p>105</text:p>
          </table:table-cell>
          <table:table-cell table:style-name="ce30"/>
          <table:table-cell ns41:value-type="float" table:style-name="ce66" office:value="105" office:value-type="float">
            <text:p>10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unstenaars, goochelaars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unstkoopers, muzijk- en teekenhandela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unstlak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unstoefenaren muzijkanten, muzijkmeesters, organist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unstoefenaren schil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66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unstoefenaren teekenaars, teekenmeesters, daguerreotypeurs, decorateu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unstoefenaren tooneelspelers, dansmeesters, zan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unst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Kurkensnij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Landbouwers</text:p>
          </table:table-cell>
          <table:table-cell table:style-name="Default"/>
          <table:table-cell ns41:value-type="float" table:style-name="ce65" office:value="2" office:value-type="float">
            <text:p>2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style-name="ce30"/>
          <table:table-cell ns41:value-type="float" table:style-name="ce30" office:value="77" office:value-type="float">
            <text:p>77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1" office:value="1478" office:value-type="float">
            <text:p>1,478</text:p>
          </table:table-cell>
          <table:table-cell ns41:value-type="float" table:style-name="ce30" office:value="365" office:value-type="float">
            <text:p>365</text:p>
          </table:table-cell>
          <table:table-cell ns41:value-type="float" table:style-name="ce31" office:value="1558" office:value-type="float">
            <text:p>1,558</text:p>
          </table:table-cell>
          <table:table-cell ns41:value-type="float" table:style-name="ce30" office:value="379" office:value-type="float">
            <text:p>379</text:p>
          </table:table-cell>
          <table:table-cell ns41:value-type="float" table:style-name="ce49" office:value="1937" office:value-type="float">
            <text:p>1,9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Landhuishoudkundige scholen onderwijz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Landhuishoudkundige scholen leerlin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Landmeters en teekenaars bij het kadaster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Lantaarnopste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Latijnsche scholen onderwijz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Latijnsche scholen leerling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66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Leerbereiders en looij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34" office:value-type="float">
            <text:p>13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38" office:value-type="float">
            <text:p>13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6" office:value="144" office:value-type="float">
            <text:p>1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Lettergiet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Liefdadige gestichten hoofd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66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Liefdadige gestichten dienstdoend personeel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office:value="27" table:style-name="ce30" table:number-columns-repeated="4" office:value-type="float">
            <text:p>27</text:p>
          </table:table-cell>
          <table:table-cell ns41:value-type="float" table:style-name="ce66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Linieer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Loodgieters en pomp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35" office:value-type="float">
            <text:p>35</text:p>
          </table:table-cell>
          <table:table-cell table:style-name="ce30"/>
          <table:table-cell ns41:value-type="float" table:style-name="ce66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Loodswezen en strandvonderij (personen behoorende tot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Loodwit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Lijmzie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agazijn- en pakhuismees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akelaars en kargadoo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anden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3" office:value-type="float">
            <text:p>6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anufakturen/* 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anufakturen/* kooplied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anufakturen/* werklieden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66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ariniers en zeelieden van en boven den rang van 2den luitenant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ariniers en zeelieden beneden den rang van 2den luitenant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att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eekrapbereiders en 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eesters (keur-, markt-, waag-), afsla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elk-, boter-, kaasverkoo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essenmakers en slij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eters (kolen-, koorn-, hooi-, hout-, scheeps- enz.), wijnste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6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etselaa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373" office:value-type="float">
            <text:p>37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83" office:value-type="float">
            <text:p>38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385" office:value-type="float">
            <text:p>38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odemaaksters</text:p>
          </table:table-cell>
          <table:table-cell table:style-name="Default"/>
          <table:table-cell table:style-name="ce65"/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60" office:value-type="float">
            <text:p>60</text:p>
          </table:table-cell>
          <table:table-cell table:style-name="ce30"/>
          <table:table-cell ns41:value-type="float" table:style-name="ce30" office:value="64" office:value-type="float">
            <text:p>64</text:p>
          </table:table-cell>
          <table:table-cell ns41:value-type="float" table:style-name="ce66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ol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outmolenaa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uzijkinstrument-, orgel-, forte pianomakers, stemmers en verkoo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Mijnwer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6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87" office:value-type="float">
            <text:p>8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1" office:value="2303" office:value-type="float">
            <text:p>2,30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1" office:value="2408" office:value-type="float">
            <text:p>2,408</text:p>
          </table:table-cell>
          <table:table-cell ns41:value-type="float" table:style-name="ce49" office:value="2412" office:value-type="float">
            <text:p>2,4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Nachtwer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Notariss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66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Notarissen (kandidaat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Olieslagers en molen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6" office:value-type="float">
            <text:p>3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Omroepers, aanplak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Ondernemers en direkteurs van begrafenis- en ziekenfondsen/?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Ondernemers en direkteurs van naamlooze en verdere handel-maatschappij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Ondernemers en direkteurs van verzekering- en brandwaarborgmaatschappijen/?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Ondernemers en direkteurs van openbare werk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19" office:value-type="float">
            <text:p>119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0" office:value="122" office:value-type="float">
            <text:p>122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66" office:value="213" office:value-type="float">
            <text:p>2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Opzigters, conducteurs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66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Orgeldraaijers, straatmuz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Oudijzer-, oude kleederen-, beenen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6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Paarden- en veehouders en verkoopers, koemel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office:value="1" table:style-name="ce30" table:number-columns-repeated="4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Paarden- en beestensnij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Pannen-, potten-, pijpen-, steen- en tegelbakk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92" office:value-type="float">
            <text:p>9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09" office:value-type="float">
            <text:p>10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113" office:value-type="float">
            <text:p>1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Papier- en gekleurd papier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Papier- en gekleurd papierhandel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Papier- en gekleurd papierwerklied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Parapluie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Pennenberei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Pikeu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Pik- en teersto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Plaat- en steendrukkers, plaatsnij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66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Pleistergieters, boetseer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Politie (dir, commiss, agenten van), marech, veld- en boschw, nacht- en torenw, geregtsdienaars, cipiers en bew van gevangenissen, scherpregters, enz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49" office:value-type="float">
            <text:p>149</text:p>
          </table:table-cell>
          <table:table-cell table:style-name="ce30"/>
          <table:table-cell ns41:value-type="float" table:style-name="ce30" office:value="149" office:value-type="float">
            <text:p>149</text:p>
          </table:table-cell>
          <table:table-cell table:style-name="ce30"/>
          <table:table-cell ns41:value-type="float" table:style-name="ce66" office:value="149" office:value-type="float">
            <text:p>1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Prokureu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Publieke vrouwen, publiekhuishoud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ns41:value-type="float" table:style-name="ce66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Pijpenmak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6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Reed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Regterlijke magt (ambtenaren der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6" office:value-type="float">
            <text:p>46</text:p>
          </table:table-cell>
          <table:table-cell table:style-name="ce30"/>
          <table:table-cell ns41:value-type="float" table:style-name="ce30" office:value="46" office:value-type="float">
            <text:p>46</text:p>
          </table:table-cell>
          <table:table-cell table:style-name="ce30"/>
          <table:table-cell ns41:value-type="float" table:style-name="ce66" office:value="46" office:value-type="float">
            <text:p>4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Renteniers, partikulieren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3" office:value-type="float">
            <text:p>3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30" office:value="258" office:value-type="float">
            <text:p>258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30" office:value="261" office:value-type="float">
            <text:p>261</text:p>
          </table:table-cell>
          <table:table-cell ns41:value-type="float" table:style-name="ce66" office:value="402" office:value-type="float">
            <text:p>40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Rent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Rijtuig-, wagen-, koffer-, zadel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50" office:value-type="float">
            <text:p>15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60" office:value-type="float">
            <text:p>16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163" office:value-type="float">
            <text:p>16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Rijtuigschil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chaarslij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66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chat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cheep-, blok-, mast- en zeilmakers, rafactiemeesters, scheepsloopers, takelaa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66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cheepsw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cheikundige voorwerpen en verfwaren (fabrijkanten en werklieden in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chelpvisschers, schul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chermmees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childers (huis-), glaz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277" office:value-type="float">
            <text:p>277</text:p>
          </table:table-cell>
          <table:table-cell table:style-name="ce30"/>
          <table:table-cell ns41:value-type="float" table:style-name="ce30" office:value="291" office:value-type="float">
            <text:p>291</text:p>
          </table:table-cell>
          <table:table-cell table:style-name="ce30"/>
          <table:table-cell ns41:value-type="float" table:style-name="ce66" office:value="291" office:value-type="float">
            <text:p>29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359" office:value-type="float">
            <text:p>35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79" office:value-type="float">
            <text:p>37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380" office:value-type="float">
            <text:p>38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choenmakers en lappers</text:p>
          </table:table-cell>
          <table:table-cell table:style-name="Default"/>
          <table:table-cell ns41:value-type="float" table:style-name="ce65" office:value="3" office:value-type="float">
            <text:p>3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42" office:value-type="float">
            <text:p>142</text:p>
          </table:table-cell>
          <table:table-cell table:style-name="ce30"/>
          <table:table-cell ns41:value-type="float" table:style-name="ce31" office:value="1155" office:value-type="float">
            <text:p>1,155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1" office:value="1317" office:value-type="float">
            <text:p>1,31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49" office:value="1327" office:value-type="float">
            <text:p>1,3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choolleerlingen</text:p>
          </table:table-cell>
          <table:table-cell table:style-name="Default"/>
          <table:table-cell ns41:value-type="float" table:style-name="ce23" office:value="2569" office:value-type="float">
            <text:p>2,569</text:p>
          </table:table-cell>
          <table:table-cell ns41:value-type="float" table:style-name="ce31" office:value="2177" office:value-type="float">
            <text:p>2,177</text:p>
          </table:table-cell>
          <table:table-cell ns41:value-type="float" table:style-name="ce31" office:value="1025" office:value-type="float">
            <text:p>1,025</text:p>
          </table:table-cell>
          <table:table-cell ns41:value-type="float" table:style-name="ce30" office:value="874" office:value-type="float">
            <text:p>874</text:p>
          </table:table-cell>
          <table:table-cell ns41:value-type="float" table:style-name="ce31" office:value="1002" office:value-type="float">
            <text:p>1,002</text:p>
          </table:table-cell>
          <table:table-cell ns41:value-type="float" table:style-name="ce30" office:value="975" office:value-type="float">
            <text:p>975</text:p>
          </table:table-cell>
          <table:table-cell ns41:value-type="float" table:style-name="ce30" office:value="117" office:value-type="float">
            <text:p>117</text:p>
          </table:table-cell>
          <table:table-cell ns41:value-type="float" table:style-name="ce30" office:value="157" office:value-type="float">
            <text:p>157</text:p>
          </table:table-cell>
          <table:table-cell ns41:value-type="float" table:style-name="ce31" office:value="4713" office:value-type="float">
            <text:p>4,713</text:p>
          </table:table-cell>
          <table:table-cell ns41:value-type="float" table:style-name="ce31" office:value="4183" office:value-type="float">
            <text:p>4,183</text:p>
          </table:table-cell>
          <table:table-cell ns41:value-type="float" table:style-name="ce49" office:value="8896" office:value-type="float">
            <text:p>8,89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choorsteenveg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lijpers (diamant-, glas-, marmer-, metaal- enz.)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meden grof-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22" office:value-type="float">
            <text:p>12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31" office:value-type="float">
            <text:p>1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meden hoef-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30" office:value="53" office:value-type="float">
            <text:p>53</text:p>
          </table:table-cell>
          <table:table-cell table:style-name="ce30"/>
          <table:table-cell ns41:value-type="float" table:style-name="ce66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meden kagchel- en andere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181" office:value-type="float">
            <text:p>18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06" office:value-type="float">
            <text:p>20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207" office:value-type="float">
            <text:p>20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ollicit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peldenfabrijkanten en werklieden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5" office:value-type="float">
            <text:p>1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piegelmakers en verkoo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pinners, spoelders, wevers</text:p>
          </table:table-cell>
          <table:table-cell table:style-name="Default"/>
          <table:table-cell ns41:value-type="float" table:style-name="ce65" office:value="13" office:value-type="float">
            <text:p>1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79" office:value-type="float">
            <text:p>79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1" office:value="1012" office:value-type="float">
            <text:p>1,012</text:p>
          </table:table-cell>
          <table:table-cell ns41:value-type="float" table:style-name="ce30" office:value="329" office:value-type="float">
            <text:p>329</text:p>
          </table:table-cell>
          <table:table-cell ns41:value-type="float" table:style-name="ce31" office:value="1120" office:value-type="float">
            <text:p>1,120</text:p>
          </table:table-cell>
          <table:table-cell ns41:value-type="float" table:style-name="ce30" office:value="375" office:value-type="float">
            <text:p>375</text:p>
          </table:table-cell>
          <table:table-cell ns41:value-type="float" table:style-name="ce49" office:value="1495" office:value-type="float">
            <text:p>1,49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poorweg- en stoombootbeamb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6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pijker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talhouders, rijtuigverhuur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teenhouw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66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teenkolen-, hout- en turf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6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telzie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toelen-bekleeders, draaijers, matt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5" office:value-type="float">
            <text:p>6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toffenverwers, glanz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66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traat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66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tudenten aan hooge scholen, athenaea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66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tudenten aan academien, clinische schol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tudenten aan seminari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tukadoors, wit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6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tijfsel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uiker- en pastijbak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66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Suikerraffinad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Taalmeesters, translat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Tabak- en sigaren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2" office:value-type="float">
            <text:p>8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6" office:value="87" office:value-type="float">
            <text:p>8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Tabak- en sigarenkervers</text:p>
          </table:table-cell>
          <table:table-cell table:style-name="Default"/>
          <table:table-cell ns41:value-type="float" table:style-name="ce65" office:value="2" office:value-type="float">
            <text:p>2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57" office:value-type="float">
            <text:p>57</text:p>
          </table:table-cell>
          <table:table-cell table:style-name="ce30"/>
          <table:table-cell ns41:value-type="float" table:style-name="ce30" office:value="94" office:value-type="float">
            <text:p>9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64" office:value-type="float">
            <text:p>16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65" office:value-type="float">
            <text:p>16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Tabak- en sigarenplan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Tabak- en sigaren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Tapijtfabrijkant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66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Timmerlieden, kisten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7" office:value-type="float">
            <text:p>47</text:p>
          </table:table-cell>
          <table:table-cell table:style-name="ce30"/>
          <table:table-cell ns41:value-type="float" table:style-name="ce30" office:value="743" office:value-type="float">
            <text:p>743</text:p>
          </table:table-cell>
          <table:table-cell table:style-name="ce30"/>
          <table:table-cell ns41:value-type="float" table:style-name="ce30" office:value="791" office:value-type="float">
            <text:p>791</text:p>
          </table:table-cell>
          <table:table-cell table:style-name="ce30"/>
          <table:table-cell ns41:value-type="float" table:style-name="ce66" office:value="791" office:value-type="float">
            <text:p>79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Tinnegiet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 table:number-columns-repeated="3"/>
          <table:table-cell ns41:value-type="float" table:style-name="ce30" office:value="13" office:value-type="float">
            <text:p>1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Tol- en pontgaarders, brug- en sluiswach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Touwslagers, baanwer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Traansto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Turf-, koorn- en kolendra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0" office:value-type="float">
            <text:p>2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Uitdragers, uitventers, leurders</text:p>
          </table:table-cell>
          <table:table-cell table:style-name="Default"/>
          <table:table-cell ns41:value-type="float" table:style-name="ce65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79" office:value-type="float">
            <text:p>79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66" office:value="148" office:value-type="float">
            <text:p>1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Uurwerk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6" office:value-type="float">
            <text:p>66</text:p>
          </table:table-cell>
          <table:table-cell table:style-name="ce30"/>
          <table:table-cell ns41:value-type="float" table:style-name="ce30" office:value="72" office:value-type="float">
            <text:p>72</text:p>
          </table:table-cell>
          <table:table-cell table:style-name="ce30"/>
          <table:table-cell ns41:value-type="float" table:style-name="ce66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Veearts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Veenlieden, turfboe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Vendu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Vergulders, lijst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Vill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Vischdroogers en roo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Vischverkoopers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66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Vissch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95" office:value-type="float">
            <text:p>9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103" office:value-type="float">
            <text:p>10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Vleeschhouwers, spekslagers, poeli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208" office:value-type="float">
            <text:p>208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13" office:value-type="float">
            <text:p>21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6" office:value="221" office:value-type="float">
            <text:p>2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Voddenra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Voerlieden, koetsiers, loopers, postknechten en slee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21" office:value-type="float">
            <text:p>22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21" office:value-type="float">
            <text:p>22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223" office:value-type="float">
            <text:p>2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Vogelverkoopers, kooiboe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Wafel- en poffertjesbak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Watermolen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Wek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Werktuigkundigen en makers, balans- en brandspuit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66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Wijnhandel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6" office:value-type="float">
            <text:p>4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IJk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IJzer- en koperdraaij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IJzergiet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Zaad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Zaakwaarnemers, commissionai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8" office:value-type="float">
            <text:p>58</text:p>
          </table:table-cell>
          <table:table-cell table:style-name="ce30"/>
          <table:table-cell ns41:value-type="float" table:style-name="ce30" office:value="58" office:value-type="float">
            <text:p>58</text:p>
          </table:table-cell>
          <table:table-cell table:style-name="ce30"/>
          <table:table-cell ns41:value-type="float" table:style-name="ce66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Zakkenmakers en verhuur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Zand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Zeepzie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Zeevaartscholen onderwijz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Zeevaartscholen leerlin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Ziekenoppass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Zoutzie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66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Zwaardve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Zwavelstokkenmakers en verkoop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 table:number-columns-repeated="7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Zijdeteelt (personen behoorende tot de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Verschillende beroep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Zonder beroep</text:p>
          </table:table-cell>
          <table:table-cell table:style-name="Default"/>
          <table:table-cell ns41:value-type="float" table:style-name="ce23" office:value="5712" office:value-type="float">
            <text:p>5,712</text:p>
          </table:table-cell>
          <table:table-cell ns41:value-type="float" table:style-name="ce31" office:value="5969" office:value-type="float">
            <text:p>5,969</text:p>
          </table:table-cell>
          <table:table-cell ns41:value-type="float" table:style-name="ce30" office:value="522" office:value-type="float">
            <text:p>522</text:p>
          </table:table-cell>
          <table:table-cell ns41:value-type="float" table:style-name="ce30" office:value="721" office:value-type="float">
            <text:p>721</text:p>
          </table:table-cell>
          <table:table-cell ns41:value-type="float" table:style-name="ce30" office:value="944" office:value-type="float">
            <text:p>944</text:p>
          </table:table-cell>
          <table:table-cell ns41:value-type="float" table:style-name="ce31" office:value="1687" office:value-type="float">
            <text:p>1,687</text:p>
          </table:table-cell>
          <table:table-cell ns41:value-type="float" table:style-name="ce31" office:value="2238" office:value-type="float">
            <text:p>2,238</text:p>
          </table:table-cell>
          <table:table-cell ns41:value-type="float" table:style-name="ce31" office:value="18181" office:value-type="float">
            <text:p>18,181</text:p>
          </table:table-cell>
          <table:table-cell ns41:value-type="string" table:style-name="ce30" office:value-type="string">
            <text:p>9.419/1</text:p>
          </table:table-cell>
          <table:table-cell ns41:value-type="string" table:style-name="ce30" office:value-type="string">
            <text:p>26.562/2</text:p>
          </table:table-cell>
          <table:table-cell ns41:value-type="float" table:style-name="ce49" office:value="35981" office:value-type="float">
            <text:p>35,98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Beroep onbekend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TIEN STEDEN.</text:p>
          </table:table-cell>
          <table:table-cell ns41:value-type="string" table:style-name="ce14" office:value-type="string">
            <text:p>TOTAAL</text:p>
          </table:table-cell>
          <table:table-cell table:style-name="Default"/>
          <table:table-cell ns41:value-type="float" table:style-name="ce23" office:value="8363" office:value-type="float">
            <text:p>8,363</text:p>
          </table:table-cell>
          <table:table-cell ns41:value-type="float" table:style-name="ce31" office:value="8211" office:value-type="float">
            <text:p>8,211</text:p>
          </table:table-cell>
          <table:table-cell ns41:value-type="float" table:style-name="ce31" office:value="1696" office:value-type="float">
            <text:p>1,696</text:p>
          </table:table-cell>
          <table:table-cell ns41:value-type="float" table:style-name="ce31" office:value="1649" office:value-type="float">
            <text:p>1,649</text:p>
          </table:table-cell>
          <table:table-cell ns41:value-type="float" table:style-name="ce31" office:value="3267" office:value-type="float">
            <text:p>3,267</text:p>
          </table:table-cell>
          <table:table-cell ns41:value-type="float" table:style-name="ce31" office:value="3012" office:value-type="float">
            <text:p>3,012</text:p>
          </table:table-cell>
          <table:table-cell ns41:value-type="float" table:style-name="ce31" office:value="25750" office:value-type="float">
            <text:p>25,750</text:p>
          </table:table-cell>
          <table:table-cell ns41:value-type="float" table:style-name="ce31" office:value="28228" office:value-type="float">
            <text:p>28,228</text:p>
          </table:table-cell>
          <table:table-cell ns41:value-type="float" table:style-name="ce31" office:value="39079" office:value-type="float">
            <text:p>39,079</text:p>
          </table:table-cell>
          <table:table-cell ns41:value-type="float" table:style-name="ce31" office:value="41104" office:value-type="float">
            <text:p>41,104</text:p>
          </table:table-cell>
          <table:table-cell ns41:value-type="float" table:style-name="ce49" office:value="80183" office:value-type="float">
            <text:p>80,18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Aannem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66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Aardappelenmeel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Aardewerk- en porcelein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Aardewerk- en porceleinkooplied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Advoka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Afbraak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Aluin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Ambtenaren Staats-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61" office:value-type="float">
            <text:p>461</text:p>
          </table:table-cell>
          <table:table-cell table:style-name="ce30"/>
          <table:table-cell ns41:value-type="float" table:style-name="ce30" office:value="461" office:value-type="float">
            <text:p>461</text:p>
          </table:table-cell>
          <table:table-cell table:style-name="ce30"/>
          <table:table-cell ns41:value-type="float" table:style-name="ce66" office:value="461" office:value-type="float">
            <text:p>46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Ambtenaren Provinciale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Ambtenaren Gemeente-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52" office:value-type="float">
            <text:p>352</text:p>
          </table:table-cell>
          <table:table-cell table:style-name="ce30"/>
          <table:table-cell ns41:value-type="float" table:style-name="ce30" office:value="352" office:value-type="float">
            <text:p>352</text:p>
          </table:table-cell>
          <table:table-cell table:style-name="ce30"/>
          <table:table-cell ns41:value-type="float" table:style-name="ce66" office:value="352" office:value-type="float">
            <text:p>35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Ambtenaren Niet genoemde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Apothekers, drogis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66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Arbeiders, daglooners</text:p>
          </table:table-cell>
          <table:table-cell table:style-name="Default"/>
          <table:table-cell ns41:value-type="float" table:style-name="ce65" office:value="35" office:value-type="float">
            <text:p>35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04" office:value-type="float">
            <text:p>104</text:p>
          </table:table-cell>
          <table:table-cell ns41:value-type="float" table:style-name="ce30" office:value="64" office:value-type="float">
            <text:p>64</text:p>
          </table:table-cell>
          <table:table-cell ns41:value-type="float" table:style-name="ce30" office:value="872" office:value-type="float">
            <text:p>872</text:p>
          </table:table-cell>
          <table:table-cell ns41:value-type="float" table:style-name="ce30" office:value="549" office:value-type="float">
            <text:p>549</text:p>
          </table:table-cell>
          <table:table-cell ns41:value-type="float" table:style-name="ce31" office:value="20605" office:value-type="float">
            <text:p>20,605</text:p>
          </table:table-cell>
          <table:table-cell ns41:value-type="float" table:style-name="ce31" office:value="13397" office:value-type="float">
            <text:p>13,397</text:p>
          </table:table-cell>
          <table:table-cell ns41:value-type="float" table:style-name="ce31" office:value="21616" office:value-type="float">
            <text:p>21,616</text:p>
          </table:table-cell>
          <table:table-cell ns41:value-type="float" table:style-name="ce31" office:value="14024" office:value-type="float">
            <text:p>14,024</text:p>
          </table:table-cell>
          <table:table-cell ns41:value-type="float" table:style-name="ce49" office:value="35640" office:value-type="float">
            <text:p>35,6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Asch-, bagger-, vuilnislied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Azijnstokers, kunstazij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aardscheerders, kappers, paruik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3" office:value-type="float">
            <text:p>43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table:style-name="ce30"/>
          <table:table-cell ns41:value-type="float" table:style-name="ce66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adstoofhou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ankiers, effektenhandelaars, geldwisselaars, kassi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ed- en matrassenmakers en verhuurders, behangers, stoffeer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eeldhouwers, lofwerksnij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eleenbankhouders, inbrengers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este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estellers, expediteurs, factoors, voetbod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6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ezembinders, rietboeren, rijs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8" office:value-type="float">
            <text:p>1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ierbrouwers, bierste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55" office:value-type="float">
            <text:p>255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256" office:value-type="float">
            <text:p>256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66" office:value="281" office:value-type="float">
            <text:p>28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illard-, kaatsballen-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lee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lik- en pleetwerkers, lampen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loemisten, boomkweekers, tuiniers, warmoezeni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422" office:value-type="float">
            <text:p>422</text:p>
          </table:table-cell>
          <table:table-cell ns41:value-type="float" table:style-name="ce30" office:value="234" office:value-type="float">
            <text:p>234</text:p>
          </table:table-cell>
          <table:table-cell ns41:value-type="float" table:style-name="ce30" office:value="447" office:value-type="float">
            <text:p>447</text:p>
          </table:table-cell>
          <table:table-cell ns41:value-type="float" table:style-name="ce30" office:value="248" office:value-type="float">
            <text:p>248</text:p>
          </table:table-cell>
          <table:table-cell ns41:value-type="float" table:style-name="ce66" office:value="695" office:value-type="float">
            <text:p>69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oekbin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oek- en dagbladdrukkers en verkoopers 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oek- en dagbladdrukkers en verkoopers knechts, letterzet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ont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ordpapier (werkers in) doozen-, kaartenmak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orduurwerkers, kantwerkers</text:p>
          </table:table-cell>
          <table:table-cell table:style-name="Default"/>
          <table:table-cell table:style-name="ce6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62" office:value-type="float">
            <text:p>16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03" office:value-type="float">
            <text:p>203</text:p>
          </table:table-cell>
          <table:table-cell ns41:value-type="float" table:style-name="ce66" office:value="204" office:value-type="float">
            <text:p>20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orstel-, kaarden-, kammen-, rijven-, zeeft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66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ouw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randers en stokers van stroop, likeuren, sterke dranken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reuk- en draagbanden-, keurslijven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rillenslijpers en 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rood-, kleingoed-, koek- en banketbakkers en slijt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67" office:value-type="float">
            <text:p>67</text:p>
          </table:table-cell>
          <table:table-cell table:style-name="ce30"/>
          <table:table-cell ns41:value-type="float" table:style-name="ce31" office:value="1159" office:value-type="float">
            <text:p>1,159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1" office:value="1229" office:value-type="float">
            <text:p>1,229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49" office:value="1260" office:value-type="float">
            <text:p>1,26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ijenteelt (personen behoorende tot de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6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Chicorei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Chocolade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Dagbladschrijvers, letterkundi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Debiteurs en gedelegeerden in de loterij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Dekkers (lei-, pannen-, riet-)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576" office:value-type="float">
            <text:p>576</text:p>
          </table:table-cell>
          <table:table-cell table:style-name="ce30"/>
          <table:table-cell ns41:value-type="float" table:style-name="ce30" office:value="584" office:value-type="float">
            <text:p>584</text:p>
          </table:table-cell>
          <table:table-cell table:style-name="ce30"/>
          <table:table-cell ns41:value-type="float" table:style-name="ce66" office:value="584" office:value-type="float">
            <text:p>58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Deurwaar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66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Dienstboden, bakers, huisbewaarders, minnen, oppassers, portiers</text:p>
          </table:table-cell>
          <table:table-cell table:style-name="Default"/>
          <table:table-cell table:style-name="ce65"/>
          <table:table-cell ns41:value-type="float" table:style-name="ce30" office:value="6" office:value-type="float">
            <text:p>6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287" office:value-type="float">
            <text:p>287</text:p>
          </table:table-cell>
          <table:table-cell ns41:value-type="float" table:style-name="ce30" office:value="812" office:value-type="float">
            <text:p>812</text:p>
          </table:table-cell>
          <table:table-cell ns41:value-type="float" table:style-name="ce31" office:value="4571" office:value-type="float">
            <text:p>4,571</text:p>
          </table:table-cell>
          <table:table-cell ns41:value-type="float" table:style-name="ce31" office:value="10482" office:value-type="float">
            <text:p>10,482</text:p>
          </table:table-cell>
          <table:table-cell ns41:value-type="float" table:style-name="ce31" office:value="4875" office:value-type="float">
            <text:p>4,875</text:p>
          </table:table-cell>
          <table:table-cell ns41:value-type="float" table:style-name="ce31" office:value="11332" office:value-type="float">
            <text:p>11,332</text:p>
          </table:table-cell>
          <table:table-cell ns41:value-type="float" table:style-name="ce49" office:value="16207" office:value-type="float">
            <text:p>16,20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Doodgravers, bedienaars van begrafenissen, verhuurders van rouwkleeder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Fabrijkanten van verschillenden aard</text:p>
          </table:table-cell>
          <table:table-cell table:style-name="Default"/>
          <table:table-cell table:style-name="ce65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26" office:value-type="float">
            <text:p>326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345" office:value-type="float">
            <text:p>345</text:p>
          </table:table-cell>
          <table:table-cell ns41:value-type="float" table:style-name="ce30" office:value="61" office:value-type="float">
            <text:p>61</text:p>
          </table:table-cell>
          <table:table-cell ns41:value-type="float" table:style-name="ce66" office:value="406" office:value-type="float">
            <text:p>40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Fineerzag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aarkeukenhou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alanteriewarenhandel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aren- en bandwinkeli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az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96" office:value-type="float">
            <text:p>196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97" office:value-type="float">
            <text:p>197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66" office:value="225" office:value-type="float">
            <text:p>2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epensioneerden (burgerlijke en militaire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30" office:value-type="float">
            <text:p>530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530" office:value-type="float">
            <text:p>530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66" office:value="562" office:value-type="float">
            <text:p>56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eschutgieters, geweer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ezantschappen en consulaten (personen behoorende tot de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lasblaz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odsdienstleeraren en aan de dienst verbonden personen. Protestanten, predi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0" office:value-type="float">
            <text:p>80</text:p>
          </table:table-cell>
          <table:table-cell table:style-name="ce30"/>
          <table:table-cell ns41:value-type="float" table:style-name="ce30" office:value="80" office:value-type="float">
            <text:p>80</text:p>
          </table:table-cell>
          <table:table-cell table:style-name="ce30"/>
          <table:table-cell ns41:value-type="float" table:style-name="ce66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88" office:value-type="float">
            <text:p>488</text:p>
          </table:table-cell>
          <table:table-cell table:style-name="ce30"/>
          <table:table-cell ns41:value-type="float" table:style-name="ce30" office:value="488" office:value-type="float">
            <text:p>488</text:p>
          </table:table-cell>
          <table:table-cell table:style-name="ce30"/>
          <table:table-cell ns41:value-type="float" table:style-name="ce66" office:value="488" office:value-type="float">
            <text:p>48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6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2" office:value-type="float">
            <text:p>72</text:p>
          </table:table-cell>
          <table:table-cell ns41:value-type="float" table:style-name="ce30" office:value="295" office:value-type="float">
            <text:p>295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295" office:value-type="float">
            <text:p>295</text:p>
          </table:table-cell>
          <table:table-cell ns41:value-type="float" table:style-name="ce66" office:value="367" office:value-type="float">
            <text:p>36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odsdienstleeraren en aan de dienst verbonden personen. Israeliten, rabbijn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ouddraadtrekkers, passementwer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raanhandelaars, gist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raveurs op hout, metaal en steen, stempelsnij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riendbaz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roenten-, fruitverkoop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rondeigenar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3" office:value-type="float">
            <text:p>33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66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rossiers, slij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Grutters, kruideni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31" office:value-type="float">
            <text:p>23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36" office:value-type="float">
            <text:p>236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66" office:value="249" office:value-type="float">
            <text:p>2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Haarwer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Handelsleerlin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Handelsreizi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Handschoenen- en dass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Haven- en baken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Heemraden en verdere ambtenaren van de waterschapp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Heetmaaij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Hennep- en vlasbereiders en teel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Herbergiers, kasteleins, koffijhuishouders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0" office:value="353" office:value-type="float">
            <text:p>353</text:p>
          </table:table-cell>
          <table:table-cell ns41:value-type="float" table:style-name="ce30" office:value="173" office:value-type="float">
            <text:p>173</text:p>
          </table:table-cell>
          <table:table-cell ns41:value-type="float" table:style-name="ce30" office:value="353" office:value-type="float">
            <text:p>353</text:p>
          </table:table-cell>
          <table:table-cell ns41:value-type="float" table:style-name="ce30" office:value="174" office:value-type="float">
            <text:p>174</text:p>
          </table:table-cell>
          <table:table-cell ns41:value-type="float" table:style-name="ce66" office:value="527" office:value-type="float">
            <text:p>5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Herders en veehoeders</text:p>
          </table:table-cell>
          <table:table-cell table:style-name="Default"/>
          <table:table-cell ns41:value-type="float" table:style-name="ce65" office:value="13" office:value-type="float">
            <text:p>1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9" office:value-type="float">
            <office:annotation draw:style-name="gr1" svg:height="1.957cm" draw:caption-point-y="1.782cm" svg:width="3.585cm" svg:x="11.968cm" draw:caption-point-x="9.67cm" svg:y="440.981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3. Dit moet zijn 39.</text:span></text:p>
              <text:p text:style-name="P1"><text:span text:style-name="T2"/></text:p>
            </office:annotation>
            <text:p>3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75" office:value-type="float">
            <text:p>375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232" office:value-type="float">
            <text:p>232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659" office:value-type="float">
            <text:p>659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66" office:value="752" office:value-type="float">
            <text:p>75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Hoeden-, petten- en stroohoed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89" office:value-type="float">
            <text:p>89</text:p>
          </table:table-cell>
          <table:table-cell table:style-name="ce30"/>
          <table:table-cell ns41:value-type="float" table:style-name="ce30" office:value="91" office:value-type="float">
            <text:p>91</text:p>
          </table:table-cell>
          <table:table-cell table:style-name="ce30"/>
          <table:table-cell ns41:value-type="float" table:style-name="ce66" office:value="91" office:value-type="float">
            <text:p>9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Houthak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200" office:value-type="float">
            <text:p>200</text:p>
          </table:table-cell>
          <table:table-cell table:style-name="ce30"/>
          <table:table-cell ns41:value-type="float" table:style-name="ce30" office:value="245" office:value-type="float">
            <text:p>245</text:p>
          </table:table-cell>
          <table:table-cell table:style-name="ce30"/>
          <table:table-cell ns41:value-type="float" table:style-name="ce66" office:value="245" office:value-type="float">
            <text:p>2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Houtzaagmolenaars, houtzagers, houtkoo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53" office:value-type="float">
            <text:p>153</text:p>
          </table:table-cell>
          <table:table-cell table:style-name="ce30"/>
          <table:table-cell ns41:value-type="float" table:style-name="ce30" office:value="156" office:value-type="float">
            <text:p>156</text:p>
          </table:table-cell>
          <table:table-cell table:style-name="ce30"/>
          <table:table-cell ns41:value-type="float" table:style-name="ce66" office:value="156" office:value-type="float">
            <text:p>15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Huisleerlingen</text:p>
          </table:table-cell>
          <table:table-cell table:style-name="Default"/>
          <table:table-cell ns41:value-type="float" table:style-name="ce65" office:value="368" office:value-type="float">
            <text:p>368</text:p>
          </table:table-cell>
          <table:table-cell ns41:value-type="float" table:style-name="ce30" office:value="321" office:value-type="float">
            <text:p>321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190" office:value-type="float">
            <text:p>190</text:p>
          </table:table-cell>
          <table:table-cell ns41:value-type="float" table:style-name="ce30" office:value="177" office:value-type="float">
            <text:p>177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30" office:value="61" office:value-type="float">
            <text:p>61</text:p>
          </table:table-cell>
          <table:table-cell ns41:value-type="float" table:style-name="ce30" office:value="763" office:value-type="float">
            <text:p>763</text:p>
          </table:table-cell>
          <table:table-cell ns41:value-type="float" table:style-name="ce30" office:value="651" office:value-type="float">
            <text:p>651</text:p>
          </table:table-cell>
          <table:table-cell ns41:value-type="float" table:style-name="ce49" office:value="1414" office:value-type="float">
            <text:p>1,4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Ingenieurs en verdere ambtenaren van den waterstaat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66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Inleggers van levensbehoef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Jag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66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Jagt (personen behoorende tot de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66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Juweliers, goud- en zilversmed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4" office:value-type="float">
            <text:p>6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aarders, wolkamm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aarsenmakers (smeer- en was-)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6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abinet- en schrijnwerkers, kunstdraaij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71" office:value-type="float">
            <text:p>71</text:p>
          </table:table-cell>
          <table:table-cell table:style-name="ce30"/>
          <table:table-cell ns41:value-type="float" table:style-name="ce30" office:value="74" office:value-type="float">
            <text:p>74</text:p>
          </table:table-cell>
          <table:table-cell table:style-name="ce30"/>
          <table:table-cell ns41:value-type="float" table:style-name="ce66" office:value="74" office:value-type="float">
            <text:p>7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adetten van de landmagt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adetten van de zeemagt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alkbranders, cement- en tras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antoor- en winkelbedienden, pakhuisknecht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66" office:value="50" office:value-type="float">
            <office:annotation draw:style-name="gr1" svg:height="1.958cm" draw:caption-point-y="1.783cm" svg:width="3.582cm" svg:x="24.25cm" draw:caption-point-x="14.617cm" svg:y="448.627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30. Dit moet zijn 50.</text:span></text:p>
              <text:p text:style-name="P1"><text:span text:style-name="T2"/></text:p>
            </office:annotation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leedermakers</text:p>
          </table:table-cell>
          <table:table-cell table:style-name="Default"/>
          <table:table-cell ns41:value-type="float" table:style-name="ce65" office:value="2" office:value-type="float">
            <text:p>2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79" office:value-type="float">
            <text:p>7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1" office:value="1448" office:value-type="float">
            <text:p>1,448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1" office:value="1535" office:value-type="float">
            <text:p>1,535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49" office:value="1552" office:value-type="float">
            <text:p>1,55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leederen- en gemaaktgoedverkoo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leinhandelaars, winkeli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899" office:value-type="float">
            <text:p>899</text:p>
          </table:table-cell>
          <table:table-cell ns41:value-type="float" table:style-name="ce30" office:value="979" office:value-type="float">
            <text:p>979</text:p>
          </table:table-cell>
          <table:table-cell ns41:value-type="float" table:style-name="ce30" office:value="900" office:value-type="float">
            <text:p>900</text:p>
          </table:table-cell>
          <table:table-cell ns41:value-type="float" table:style-name="ce30" office:value="984" office:value-type="float">
            <text:p>984</text:p>
          </table:table-cell>
          <table:table-cell ns41:value-type="float" table:style-name="ce49" office:value="1884" office:value-type="float">
            <text:p>1,88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lerken en schrijvers bij notarissen, ontvangers, prokureurs, deurwaarders enz.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13" office:value-type="float">
            <text:p>113</text:p>
          </table:table-cell>
          <table:table-cell table:style-name="ce30"/>
          <table:table-cell ns41:value-type="float" table:style-name="ce30" office:value="117" office:value-type="float">
            <text:p>117</text:p>
          </table:table-cell>
          <table:table-cell table:style-name="ce30"/>
          <table:table-cell ns41:value-type="float" table:style-name="ce66" office:value="117" office:value-type="float">
            <text:p>1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lompenmak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781" office:value-type="float">
            <text:p>781</text:p>
          </table:table-cell>
          <table:table-cell table:style-name="ce30"/>
          <table:table-cell ns41:value-type="float" table:style-name="ce30" office:value="813" office:value-type="float">
            <text:p>813</text:p>
          </table:table-cell>
          <table:table-cell table:style-name="ce30"/>
          <table:table-cell ns41:value-type="float" table:style-name="ce66" office:value="813" office:value-type="float">
            <text:p>8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noop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66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olenbran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oninklijk Huis (personen, verbonden aan het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ooplieden van verschillenden aard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68" office:value-type="float">
            <text:p>668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670" office:value-type="float">
            <text:p>670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66" office:value="740" office:value-type="float">
            <text:p>7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oornmolenaa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474" office:value-type="float">
            <text:p>474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495" office:value-type="float">
            <text:p>495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66" office:value="511" office:value-type="float">
            <text:p>5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oornverschie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oper- en blikslagers, draadvlechters, ketellap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246" office:value-type="float">
            <text:p>24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60" office:value-type="float">
            <text:p>26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262" office:value-type="float">
            <text:p>26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oper-, klok- en geelgiet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ostschoolhouders en onderwijz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66" office:value="47" office:value-type="float">
            <text:p>4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ostschoolleerlingen</text:p>
          </table:table-cell>
          <table:table-cell table:style-name="Default"/>
          <table:table-cell ns41:value-type="float" table:style-name="ce65" office:value="85" office:value-type="float">
            <text:p>85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216" office:value-type="float">
            <text:p>216</text:p>
          </table:table-cell>
          <table:table-cell ns41:value-type="float" table:style-name="ce30" office:value="150" office:value-type="float">
            <text:p>150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466" office:value-type="float">
            <text:p>466</text:p>
          </table:table-cell>
          <table:table-cell ns41:value-type="float" table:style-name="ce30" office:value="302" office:value-type="float">
            <text:p>302</text:p>
          </table:table-cell>
          <table:table-cell ns41:value-type="float" table:style-name="ce66" office:value="768" office:value-type="float">
            <text:p>76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raankinde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ram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66" office:value="127" office:value-type="float">
            <text:p>1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ramm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rib- en dijkwerkers, heibaz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5" office:value-type="float">
            <text:p>35</text:p>
          </table:table-cell>
          <table:table-cell table:style-name="ce30"/>
          <table:table-cell ns41:value-type="float" table:style-name="ce30" office:value="35" office:value-type="float">
            <text:p>35</text:p>
          </table:table-cell>
          <table:table-cell table:style-name="ce30"/>
          <table:table-cell ns41:value-type="float" table:style-name="ce66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roeghouders, tappers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79" office:value-type="float">
            <text:p>479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0" office:value="479" office:value-type="float">
            <text:p>479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66" office:value="663" office:value-type="float">
            <text:p>66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ruidfabrijkanten en vuurwerk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ruijers, sjouwers, schoenpoets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rijgslieden van en boven den rang van 2den luitenant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6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rijgslieden beneden den rang van 2den luitenant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9" office:value-type="float">
            <text:p>109</text:p>
          </table:table-cell>
          <table:table-cell table:style-name="ce30"/>
          <table:table-cell ns41:value-type="float" table:style-name="ce30" office:value="110" office:value-type="float">
            <text:p>110</text:p>
          </table:table-cell>
          <table:table-cell table:style-name="ce30"/>
          <table:table-cell ns41:value-type="float" table:style-name="ce66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uipers, hoepel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419" office:value-type="float">
            <text:p>419</text:p>
          </table:table-cell>
          <table:table-cell table:style-name="ce30"/>
          <table:table-cell ns41:value-type="float" table:style-name="ce30" office:value="437" office:value-type="float">
            <text:p>437</text:p>
          </table:table-cell>
          <table:table-cell table:style-name="ce30"/>
          <table:table-cell ns41:value-type="float" table:style-name="ce66" office:value="437" office:value-type="float">
            <text:p>4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unstenaars, goochelaars enz.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unstkoopers, muzijk- en teekenhandela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unstlak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unstoefenaren muzijkanten, muzijkmeesters, organis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66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unstoefenaren schil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unstoefenaren teekenaars, teekenmeesters, daguerreotypeurs, decorat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unstoefenaren tooneelspelers, dansmeesters, zang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unstwer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Kurkensnij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Landbouwers</text:p>
          </table:table-cell>
          <table:table-cell table:style-name="Default"/>
          <table:table-cell ns41:value-type="float" table:style-name="ce65" office:value="54" office:value-type="float">
            <text:p>54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262" office:value-type="float">
            <text:p>262</text:p>
          </table:table-cell>
          <table:table-cell ns41:value-type="float" table:style-name="ce30" office:value="160" office:value-type="float">
            <text:p>160</text:p>
          </table:table-cell>
          <table:table-cell ns41:value-type="float" table:style-name="ce31" office:value="2108" office:value-type="float">
            <text:p>2,108</text:p>
          </table:table-cell>
          <table:table-cell ns41:value-type="float" table:style-name="ce31" office:value="1477" office:value-type="float">
            <text:p>1,477</text:p>
          </table:table-cell>
          <table:table-cell ns41:value-type="float" table:style-name="ce31" office:value="37358" office:value-type="float">
            <text:p>37,358</text:p>
          </table:table-cell>
          <table:table-cell ns41:value-type="float" table:style-name="ce31" office:value="24077" office:value-type="float">
            <text:p>24,077</text:p>
          </table:table-cell>
          <table:table-cell ns41:value-type="float" table:style-name="ce31" office:value="39782" office:value-type="float">
            <text:p>39,782</text:p>
          </table:table-cell>
          <table:table-cell ns41:value-type="float" table:style-name="ce31" office:value="25762" office:value-type="float">
            <text:p>25,762</text:p>
          </table:table-cell>
          <table:table-cell ns41:value-type="float" table:style-name="ce49" office:value="65544" office:value-type="float">
            <text:p>65,5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Landhuishoudkundige scholen onderwijz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Landhuishoudkundige scholen leerlin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Landmeters en teekenaars bij het kadaster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Lantaarnopste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Latijnsche scholen onderwijz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Latijnsche scholen leerlingen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66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Leerbereiders en looij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617" office:value-type="float">
            <text:p>617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638" office:value-type="float">
            <text:p>638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66" office:value="653" office:value-type="float">
            <text:p>65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Lettergie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Liefdadige gestichten hoofd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Liefdadige gestichten dienstdoend personeel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6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Linieer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Loodgieters en pomp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66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Loodswezen en strandvonderij (personen behoorende tot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Loodwit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Lijmzie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agazijn- en pakhuismees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akelaars en kargadoo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andenmak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109" office:value-type="float">
            <text:p>109</text:p>
          </table:table-cell>
          <table:table-cell table:style-name="ce30"/>
          <table:table-cell ns41:value-type="float" table:style-name="ce30" office:value="116" office:value-type="float">
            <text:p>116</text:p>
          </table:table-cell>
          <table:table-cell table:style-name="ce30"/>
          <table:table-cell ns41:value-type="float" table:style-name="ce66" office:value="116" office:value-type="float">
            <text:p>1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anufakturen/* 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9" office:value-type="float">
            <text:p>3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anufakturen/* kooplied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anufakturen/* werklieden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39" office:value-type="float">
            <text:p>39</text:p>
          </table:table-cell>
          <table:table-cell table:style-name="ce30"/>
          <table:table-cell ns41:value-type="float" table:style-name="ce30" office:value="55" office:value-type="float">
            <text:p>55</text:p>
          </table:table-cell>
          <table:table-cell table:style-name="ce30"/>
          <table:table-cell ns41:value-type="float" table:style-name="ce66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ariniers en zeelieden van en boven den rang van 2den luitenant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ariniers en zeelieden beneden den rang van 2den luitenant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atten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66" office:value="85" office:value-type="float">
            <text:p>8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eekrapbereiders en fabrijkant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30" office:value="42" office:value-type="float">
            <text:p>42</text:p>
          </table:table-cell>
          <table:table-cell table:style-name="ce30"/>
          <table:table-cell ns41:value-type="float" table:style-name="ce66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eesters (keur-, markt-, waag-), afsla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elk-, boter-, kaas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essenmakers en slij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66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eters (kolen-, koorn-, hooi-, hout-, scheeps- enz.), wijnste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etselaa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1" office:value="1127" office:value-type="float">
            <text:p>1,12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1" office:value="1161" office:value-type="float">
            <text:p>1,16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49" office:value="1163" office:value-type="float">
            <text:p>1,16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odemaaksters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ol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66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outmolen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uzijkinstrument-, orgel-, forte pianomakers, stemmers en verkoop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Mijnwer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6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25" office:value-type="float">
            <text:p>12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1" office:value="2400" office:value-type="float">
            <text:p>2,40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1" office:value="2537" office:value-type="float">
            <text:p>2,537</text:p>
          </table:table-cell>
          <table:table-cell ns41:value-type="float" table:style-name="ce49" office:value="2539" office:value-type="float">
            <text:p>2,5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Nacht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Notariss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2" office:value-type="float">
            <text:p>72</text:p>
          </table:table-cell>
          <table:table-cell table:style-name="ce30"/>
          <table:table-cell ns41:value-type="float" table:style-name="ce30" office:value="72" office:value-type="float">
            <text:p>72</text:p>
          </table:table-cell>
          <table:table-cell table:style-name="ce30"/>
          <table:table-cell ns41:value-type="float" table:style-name="ce66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Notarissen (kandidaat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office:annotation draw:style-name="gr1" svg:height="1.957cm" draw:caption-point-y="1.782cm" svg:width="3.582cm" svg:x="20.67cm" draw:caption-point-x="13.89cm" svg:y="481.912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6. Dit moet zijn 16.</text:span></text:p>
              <text:p text:style-name="P1"><text:span text:style-name="T2"/></text:p>
            </office:annotation>
            <text:p>16</text:p>
          </table:table-cell>
          <table:table-cell table:style-name="ce30"/>
          <table:table-cell ns41:value-type="float" table:style-name="ce66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Olieslagers en molenaa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26" office:value-type="float">
            <text:p>12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134" office:value-type="float">
            <text:p>1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Omroepers, aanplak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Ondernemers en direkteurs van begrafenis- en ziekenfondsen/?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Ondernemers en direkteurs van naamlooze en verdere handel-maatschappij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Ondernemers en direkteurs van verzekering- en brandwaarborgmaatschappijen/?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Ondernemers en direkteurs van openbare werk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409" office:value-type="float">
            <text:p>409</text:p>
          </table:table-cell>
          <table:table-cell ns41:value-type="float" table:style-name="ce30" office:value="103" office:value-type="float">
            <text:p>103</text:p>
          </table:table-cell>
          <table:table-cell ns41:value-type="float" table:style-name="ce30" office:value="417" office:value-type="float">
            <text:p>417</text:p>
          </table:table-cell>
          <table:table-cell ns41:value-type="float" table:style-name="ce30" office:value="103" office:value-type="float">
            <text:p>103</text:p>
          </table:table-cell>
          <table:table-cell ns41:value-type="float" table:style-name="ce66" office:value="520" office:value-type="float">
            <text:p>5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Opzigters, conducteurs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Orgeldraaijers, straatmuz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Oudijzer-, oude kleederen-, beenenverkoo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Paarden- en veehouders en verkoopers, koemel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Paarden- en beestensnij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Pannen-, potten-, pijpen-, steen- en tegelbak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7" office:value-type="float">
            <text:p>47</text:p>
          </table:table-cell>
          <table:table-cell table:style-name="ce30"/>
          <table:table-cell ns41:value-type="float" table:style-name="ce30" office:value="51" office:value-type="float">
            <text:p>51</text:p>
          </table:table-cell>
          <table:table-cell table:style-name="ce30"/>
          <table:table-cell ns41:value-type="float" table:style-name="ce66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Papier- en gekleurd papier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Papier- en gekleurd papierhandelaa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Papier- en gekleurd papierwerklied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Parapluie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Pennenberei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Pik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Pik- en teersto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Plaat- en steendrukkers, plaatsnij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Pleistergieters, boetseer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Politie (dir, commiss, agenten van), marech, veld- en boschw, nacht- en torenw, geregtsdienaars, cipiers en bew van gevangenissen, scherpregters, enz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30" office:value-type="float">
            <text:p>330</text:p>
          </table:table-cell>
          <table:table-cell table:style-name="ce30"/>
          <table:table-cell ns41:value-type="float" table:style-name="ce30" office:value="330" office:value-type="float">
            <text:p>330</text:p>
          </table:table-cell>
          <table:table-cell table:style-name="ce30"/>
          <table:table-cell ns41:value-type="float" table:style-name="ce66" office:value="330" office:value-type="float">
            <text:p>3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Prokureu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Publieke vrouwen, publiekhuishou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Pijpen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Ree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Regterlijke magt (ambtenaren der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66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Renteniers, partikulieren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2" office:value-type="float">
            <text:p>2</text:p>
          </table:table-cell>
          <table:table-cell ns41:value-type="float" table:style-name="ce30" office:value="554" office:value-type="float">
            <text:p>554</text:p>
          </table:table-cell>
          <table:table-cell ns41:value-type="float" table:style-name="ce30" office:value="767" office:value-type="float">
            <text:p>767</text:p>
          </table:table-cell>
          <table:table-cell ns41:value-type="float" table:style-name="ce30" office:value="554" office:value-type="float">
            <text:p>554</text:p>
          </table:table-cell>
          <table:table-cell ns41:value-type="float" table:style-name="ce30" office:value="769" office:value-type="float">
            <text:p>769</text:p>
          </table:table-cell>
          <table:table-cell ns41:value-type="float" table:style-name="ce49" office:value="1323" office:value-type="float">
            <text:p>1,3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Rent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Rijtuig-, wagen-, koffer-, zadel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496" office:value-type="float">
            <text:p>49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511" office:value-type="float">
            <text:p>51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6" office:value="516" office:value-type="float">
            <text:p>5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Rijtuigschil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chaarslij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66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chat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66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cheep-, blok-, mast- en zeilmakers, rafactiemeesters, scheepsloopers, takelaa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54" office:value-type="float">
            <text:p>54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table:style-name="ce30"/>
          <table:table-cell ns41:value-type="float" table:style-name="ce66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cheepsw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cheikundige voorwerpen en verfwaren (fabrijkanten en werklieden in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chelpvisschers, schul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cherm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childers (huis-), glazen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393" office:value-type="float">
            <text:p>39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05" office:value-type="float">
            <text:p>40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409" office:value-type="float">
            <text:p>40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742" office:value-type="float">
            <text:p>74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769" office:value-type="float">
            <text:p>76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6" office:value="774" office:value-type="float">
            <text:p>77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choenmakers en lappers</text:p>
          </table:table-cell>
          <table:table-cell table:style-name="Default"/>
          <table:table-cell ns41:value-type="float" table:style-name="ce65" office:value="22" office:value-type="float">
            <text:p>22</text:p>
          </table:table-cell>
          <table:table-cell table:style-name="ce30"/>
          <table:table-cell ns41:value-type="float" table:style-name="ce30" office:value="102" office:value-type="float">
            <text:p>10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24" office:value-type="float">
            <text:p>524</text:p>
          </table:table-cell>
          <table:table-cell table:style-name="ce30"/>
          <table:table-cell ns41:value-type="float" table:style-name="ce31" office:value="4559" office:value-type="float">
            <text:p>4,559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1" office:value="5207" office:value-type="float">
            <text:p>5,207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49" office:value="5218" office:value-type="float">
            <text:p>5,2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choolleerlingen</text:p>
          </table:table-cell>
          <table:table-cell table:style-name="Default"/>
          <table:table-cell ns41:value-type="float" table:style-name="ce23" office:value="7298" office:value-type="float">
            <text:p>7,298</text:p>
          </table:table-cell>
          <table:table-cell ns41:value-type="float" table:style-name="ce31" office:value="6385" office:value-type="float">
            <text:p>6,385</text:p>
          </table:table-cell>
          <table:table-cell ns41:value-type="float" table:style-name="ce31" office:value="2848" office:value-type="float">
            <text:p>2,848</text:p>
          </table:table-cell>
          <table:table-cell ns41:value-type="float" table:style-name="ce31" office:value="2649" office:value-type="float">
            <text:p>2,649</text:p>
          </table:table-cell>
          <table:table-cell ns41:value-type="float" table:style-name="ce31" office:value="2643" office:value-type="float">
            <text:p>2,643</text:p>
          </table:table-cell>
          <table:table-cell ns41:value-type="float" table:style-name="ce31" office:value="2179" office:value-type="float">
            <text:p>2,179</text:p>
          </table:table-cell>
          <table:table-cell ns41:value-type="float" table:style-name="ce30" office:value="179" office:value-type="float">
            <text:p>179</text:p>
          </table:table-cell>
          <table:table-cell ns41:value-type="float" table:style-name="ce30" office:value="145" office:value-type="float">
            <text:p>145</text:p>
          </table:table-cell>
          <table:table-cell ns41:value-type="float" table:style-name="ce31" office:value="12968" office:value-type="float">
            <text:p>12,968</text:p>
          </table:table-cell>
          <table:table-cell ns41:value-type="float" table:style-name="ce31" office:value="11358" office:value-type="float">
            <text:p>11,358</text:p>
          </table:table-cell>
          <table:table-cell ns41:value-type="float" table:style-name="ce49" office:value="24326" office:value-type="float">
            <text:p>24,32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choorsteenve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lijpers (diamant-, glas-, marmer-, metaal- enz.)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meden grof-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413" office:value-type="float">
            <text:p>41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43" office:value-type="float">
            <text:p>44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446" office:value-type="float">
            <text:p>44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meden hoef-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442" office:value-type="float">
            <text:p>44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61" office:value-type="float">
            <text:p>46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6" office:value="467" office:value-type="float">
            <text:p>46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meden kagchel- en andere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249" office:value-type="float">
            <text:p>24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70" office:value-type="float">
            <text:p>27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271" office:value-type="float">
            <text:p>27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ollicit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peldenfabrijkanten en werklied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piegelmakers en 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pinners, spoelders, wevers</text:p>
          </table:table-cell>
          <table:table-cell table:style-name="Default"/>
          <table:table-cell ns41:value-type="float" table:style-name="ce65" office:value="41" office:value-type="float">
            <text:p>41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435" office:value-type="float">
            <text:p>435</text:p>
          </table:table-cell>
          <table:table-cell ns41:value-type="float" table:style-name="ce30" office:value="228" office:value-type="float">
            <text:p>228</text:p>
          </table:table-cell>
          <table:table-cell ns41:value-type="float" table:style-name="ce31" office:value="4396" office:value-type="float">
            <text:p>4,396</text:p>
          </table:table-cell>
          <table:table-cell ns41:value-type="float" table:style-name="ce31" office:value="2753" office:value-type="float">
            <text:p>2,753</text:p>
          </table:table-cell>
          <table:table-cell ns41:value-type="float" table:style-name="ce31" office:value="4934" office:value-type="float">
            <text:p>4,934</text:p>
          </table:table-cell>
          <table:table-cell ns41:value-type="float" table:style-name="ce31" office:value="3070" office:value-type="float">
            <text:p>3,070</text:p>
          </table:table-cell>
          <table:table-cell ns41:value-type="float" table:style-name="ce49" office:value="8004" office:value-type="float">
            <text:p>8,00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poorweg- en stoombootbeamb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pijker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talhouders, rijtuigverhuur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teenhouw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teenkolen-, hout- en turf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telzie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toelen-bekleeders, draaijers, matt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05" office:value-type="float">
            <text:p>10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6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toffenverwers, glanz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6" office:value-type="float">
            <text:p>5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6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traat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66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tudenten aan hooge scholen, athenaea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tudenten aan academien, clinische schol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tudenten aan seminarien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2" office:value-type="float">
            <text:p>102</text:p>
          </table:table-cell>
          <table:table-cell table:style-name="ce30"/>
          <table:table-cell ns41:value-type="float" table:style-name="ce30" office:value="384" office:value-type="float">
            <text:p>384</text:p>
          </table:table-cell>
          <table:table-cell table:style-name="ce30"/>
          <table:table-cell ns41:value-type="float" table:style-name="ce30" office:value="487" office:value-type="float">
            <text:p>487</text:p>
          </table:table-cell>
          <table:table-cell table:style-name="ce30"/>
          <table:table-cell ns41:value-type="float" table:style-name="ce66" office:value="487" office:value-type="float">
            <text:p>48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tukadoors, wit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tijfsel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uiker- en pastijbak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Suikerraffinad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Taalmeesters, translat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Tabak- en sigaren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Tabak- en sigarenkerv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Tabak- en sigarenplan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Tabak- en sigaren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Tapijt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Timmerlieden, kistenmakers</text:p>
          </table:table-cell>
          <table:table-cell table:style-name="Default"/>
          <table:table-cell ns41:value-type="float" table:style-name="ce65" office:value="4" office:value-type="float">
            <text:p>4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59" office:value-type="float">
            <text:p>59</text:p>
          </table:table-cell>
          <table:table-cell table:style-name="ce30"/>
          <table:table-cell ns41:value-type="float" table:style-name="ce31" office:value="2086" office:value-type="float">
            <text:p>2,08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1" office:value="2151" office:value-type="float">
            <text:p>2,15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49" office:value="2154" office:value-type="float">
            <text:p>2,1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Tinnegie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66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Tol- en pontgaarders, brug- en sluiswach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96" office:value-type="float">
            <text:p>9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6" office:value-type="float">
            <text:p>9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Touwslagers, baanwer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90" office:value-type="float">
            <text:p>9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98" office:value-type="float">
            <text:p>9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Traansto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Turf-, koorn- en kolendra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Uitdragers, uitventers, leurders</text:p>
          </table:table-cell>
          <table:table-cell table:style-name="Default"/>
          <table:table-cell table:style-name="ce65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66" office:value="165" office:value-type="float">
            <text:p>16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Uurwerk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12" office:value-type="float">
            <text:p>112</text:p>
          </table:table-cell>
          <table:table-cell table:style-name="ce30"/>
          <table:table-cell ns41:value-type="float" table:style-name="ce30" office:value="113" office:value-type="float">
            <text:p>113</text:p>
          </table:table-cell>
          <table:table-cell table:style-name="ce30"/>
          <table:table-cell ns41:value-type="float" table:style-name="ce66" office:value="113" office:value-type="float">
            <text:p>1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Veearts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66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Veenlieden, turfboe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Vendumees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Vergulders, lijsten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Vill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Vischdroogers en roo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Vischverkoo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Vissch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320" office:value-type="float">
            <text:p>320</text:p>
          </table:table-cell>
          <table:table-cell table:style-name="ce30"/>
          <table:table-cell ns41:value-type="float" table:style-name="ce30" office:value="330" office:value-type="float">
            <text:p>330</text:p>
          </table:table-cell>
          <table:table-cell table:style-name="ce30"/>
          <table:table-cell ns41:value-type="float" table:style-name="ce66" office:value="330" office:value-type="float">
            <text:p>3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Vleeschhouwers, spekslagers, poeli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332" office:value-type="float">
            <text:p>33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41" office:value-type="float">
            <text:p>34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66" office:value="352" office:value-type="float">
            <text:p>35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Voddenra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Voerlieden, koetsiers, loopers, postknechten en slee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414" office:value-type="float">
            <text:p>414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417" office:value-type="float">
            <text:p>417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66" office:value="428" office:value-type="float">
            <text:p>42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Vogelverkoopers, kooiboer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66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Wafel- en poffertjesbak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Watermolen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66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Wek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Werktuigkundigen en makers, balans- en brandspuit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Wijnhandel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IJkmees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IJzer- en koperdraaij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IJzergie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Zaadverkoop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Zaakwaarnemers, commissionnai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66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Zakkenmakers en verhuur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Zand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Zeepzie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Zeevaartscholen onderwijz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Zeevaartscholen leerlin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Ziekenoppass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Zoutzie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Zwaardve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Zwavelstokkenmakers en 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Zijdeteelt (personen behoorende tot de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Verschillende beroep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Zonder beroep</text:p>
          </table:table-cell>
          <table:table-cell table:style-name="Default"/>
          <table:table-cell ns41:value-type="float" table:style-name="ce23" office:value="26139" office:value-type="float">
            <text:p>26,139</text:p>
          </table:table-cell>
          <table:table-cell ns41:value-type="float" table:style-name="ce31" office:value="25975" office:value-type="float">
            <text:p>25,975</text:p>
          </table:table-cell>
          <table:table-cell ns41:value-type="float" table:style-name="ce31" office:value="3265" office:value-type="float">
            <text:p>3,265</text:p>
          </table:table-cell>
          <table:table-cell ns41:value-type="float" table:style-name="ce31" office:value="3761" office:value-type="float">
            <text:p>3,761</text:p>
          </table:table-cell>
          <table:table-cell ns41:value-type="float" table:style-name="ce31" office:value="5389" office:value-type="float">
            <text:p>5,389</text:p>
          </table:table-cell>
          <table:table-cell ns41:value-type="float" table:style-name="ce31" office:value="7299" office:value-type="float">
            <text:p>7,299</text:p>
          </table:table-cell>
          <table:table-cell ns41:value-type="float" table:style-name="ce31" office:value="7405" office:value-type="float">
            <text:p>7,405</text:p>
          </table:table-cell>
          <table:table-cell ns41:value-type="float" table:style-name="ce31" office:value="48493" office:value-type="float">
            <text:p>48,493</text:p>
          </table:table-cell>
          <table:table-cell ns41:value-type="string" table:style-name="ce30" office:value-type="string">
            <text:p>42.200/1</text:p>
          </table:table-cell>
          <table:table-cell ns41:value-type="string" table:style-name="ce30" office:value-type="string">
            <text:p>85.529/2</text:p>
          </table:table-cell>
          <table:table-cell ns41:value-type="float" table:style-name="ce49" office:value="127729" office:value-type="float">
            <text:p>127,7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Beroep onbekend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HONDERD VIJF EN ZEVENTIG GEMEENTEN TEN PLATTEN LANDE.</text:p>
          </table:table-cell>
          <table:table-cell ns41:value-type="string" table:style-name="ce14" office:value-type="string">
            <text:p>Totaal</text:p>
          </table:table-cell>
          <table:table-cell table:style-name="Default"/>
          <table:table-cell ns41:value-type="float" table:style-name="ce23" office:value="34065" office:value-type="float">
            <text:p>34,065</text:p>
          </table:table-cell>
          <table:table-cell ns41:value-type="float" table:style-name="ce31" office:value="32826" office:value-type="float">
            <text:p>32,826</text:p>
          </table:table-cell>
          <table:table-cell ns41:value-type="float" table:style-name="ce30" office:value="7000" office:value-type="float">
            <text:p>7000</text:p>
          </table:table-cell>
          <table:table-cell ns41:value-type="float" table:style-name="ce31" office:value="6901" office:value-type="float">
            <text:p>6,901</text:p>
          </table:table-cell>
          <table:table-cell ns41:value-type="float" table:style-name="ce31" office:value="13828" office:value-type="float">
            <text:p>13,828</text:p>
          </table:table-cell>
          <table:table-cell ns41:value-type="float" table:style-name="ce31" office:value="13134" office:value-type="float">
            <text:p>13,134</text:p>
          </table:table-cell>
          <table:table-cell ns41:value-type="float" table:style-name="ce31" office:value="103065" office:value-type="float">
            <text:p>103,065</text:p>
          </table:table-cell>
          <table:table-cell ns41:value-type="float" table:style-name="ce31" office:value="105415" office:value-type="float">
            <text:p>105,415</text:p>
          </table:table-cell>
          <table:table-cell ns41:value-type="float" table:style-name="ce31" office:value="157960" office:value-type="float">
            <text:p>157,960</text:p>
          </table:table-cell>
          <table:table-cell ns41:value-type="float" table:style-name="ce31" office:value="158277" office:value-type="float">
            <text:p>158,277</text:p>
          </table:table-cell>
          <table:table-cell ns41:value-type="float" table:style-name="ce49" office:value="316237" office:value-type="float">
            <text:p>316,2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Aannem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6" office:value-type="float">
            <text:p>56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table:style-name="ce30"/>
          <table:table-cell ns41:value-type="float" table:style-name="ce66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Aardappelenmeelfabrijkanten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Aardewerk- en porcelein- 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Aardewerk- en porcelein- kooplied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Advoka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5" office:value-type="float">
            <text:p>65</text:p>
          </table:table-cell>
          <table:table-cell table:style-name="ce30"/>
          <table:table-cell ns41:value-type="float" table:style-name="ce30" office:value="65" office:value-type="float">
            <text:p>65</text:p>
          </table:table-cell>
          <table:table-cell table:style-name="ce30"/>
          <table:table-cell ns41:value-type="float" table:style-name="ce66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Afbraakverkoo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Aluin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Ambtenaren Staats-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76" office:value-type="float">
            <text:p>67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76" office:value-type="float">
            <text:p>67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677" office:value-type="float">
            <text:p>67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Ambtenaren Provinciale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3" office:value-type="float">
            <text:p>53</text:p>
          </table:table-cell>
          <table:table-cell table:style-name="ce30"/>
          <table:table-cell ns41:value-type="float" table:style-name="ce30" office:value="53" office:value-type="float">
            <text:p>53</text:p>
          </table:table-cell>
          <table:table-cell table:style-name="ce30"/>
          <table:table-cell ns41:value-type="float" table:style-name="ce66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Ambtenaren Gemeente-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77" office:value-type="float">
            <text:p>47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77" office:value-type="float">
            <text:p>47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478" office:value-type="float">
            <text:p>47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Ambtenaren Niet genoemde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Apothekers, drogist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7" office:value-type="float">
            <text:p>10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8" office:value-type="float">
            <text:p>10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09" office:value-type="float">
            <text:p>10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Arbeiders, daglooners</text:p>
          </table:table-cell>
          <table:table-cell table:style-name="Default"/>
          <table:table-cell ns41:value-type="float" table:style-name="ce65" office:value="39" office:value-type="float">
            <text:p>39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16" office:value-type="float">
            <text:p>116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1" office:value="1006" office:value-type="float">
            <text:p>1,006</text:p>
          </table:table-cell>
          <table:table-cell ns41:value-type="float" table:style-name="ce30" office:value="612" office:value-type="float">
            <text:p>612</text:p>
          </table:table-cell>
          <table:table-cell ns41:value-type="float" table:style-name="ce31" office:value="24134" office:value-type="float">
            <text:p>24,134</text:p>
          </table:table-cell>
          <table:table-cell ns41:value-type="float" table:style-name="ce31" office:value="14924" office:value-type="float">
            <text:p>14,924</text:p>
          </table:table-cell>
          <table:table-cell ns41:value-type="float" table:style-name="ce31" office:value="25295" office:value-type="float">
            <text:p>25,295</text:p>
          </table:table-cell>
          <table:table-cell ns41:value-type="float" table:style-name="ce31" office:value="15621" office:value-type="float">
            <text:p>15,621</text:p>
          </table:table-cell>
          <table:table-cell ns41:value-type="float" table:style-name="ce49" office:value="40916" office:value-type="float">
            <text:p>40,9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Asch-, bagger-, vuilnislied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Azijnstokers, kunstazij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aardscheerders, kappers, paruik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37" office:value-type="float">
            <text:p>13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40" office:value-type="float">
            <text:p>14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6" office:value="145" office:value-type="float">
            <text:p>1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adstoofhou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ankiers, effektenhandelaars, geldwisselaars, kassi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ed- en matrassenmakers en verhuurders, behangers, stoffeer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63" office:value-type="float">
            <text:p>63</text:p>
          </table:table-cell>
          <table:table-cell table:style-name="ce30"/>
          <table:table-cell ns41:value-type="float" table:style-name="ce30" office:value="66" office:value-type="float">
            <text:p>66</text:p>
          </table:table-cell>
          <table:table-cell table:style-name="ce30"/>
          <table:table-cell ns41:value-type="float" table:style-name="ce66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eeldhouwers, lofwerksnij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35" office:value-type="float">
            <text:p>35</text:p>
          </table:table-cell>
          <table:table-cell table:style-name="ce30"/>
          <table:table-cell ns41:value-type="float" table:style-name="ce66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eleenbankhouders, inbrengers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ested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estellers, expediteurs, factoors, voetbod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3" office:value-type="float">
            <text:p>8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6" office:value="93" office:value-type="float">
            <text:p>9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ezembinders, rietboeren, rijswer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ierbrouwers, bierste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41" office:value-type="float">
            <text:p>341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343" office:value-type="float">
            <text:p>343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66" office:value="371" office:value-type="float">
            <text:p>37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illard-, kaatsballen-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lee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6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lik- en pleetwerkers, lamp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loemisten, boomkweekers, tuiniers, warmoezeni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874" office:value-type="float">
            <text:p>874</text:p>
          </table:table-cell>
          <table:table-cell ns41:value-type="float" table:style-name="ce30" office:value="336" office:value-type="float">
            <text:p>336</text:p>
          </table:table-cell>
          <table:table-cell ns41:value-type="float" table:style-name="ce30" office:value="932" office:value-type="float">
            <text:p>932</text:p>
          </table:table-cell>
          <table:table-cell ns41:value-type="float" table:style-name="ce30" office:value="351" office:value-type="float">
            <text:p>351</text:p>
          </table:table-cell>
          <table:table-cell ns41:value-type="float" table:style-name="ce49" office:value="1283" office:value-type="float">
            <text:p>1,28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oekbind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107" office:value-type="float">
            <text:p>107</text:p>
          </table:table-cell>
          <table:table-cell table:style-name="ce30"/>
          <table:table-cell ns41:value-type="float" table:style-name="ce30" office:value="142" office:value-type="float">
            <text:p>142</text:p>
          </table:table-cell>
          <table:table-cell table:style-name="ce30"/>
          <table:table-cell ns41:value-type="float" table:style-name="ce66" office:value="142" office:value-type="float">
            <text:p>1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oek- en dagbladdrukkers en verkoopers 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8" office:value-type="float">
            <text:p>7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6" office:value="83" office:value-type="float">
            <text:p>8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oek- en dagbladdrukkers en verkoopers knechts, letterzett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93" office:value-type="float">
            <text:p>93</text:p>
          </table:table-cell>
          <table:table-cell table:style-name="ce30"/>
          <table:table-cell ns41:value-type="float" table:style-name="ce30" office:value="112" office:value-type="float">
            <text:p>112</text:p>
          </table:table-cell>
          <table:table-cell table:style-name="ce30"/>
          <table:table-cell ns41:value-type="float" table:style-name="ce66" office:value="112" office:value-type="float">
            <text:p>1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ont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ordpapier (werkers in) doozen-, kaart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orduurwerkers, kantwerkers</text:p>
          </table:table-cell>
          <table:table-cell table:style-name="Default"/>
          <table:table-cell table:style-name="ce6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67" office:value-type="float">
            <text:p>26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39" office:value-type="float">
            <text:p>339</text:p>
          </table:table-cell>
          <table:table-cell ns41:value-type="float" table:style-name="ce66" office:value="344" office:value-type="float">
            <text:p>3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orstel-, kaarden-, kammen-, rijven-, zeeften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72" office:value-type="float">
            <text:p>72</text:p>
          </table:table-cell>
          <table:table-cell table:style-name="ce30"/>
          <table:table-cell ns41:value-type="float" table:style-name="ce30" office:value="83" office:value-type="float">
            <text:p>83</text:p>
          </table:table-cell>
          <table:table-cell table:style-name="ce30"/>
          <table:table-cell ns41:value-type="float" table:style-name="ce66" office:value="83" office:value-type="float">
            <text:p>8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ouw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66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randers en stokers van stroop, likeuren, sterke dranken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40" office:value-type="float">
            <text:p>4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reuk- en draagbanden-, keurslijv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66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rillenslijpers en 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rood-, kleingoed-, koek- en banketbakkers en slijt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95" office:value-type="float">
            <text:p>95</text:p>
          </table:table-cell>
          <table:table-cell table:style-name="ce30"/>
          <table:table-cell ns41:value-type="float" table:style-name="ce31" office:value="1749" office:value-type="float">
            <text:p>1,749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1" office:value="1849" office:value-type="float">
            <text:p>1,849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49" office:value="1896" office:value-type="float">
            <text:p>1,89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ijenteelt (personen behoorende tot de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6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Chicorei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Chocolade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Dagbladschrijvers, letterkundig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Debiteurs en gedelegeerden in de loterij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Dekkers (lei-, pannen-, riet-)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25" office:value-type="float">
            <text:p>625</text:p>
          </table:table-cell>
          <table:table-cell table:style-name="ce30"/>
          <table:table-cell ns41:value-type="float" table:style-name="ce30" office:value="633" office:value-type="float">
            <text:p>633</text:p>
          </table:table-cell>
          <table:table-cell table:style-name="ce30"/>
          <table:table-cell ns41:value-type="float" table:style-name="ce66" office:value="633" office:value-type="float">
            <text:p>6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Deurwaar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9" office:value-type="float">
            <text:p>59</text:p>
          </table:table-cell>
          <table:table-cell table:style-name="ce30"/>
          <table:table-cell ns41:value-type="float" table:style-name="ce30" office:value="59" office:value-type="float">
            <text:p>59</text:p>
          </table:table-cell>
          <table:table-cell table:style-name="ce30"/>
          <table:table-cell ns41:value-type="float" table:style-name="ce66" office:value="59" office:value-type="float">
            <text:p>5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Dienstboden, bakers, huisbewaarders, minnen, oppassers, porti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295" office:value-type="float">
            <text:p>295</text:p>
          </table:table-cell>
          <table:table-cell ns41:value-type="float" table:style-name="ce30" office:value="880" office:value-type="float">
            <text:p>880</text:p>
          </table:table-cell>
          <table:table-cell ns41:value-type="float" table:style-name="ce31" office:value="5090" office:value-type="float">
            <text:p>5,090</text:p>
          </table:table-cell>
          <table:table-cell ns41:value-type="float" table:style-name="ce31" office:value="13609" office:value-type="float">
            <text:p>13,609</text:p>
          </table:table-cell>
          <table:table-cell ns41:value-type="float" table:style-name="ce31" office:value="5406" office:value-type="float">
            <text:p>5,406</text:p>
          </table:table-cell>
          <table:table-cell ns41:value-type="float" table:style-name="ce31" office:value="14533" office:value-type="float">
            <text:p>14,533</text:p>
          </table:table-cell>
          <table:table-cell ns41:value-type="float" table:style-name="ce49" office:value="19939" office:value-type="float">
            <text:p>19,9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Doodgravers, bedienaars van begrafenissen, verhuurders van rouwkleeder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6" office:value-type="float">
            <text:p>3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Fabrijkanten van verschillenden aard</text:p>
          </table:table-cell>
          <table:table-cell table:style-name="Default"/>
          <table:table-cell table:style-name="ce65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76" office:value-type="float">
            <text:p>476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0" office:value="508" office:value-type="float">
            <text:p>508</text:p>
          </table:table-cell>
          <table:table-cell ns41:value-type="float" table:style-name="ce30" office:value="104" office:value-type="float">
            <text:p>104</text:p>
          </table:table-cell>
          <table:table-cell ns41:value-type="float" table:style-name="ce66" office:value="612" office:value-type="float">
            <text:p>6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Fineerzag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aarkeukenhou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alanteriewarenhandel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6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aren- en bandwinkeli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office:value="6" table:style-name="ce30" table:number-columns-repeated="4" office:value-type="float">
            <text:p>6</text:p>
          </table:table-cell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as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90" office:value-type="float">
            <text:p>290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291" office:value-type="float">
            <text:p>291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66" office:value="332" office:value-type="float">
            <text:p>33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epensioneerden (burgerlijke en militaire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96" office:value-type="float">
            <text:p>896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30" office:value="896" office:value-type="float">
            <text:p>896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49" office:value="1002" office:value-type="float">
            <text:p>1,00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eschutgieters, geweer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ezantschappen en consulaten (personen behoorende tot de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lasblaz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odsdienstleeraren en aan de dienst verbonden personen. Protestanten, predi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04" office:value-type="float">
            <text:p>104</text:p>
          </table:table-cell>
          <table:table-cell table:style-name="ce30"/>
          <table:table-cell ns41:value-type="float" table:style-name="ce30" office:value="104" office:value-type="float">
            <text:p>104</text:p>
          </table:table-cell>
          <table:table-cell table:style-name="ce30"/>
          <table:table-cell ns41:value-type="float" table:style-name="ce66" office:value="104" office:value-type="float">
            <text:p>10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68" office:value-type="float">
            <text:p>568</text:p>
          </table:table-cell>
          <table:table-cell table:style-name="ce30"/>
          <table:table-cell ns41:value-type="float" table:style-name="ce30" office:value="568" office:value-type="float">
            <text:p>568</text:p>
          </table:table-cell>
          <table:table-cell table:style-name="ce30"/>
          <table:table-cell ns41:value-type="float" table:style-name="ce66" office:value="568" office:value-type="float">
            <text:p>56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66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2" office:value-type="float">
            <text:p>72</text:p>
          </table:table-cell>
          <table:table-cell ns41:value-type="float" table:style-name="ce30" office:value="519" office:value-type="float">
            <text:p>519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519" office:value-type="float">
            <text:p>519</text:p>
          </table:table-cell>
          <table:table-cell ns41:value-type="float" table:style-name="ce66" office:value="591" office:value-type="float">
            <text:p>59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odsdienstleeraren en aan de dienst verbonden personen. Israeliten, rabbijn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ouddraadtrekkers, passementwerk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89" office:value-type="float">
            <text:p>8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raanhandelaars, gist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raveurs op hout, metaal en steen, stempelsnij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riendbaz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roenten-, fruitverkoopers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8" office:value-type="float">
            <text:p>8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03" office:value-type="float">
            <text:p>103</text:p>
          </table:table-cell>
          <table:table-cell ns41:value-type="float" table:style-name="ce66" office:value="117" office:value-type="float">
            <text:p>1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rondeigenar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7" office:value-type="float">
            <text:p>37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66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rossiers, slij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9" office:value-type="float">
            <text:p>39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66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Grutters, kruideni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339" office:value-type="float">
            <text:p>339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347" office:value-type="float">
            <text:p>347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66" office:value="390" office:value-type="float">
            <text:p>39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Haar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office:value="1" table:style-name="ce30" table:number-columns-repeated="4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Handelsleerlin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Handelsreizi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66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Handschoenen- en dass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Haven- en baken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Heemraden en verdere ambtenaren van de waterschapp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Heetmaaij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Hennep- en vlasbereiders en teel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Herbergiers, kasteleins, koffijhuishouders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2" office:value-type="float">
            <text:p>2</text:p>
          </table:table-cell>
          <table:table-cell ns41:value-type="float" table:style-name="ce30" office:value="505" office:value-type="float">
            <text:p>505</text:p>
          </table:table-cell>
          <table:table-cell ns41:value-type="float" table:style-name="ce30" office:value="224" office:value-type="float">
            <text:p>224</text:p>
          </table:table-cell>
          <table:table-cell ns41:value-type="float" table:style-name="ce30" office:value="505" office:value-type="float">
            <text:p>505</text:p>
          </table:table-cell>
          <table:table-cell ns41:value-type="float" table:style-name="ce30" office:value="226" office:value-type="float">
            <text:p>226</text:p>
          </table:table-cell>
          <table:table-cell ns41:value-type="float" table:style-name="ce66" office:value="731" office:value-type="float">
            <text:p>7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Herders en veehoeders</text:p>
          </table:table-cell>
          <table:table-cell table:style-name="Default"/>
          <table:table-cell ns41:value-type="float" table:style-name="ce65" office:value="13" office:value-type="float">
            <text:p>1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78" office:value-type="float">
            <text:p>378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233" office:value-type="float">
            <text:p>233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663" office:value-type="float">
            <text:p>663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66" office:value="756" office:value-type="float">
            <text:p>75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Hoeden-, petten- en stroohoed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222" office:value-type="float">
            <text:p>22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31" office:value-type="float">
            <text:p>23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6" office:value="238" office:value-type="float">
            <text:p>23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Houthak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200" office:value-type="float">
            <text:p>200</text:p>
          </table:table-cell>
          <table:table-cell table:style-name="ce30"/>
          <table:table-cell ns41:value-type="float" table:style-name="ce30" office:value="245" office:value-type="float">
            <text:p>245</text:p>
          </table:table-cell>
          <table:table-cell table:style-name="ce30"/>
          <table:table-cell ns41:value-type="float" table:style-name="ce66" office:value="245" office:value-type="float">
            <text:p>2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Houtzaagmolenaars, houtzagers, houtkoo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77" office:value-type="float">
            <text:p>177</text:p>
          </table:table-cell>
          <table:table-cell table:style-name="ce30"/>
          <table:table-cell ns41:value-type="float" table:style-name="ce30" office:value="180" office:value-type="float">
            <text:p>180</text:p>
          </table:table-cell>
          <table:table-cell table:style-name="ce30"/>
          <table:table-cell ns41:value-type="float" table:style-name="ce66" office:value="180" office:value-type="float">
            <text:p>18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Huisleerlingen</text:p>
          </table:table-cell>
          <table:table-cell table:style-name="Default"/>
          <table:table-cell ns41:value-type="float" table:style-name="ce65" office:value="401" office:value-type="float">
            <text:p>401</text:p>
          </table:table-cell>
          <table:table-cell ns41:value-type="float" table:style-name="ce30" office:value="354" office:value-type="float">
            <text:p>354</text:p>
          </table:table-cell>
          <table:table-cell ns41:value-type="float" table:style-name="ce30" office:value="124" office:value-type="float">
            <text:p>124</text:p>
          </table:table-cell>
          <table:table-cell ns41:value-type="float" table:style-name="ce30" office:value="117" office:value-type="float">
            <text:p>117</text:p>
          </table:table-cell>
          <table:table-cell ns41:value-type="float" table:style-name="ce30" office:value="211" office:value-type="float">
            <text:p>211</text:p>
          </table:table-cell>
          <table:table-cell ns41:value-type="float" table:style-name="ce30" office:value="203" office:value-type="float">
            <text:p>203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30" office:value="848" office:value-type="float">
            <text:p>848</text:p>
          </table:table-cell>
          <table:table-cell ns41:value-type="float" table:style-name="ce30" office:value="752" office:value-type="float">
            <text:p>752</text:p>
          </table:table-cell>
          <table:table-cell ns41:value-type="string" table:style-name="ce66" office:value-type="string">
            <text:p>1.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Ingenieurs en verdere ambtenaren van den waterstaat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5" office:value-type="float">
            <text:p>45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table:style-name="ce30"/>
          <table:table-cell ns41:value-type="float" table:style-name="ce66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Inleggers van levensbehoef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Jag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66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Jagt (personen behoorende tot de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66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Juweliers, goud- en zilversmeden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0" office:value="277" office:value-type="float">
            <text:p>27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04" office:value-type="float">
            <text:p>30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307" office:value-type="float">
            <text:p>30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aarders, wolkamm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aarsenmakers (smeer- en was-)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66" office:value="47" office:value-type="float">
            <text:p>4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abinet- en schrijnwerkers, kunstdraaij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33" office:value-type="float">
            <text:p>233</text:p>
          </table:table-cell>
          <table:table-cell table:style-name="ce30"/>
          <table:table-cell ns41:value-type="float" table:style-name="ce30" office:value="257" office:value-type="float">
            <text:p>257</text:p>
          </table:table-cell>
          <table:table-cell table:style-name="ce30"/>
          <table:table-cell ns41:value-type="float" table:style-name="ce66" office:value="257" office:value-type="float">
            <text:p>25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adetten van de landmagt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33" office:value-type="float">
            <text:p>133</text:p>
          </table:table-cell>
          <table:table-cell table:style-name="ce30"/>
          <table:table-cell ns41:value-type="float" table:style-name="ce30" office:value="144" office:value-type="float">
            <text:p>144</text:p>
          </table:table-cell>
          <table:table-cell table:style-name="ce30"/>
          <table:table-cell ns41:value-type="float" table:style-name="ce66" office:value="144" office:value-type="float">
            <text:p>14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adetten van de zeemagt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alkbranders, cement- en tras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antoor- en winkelbedienden, pakhuisknecht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145" office:value-type="float">
            <text:p>145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66" office:value="222" office:value-type="float">
            <text:p>2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leedermakers</text:p>
          </table:table-cell>
          <table:table-cell table:style-name="Default"/>
          <table:table-cell ns41:value-type="float" table:style-name="ce65" office:value="4" office:value-type="float">
            <text:p>4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212" office:value-type="float">
            <text:p>21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1" office:value="2289" office:value-type="float">
            <text:p>2,289</text:p>
          </table:table-cell>
          <table:table-cell ns41:value-type="float" table:style-name="ce30" office:value="17" office:value-type="float">
            <text:p>17</text:p>
          </table:table-cell>
          <table:table-cell ns41:value-type="string" table:style-name="ce30" office:value-type="string">
            <text:p>2.52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49" office:value="2539" office:value-type="float">
            <text:p>2,53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leederen- en gemaaktgoedverkoo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leinhandelaars, winkeli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1" office:value="1355" office:value-type="float">
            <text:p>1,355</text:p>
          </table:table-cell>
          <table:table-cell ns41:value-type="float" table:style-name="ce31" office:value="1419" office:value-type="float">
            <text:p>1,419</text:p>
          </table:table-cell>
          <table:table-cell ns41:value-type="float" table:style-name="ce31" office:value="1356" office:value-type="float">
            <text:p>1,356</text:p>
          </table:table-cell>
          <table:table-cell ns41:value-type="float" table:style-name="ce31" office:value="1424" office:value-type="float">
            <text:p>1,424</text:p>
          </table:table-cell>
          <table:table-cell ns41:value-type="float" table:style-name="ce49" office:value="2780" office:value-type="float">
            <text:p>2,78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lerken en schrijvers bij notarissen, ontvangers, prokureurs, deurwaarders enz.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211" office:value-type="float">
            <text:p>211</text:p>
          </table:table-cell>
          <table:table-cell table:style-name="ce30"/>
          <table:table-cell ns41:value-type="float" table:style-name="ce30" office:value="219" office:value-type="float">
            <text:p>219</text:p>
          </table:table-cell>
          <table:table-cell table:style-name="ce30"/>
          <table:table-cell ns41:value-type="float" table:style-name="ce66" office:value="219" office:value-type="float">
            <text:p>2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lompenmak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805" office:value-type="float">
            <text:p>805</text:p>
          </table:table-cell>
          <table:table-cell table:style-name="ce30"/>
          <table:table-cell ns41:value-type="float" table:style-name="ce30" office:value="837" office:value-type="float">
            <text:p>837</text:p>
          </table:table-cell>
          <table:table-cell table:style-name="ce30"/>
          <table:table-cell ns41:value-type="float" table:style-name="ce66" office:value="837" office:value-type="float">
            <text:p>83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noop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66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olenbran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oninklijk Huis (personen, verbonden aan het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ooplieden van verschillenden aard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1" office:value="1098" office:value-type="float">
            <text:p>1,098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1" office:value="1101" office:value-type="float">
            <text:p>1,101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49" office:value="1229" office:value-type="float">
            <text:p>1,2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oornmolenaa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545" office:value-type="float">
            <text:p>545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567" office:value-type="float">
            <text:p>567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66" office:value="587" office:value-type="float">
            <text:p>58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oornverschie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oper- en blikslagers, draadvlechters, ketellapp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3" office:value-type="float">
            <text:p>43</text:p>
          </table:table-cell>
          <table:table-cell table:style-name="ce30"/>
          <table:table-cell ns41:value-type="float" table:style-name="ce30" office:value="413" office:value-type="float">
            <text:p>41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58" office:value-type="float">
            <text:p>45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460" office:value-type="float">
            <text:p>46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oper-, klok- en geelgiet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ostschoolhouders en onderwijz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9" office:value-type="float">
            <text:p>39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66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ostschoolleerlingen</text:p>
          </table:table-cell>
          <table:table-cell table:style-name="Default"/>
          <table:table-cell ns41:value-type="float" table:style-name="ce65" office:value="95" office:value-type="float">
            <text:p>95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144" office:value-type="float">
            <text:p>144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355" office:value-type="float">
            <text:p>355</text:p>
          </table:table-cell>
          <table:table-cell ns41:value-type="float" table:style-name="ce30" office:value="162" office:value-type="float">
            <text:p>162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75" office:value-type="float">
            <text:p>75</text:p>
          </table:table-cell>
          <table:table-cell ns41:value-type="float" table:style-name="ce30" office:value="654" office:value-type="float">
            <text:p>654</text:p>
          </table:table-cell>
          <table:table-cell ns41:value-type="float" table:style-name="ce30" office:value="335" office:value-type="float">
            <text:p>335</text:p>
          </table:table-cell>
          <table:table-cell ns41:value-type="float" table:style-name="ce66" office:value="989" office:value-type="float">
            <text:p>98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raankinde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ram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22" office:value-type="float">
            <text:p>122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66" office:value="176" office:value-type="float">
            <text:p>17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ramm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rib- en dijkwerkers, heibaz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5" office:value-type="float">
            <text:p>35</text:p>
          </table:table-cell>
          <table:table-cell table:style-name="ce30"/>
          <table:table-cell ns41:value-type="float" table:style-name="ce30" office:value="35" office:value-type="float">
            <text:p>35</text:p>
          </table:table-cell>
          <table:table-cell table:style-name="ce30"/>
          <table:table-cell ns41:value-type="float" table:style-name="ce66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roeghouders, tappers enz.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0" office:value="642" office:value-type="float">
            <text:p>642</text:p>
          </table:table-cell>
          <table:table-cell ns41:value-type="float" table:style-name="ce30" office:value="251" office:value-type="float">
            <text:p>251</text:p>
          </table:table-cell>
          <table:table-cell ns41:value-type="float" table:style-name="ce30" office:value="642" office:value-type="float">
            <text:p>642</text:p>
          </table:table-cell>
          <table:table-cell ns41:value-type="float" table:style-name="ce30" office:value="252" office:value-type="float">
            <text:p>252</text:p>
          </table:table-cell>
          <table:table-cell ns41:value-type="float" table:style-name="ce66" office:value="894" office:value-type="float">
            <text:p>89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ruidfabrijkanten en vuurwerk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ruijers, sjouwers, schoenpoets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47" office:value-type="float">
            <text:p>14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47" office:value-type="float">
            <text:p>14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48" office:value-type="float">
            <text:p>1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rijgslieden van en boven den rang van 2den luitenant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11" office:value-type="float">
            <text:p>311</text:p>
          </table:table-cell>
          <table:table-cell table:style-name="ce30"/>
          <table:table-cell ns41:value-type="float" table:style-name="ce30" office:value="311" office:value-type="float">
            <text:p>311</text:p>
          </table:table-cell>
          <table:table-cell table:style-name="ce30"/>
          <table:table-cell ns41:value-type="float" table:style-name="ce66" office:value="311" office:value-type="float">
            <text:p>3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rijgslieden beneden den rang van 2den luitenant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1" office:value="3574" office:value-type="float">
            <text:p>3,574</text:p>
          </table:table-cell>
          <table:table-cell table:style-name="ce30"/>
          <table:table-cell ns41:value-type="float" table:style-name="ce31" office:value="3602" office:value-type="float">
            <text:p>3,602</text:p>
          </table:table-cell>
          <table:table-cell table:style-name="ce30"/>
          <table:table-cell ns41:value-type="float" table:style-name="ce49" office:value="3602" office:value-type="float">
            <text:p>3,60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uipers, hoepel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520" office:value-type="float">
            <text:p>520</text:p>
          </table:table-cell>
          <table:table-cell table:style-name="ce30"/>
          <table:table-cell ns41:value-type="float" table:style-name="ce30" office:value="542" office:value-type="float">
            <text:p>542</text:p>
          </table:table-cell>
          <table:table-cell table:style-name="ce30"/>
          <table:table-cell ns41:value-type="float" table:style-name="ce66" office:value="542" office:value-type="float">
            <text:p>5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unstenaars, goochelaars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unstkoopers, muzijk- en teekenhandela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unstlak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unstoefenaren muzijkanten, muzijkmeesters, organist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86" office:value-type="float">
            <text:p>8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91" office:value-type="float">
            <text:p>9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unstoefenaren schil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66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unstoefenaren teekenaars, teekenmeesters, daguerreotypeurs, decorateu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unstoefenaren tooneelspelers, dansmeesters, zan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unst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Kurkensnij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Landbouwers</text:p>
          </table:table-cell>
          <table:table-cell table:style-name="Default"/>
          <table:table-cell ns41:value-type="float" table:style-name="ce65" office:value="56" office:value-type="float">
            <text:p>56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263" office:value-type="float">
            <text:p>263</text:p>
          </table:table-cell>
          <table:table-cell ns41:value-type="float" table:style-name="ce30" office:value="160" office:value-type="float">
            <text:p>160</text:p>
          </table:table-cell>
          <table:table-cell ns41:value-type="float" table:style-name="ce31" office:value="2185" office:value-type="float">
            <text:p>2,185</text:p>
          </table:table-cell>
          <table:table-cell ns41:value-type="string" table:style-name="ce30" office:value-type="string">
            <text:p>1.49</text:p>
          </table:table-cell>
          <table:table-cell ns41:value-type="float" table:style-name="ce31" office:value="38836" office:value-type="float">
            <text:p>38,836</text:p>
          </table:table-cell>
          <table:table-cell ns41:value-type="float" table:style-name="ce31" office:value="24442" office:value-type="float">
            <text:p>24,442</text:p>
          </table:table-cell>
          <table:table-cell ns41:value-type="float" table:style-name="ce31" office:value="41340" office:value-type="float">
            <text:p>41,340</text:p>
          </table:table-cell>
          <table:table-cell ns41:value-type="float" table:style-name="ce31" office:value="26141" office:value-type="float">
            <text:p>26,141</text:p>
          </table:table-cell>
          <table:table-cell ns41:value-type="float" table:style-name="ce49" office:value="67481" office:value-type="float">
            <text:p>67,48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Landhuishoudkundige scholen onderwijz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Landhuishoudkundige scholen leerlin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Landmeters en teekenaars bij het kadaster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Lantaarnopste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Latijnsche scholen onderwijz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66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Latijnsche scholen leerlingen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30" office:value="60" office:value-type="float">
            <text:p>60</text:p>
          </table:table-cell>
          <table:table-cell table:style-name="ce30"/>
          <table:table-cell ns41:value-type="float" table:style-name="ce66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Leerbereiders en looij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751" office:value-type="float">
            <text:p>75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776" office:value-type="float">
            <text:p>776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66" office:value="797" office:value-type="float">
            <text:p>79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Lettergiet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Liefdadige gestichten hoofd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66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Liefdadige gestichten dienstdoend personeel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3" office:value-type="float">
            <text:p>33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66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Linieer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Loodgieters en pompen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7" office:value-type="float">
            <text:p>47</text:p>
          </table:table-cell>
          <table:table-cell table:style-name="ce30"/>
          <table:table-cell ns41:value-type="float" table:style-name="ce30" office:value="48" office:value-type="float">
            <text:p>48</text:p>
          </table:table-cell>
          <table:table-cell table:style-name="ce30"/>
          <table:table-cell ns41:value-type="float" table:style-name="ce66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Loodswezen en strandvonderij (personen behoorende tot)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Loodwitm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Lijmzie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agazijn- en pakhuismeest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akelaars en kargadoo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andenmak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172" office:value-type="float">
            <text:p>17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81" office:value-type="float">
            <text:p>18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82" office:value-type="float">
            <text:p>18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anufakturen/* 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3" office:value-type="float">
            <text:p>6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anufakturen/* kooplied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anufakturen/* werklieden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table:style-name="ce30"/>
          <table:table-cell ns41:value-type="float" table:style-name="ce66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ariniers en zeelieden van en boven den rang van 2den luitenant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6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ariniers en zeelieden beneden den rang van 2den luitenant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atten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66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eekrapbereiders en fabrijkant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30" office:value="42" office:value-type="float">
            <text:p>42</text:p>
          </table:table-cell>
          <table:table-cell table:style-name="ce30"/>
          <table:table-cell ns41:value-type="float" table:style-name="ce66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eesters (keur-, markt-, waag-), afsla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elk-, boter-, kaasverkoo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essenmakers en slij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66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eters (kolen-, koorn-, hooi-, hout-, scheeps- enz.), wijnste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6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etselaa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string" table:style-name="ce30" office:value-type="string">
            <text:p>1.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1" office:value="1544" office:value-type="float">
            <text:p>1,54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49" office:value="1548" office:value-type="float">
            <text:p>1,5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odemaaksters</text:p>
          </table:table-cell>
          <table:table-cell table:style-name="Default"/>
          <table:table-cell table:style-name="ce65"/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71" office:value-type="float">
            <text:p>71</text:p>
          </table:table-cell>
          <table:table-cell table:style-name="ce30"/>
          <table:table-cell ns41:value-type="float" table:style-name="ce30" office:value="76" office:value-type="float">
            <text:p>76</text:p>
          </table:table-cell>
          <table:table-cell ns41:value-type="float" table:style-name="ce66" office:value="76" office:value-type="float">
            <text:p>7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ol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66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outmolen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uzijkinstrument-, orgel-, forte pianomakers, stemmers en verkoop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Mijnwer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6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212" office:value-type="float">
            <text:p>21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1" office:value="4703" office:value-type="float">
            <text:p>4,70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1" office:value="4945" office:value-type="float">
            <text:p>4,945</text:p>
          </table:table-cell>
          <table:table-cell ns41:value-type="float" table:style-name="ce49" office:value="4951" office:value-type="float">
            <text:p>4,95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Nachtwer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Notariss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93" office:value-type="float">
            <text:p>93</text:p>
          </table:table-cell>
          <table:table-cell table:style-name="ce30"/>
          <table:table-cell ns41:value-type="float" table:style-name="ce30" office:value="93" office:value-type="float">
            <text:p>93</text:p>
          </table:table-cell>
          <table:table-cell table:style-name="ce30"/>
          <table:table-cell ns41:value-type="float" table:style-name="ce66" office:value="93" office:value-type="float">
            <text:p>9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Notarissen (kandidaat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66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Olieslagers en molenaa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62" office:value-type="float">
            <text:p>16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66" office:value-type="float">
            <text:p>16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6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Omroepers, aanplak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66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Ondernemers en direkteurs van begrafenis- en ziekenfondsen/?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Ondernemers en direkteurs van naamlooze en verdere handel-maatschappij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Ondernemers en direkteurs van verzekering- en brandwaarborgmaatschappijen/?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Ondernemers en direkteurs van openbare werk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528" office:value-type="float">
            <text:p>528</text:p>
          </table:table-cell>
          <table:table-cell ns41:value-type="float" table:style-name="ce30" office:value="194" office:value-type="float">
            <text:p>194</text:p>
          </table:table-cell>
          <table:table-cell ns41:value-type="float" table:style-name="ce30" office:value="539" office:value-type="float">
            <text:p>539</text:p>
          </table:table-cell>
          <table:table-cell ns41:value-type="float" table:style-name="ce30" office:value="194" office:value-type="float">
            <text:p>194</text:p>
          </table:table-cell>
          <table:table-cell ns41:value-type="float" table:style-name="ce66" office:value="733" office:value-type="float">
            <text:p>7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Opzigters, conducteurs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66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Orgeldraaijers, straatmuz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Oudijzer-, oude kleederen-, beenenverkoo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6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Paarden- en veehouders en verkoopers, koemel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Paarden- en beestensnij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Pannen-, potten-, pijpen-, steen- en tegelbakk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139" office:value-type="float">
            <text:p>13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60" office:value-type="float">
            <text:p>16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164" office:value-type="float">
            <text:p>16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Papier- en gekleurd papier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Papier- en gekleurd papierhandel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Papier- en gekleurd papierwerklied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Parapluie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Pennenberei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Pikeu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Pik- en teersto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Plaat- en steendrukkers, plaatsnij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66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Pleistergieters, boetseer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79" office:value-type="float">
            <text:p>479</text:p>
          </table:table-cell>
          <table:table-cell table:style-name="ce30"/>
          <table:table-cell ns41:value-type="float" table:style-name="ce30" office:value="479" office:value-type="float">
            <text:p>479</text:p>
          </table:table-cell>
          <table:table-cell table:style-name="ce30"/>
          <table:table-cell ns41:value-type="float" table:style-name="ce66" office:value="479" office:value-type="float">
            <text:p>47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Prokureu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Publieke vrouwen, publiekhuishoud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ns41:value-type="float" table:style-name="ce66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Pijpenmak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6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Reed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Regterlijke magt (ambtenaren der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8" office:value-type="float">
            <text:p>78</text:p>
          </table:table-cell>
          <table:table-cell table:style-name="ce30"/>
          <table:table-cell ns41:value-type="float" table:style-name="ce30" office:value="78" office:value-type="float">
            <text:p>78</text:p>
          </table:table-cell>
          <table:table-cell table:style-name="ce30"/>
          <table:table-cell ns41:value-type="float" table:style-name="ce66" office:value="78" office:value-type="float">
            <text:p>7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Renteniers, partikulieren</text:p>
          </table:table-cell>
          <table:table-cell table:style-name="Default"/>
          <table:table-cell table:style-name="ce65"/>
          <table:table-cell table:style-name="ce30" table:number-columns-repeated="4"/>
          <table:table-cell ns41:value-type="float" table:style-name="ce30" office:value="5" office:value-type="float">
            <text:p>5</text:p>
          </table:table-cell>
          <table:table-cell ns41:value-type="float" table:style-name="ce30" office:value="695" office:value-type="float">
            <text:p>695</text:p>
          </table:table-cell>
          <table:table-cell ns41:value-type="float" table:style-name="ce31" office:value="1025" office:value-type="float">
            <text:p>1,025</text:p>
          </table:table-cell>
          <table:table-cell ns41:value-type="float" table:style-name="ce30" office:value="695" office:value-type="float">
            <text:p>695</text:p>
          </table:table-cell>
          <table:table-cell ns41:value-type="float" table:style-name="ce31" office:value="1030" office:value-type="float">
            <text:p>1,030</text:p>
          </table:table-cell>
          <table:table-cell ns41:value-type="float" table:style-name="ce49" office:value="1725" office:value-type="float">
            <text:p>1,7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Rent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6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Rijtuig-, wagen-, koffer-, zadel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646" office:value-type="float">
            <text:p>646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671" office:value-type="float">
            <text:p>67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6" office:value="679" office:value-type="float">
            <text:p>67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Rijtuigschild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chaarslij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66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chat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6" office:value-type="float">
            <text:p>2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cheep-, blok-, mast- en zeilmakers, rafactiemeesters, scheepsloopers, takelaa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84" office:value-type="float">
            <text:p>84</text:p>
          </table:table-cell>
          <table:table-cell table:style-name="ce30"/>
          <table:table-cell ns41:value-type="float" table:style-name="ce30" office:value="87" office:value-type="float">
            <text:p>87</text:p>
          </table:table-cell>
          <table:table-cell table:style-name="ce30"/>
          <table:table-cell ns41:value-type="float" table:style-name="ce66" office:value="87" office:value-type="float">
            <text:p>8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cheepswa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cheikundige voorwerpen en verfwaren (fabrijkanten en werklieden in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chelpvisschers, schulp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cherm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childers (huis-), glazen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670" office:value-type="float">
            <text:p>67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96" office:value-type="float">
            <text:p>69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700" office:value-type="float">
            <text:p>70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65" office:value="2" office:value-type="float">
            <text:p>2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39" office:value-type="float">
            <text:p>39</text:p>
          </table:table-cell>
          <table:table-cell table:style-name="ce30"/>
          <table:table-cell ns41:value-type="float" table:style-name="ce31" office:value="1101" office:value-type="float">
            <text:p>1,10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1" office:value="1148" office:value-type="float">
            <text:p>1,14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49" office:value="1154" office:value-type="float">
            <text:p>1,15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choenmakers en lappers</text:p>
          </table:table-cell>
          <table:table-cell table:style-name="Default"/>
          <table:table-cell ns41:value-type="float" table:style-name="ce65" office:value="25" office:value-type="float">
            <text:p>25</text:p>
          </table:table-cell>
          <table:table-cell table:style-name="ce30"/>
          <table:table-cell ns41:value-type="float" table:style-name="ce30" office:value="119" office:value-type="float">
            <text:p>11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66" office:value-type="float">
            <text:p>666</text:p>
          </table:table-cell>
          <table:table-cell table:style-name="ce30"/>
          <table:table-cell ns41:value-type="float" table:style-name="ce31" office:value="5714" office:value-type="float">
            <text:p>5,714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1" office:value="6524" office:value-type="float">
            <text:p>6,524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49" office:value="6545" office:value-type="float">
            <text:p>6,5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choolleerlingen</text:p>
          </table:table-cell>
          <table:table-cell table:style-name="Default"/>
          <table:table-cell ns41:value-type="float" table:style-name="ce23" office:value="9867" office:value-type="float">
            <text:p>9,867</text:p>
          </table:table-cell>
          <table:table-cell ns41:value-type="float" table:style-name="ce31" office:value="8562" office:value-type="float">
            <text:p>8,562</text:p>
          </table:table-cell>
          <table:table-cell ns41:value-type="float" table:style-name="ce31" office:value="3873" office:value-type="float">
            <text:p>3,873</text:p>
          </table:table-cell>
          <table:table-cell ns41:value-type="float" table:style-name="ce31" office:value="3523" office:value-type="float">
            <text:p>3,523</text:p>
          </table:table-cell>
          <table:table-cell ns41:value-type="float" table:style-name="ce31" office:value="3645" office:value-type="float">
            <text:p>3,645</text:p>
          </table:table-cell>
          <table:table-cell ns41:value-type="float" table:style-name="ce31" office:value="3154" office:value-type="float">
            <text:p>3,154</text:p>
          </table:table-cell>
          <table:table-cell ns41:value-type="float" table:style-name="ce30" office:value="296" office:value-type="float">
            <text:p>296</text:p>
          </table:table-cell>
          <table:table-cell ns41:value-type="float" table:style-name="ce30" office:value="302" office:value-type="float">
            <text:p>302</text:p>
          </table:table-cell>
          <table:table-cell ns41:value-type="float" table:style-name="ce31" office:value="17681" office:value-type="float">
            <text:p>17,681</text:p>
          </table:table-cell>
          <table:table-cell ns41:value-type="float" table:style-name="ce31" office:value="15541" office:value-type="float">
            <text:p>15,541</text:p>
          </table:table-cell>
          <table:table-cell ns41:value-type="float" table:style-name="ce49" office:value="33222" office:value-type="float">
            <text:p>33,2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choorsteenveg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66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lijpers (diamant-, glas-, marmer-, metaal- enz.)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office:value="1" table:style-name="ce30" table:number-columns-repeated="2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6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meden grof-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6" office:value-type="float">
            <text:p>36</text:p>
          </table:table-cell>
          <table:table-cell table:style-name="ce30"/>
          <table:table-cell ns41:value-type="float" table:style-name="ce30" office:value="535" office:value-type="float">
            <text:p>53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73" office:value-type="float">
            <text:p>57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577" office:value-type="float">
            <text:p>57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meden hoef-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491" office:value-type="float">
            <text:p>49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14" office:value-type="float">
            <text:p>51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6" office:value="520" office:value-type="float">
            <text:p>52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meden kagchel- en andere</text:p>
          </table:table-cell>
          <table:table-cell table:style-name="Default"/>
          <table:table-cell ns41:value-type="float" table:style-name="ce65" office:value="2" office:value-type="float">
            <text:p>2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0" office:value="430" office:value-type="float">
            <text:p>43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76" office:value-type="float">
            <text:p>47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478" office:value-type="float">
            <text:p>47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ollicit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peldenfabrijkanten en werklieden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5" office:value-type="float">
            <text:p>1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piegelmakers en verkoo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6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pinners, spoelders, wevers</text:p>
          </table:table-cell>
          <table:table-cell table:style-name="Default"/>
          <table:table-cell ns41:value-type="float" table:style-name="ce65" office:value="54" office:value-type="float">
            <text:p>54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514" office:value-type="float">
            <text:p>514</text:p>
          </table:table-cell>
          <table:table-cell ns41:value-type="float" table:style-name="ce30" office:value="267" office:value-type="float">
            <text:p>267</text:p>
          </table:table-cell>
          <table:table-cell ns41:value-type="float" table:style-name="ce31" office:value="5408" office:value-type="float">
            <text:p>5,408</text:p>
          </table:table-cell>
          <table:table-cell ns41:value-type="float" table:style-name="ce31" office:value="3082" office:value-type="float">
            <text:p>3,082</text:p>
          </table:table-cell>
          <table:table-cell ns41:value-type="float" table:style-name="ce31" office:value="6054" office:value-type="float">
            <text:p>6,054</text:p>
          </table:table-cell>
          <table:table-cell ns41:value-type="float" table:style-name="ce31" office:value="3445" office:value-type="float">
            <text:p>3,445</text:p>
          </table:table-cell>
          <table:table-cell ns41:value-type="float" table:style-name="ce49" office:value="9499" office:value-type="float">
            <text:p>9,49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poorweg- en stoombootbeamb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66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pijkerma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6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talhouders, rijtuigverhuur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teenhouw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66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teenkolen-, hout- en turf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6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telzie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toelen-bekleeders, draaijers, matt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66" office:value-type="float">
            <text:p>166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76" office:value-type="float">
            <text:p>17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6" office:value="183" office:value-type="float">
            <text:p>18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toffenverwers, glanz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9" office:value-type="float">
            <text:p>7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79" office:value-type="float">
            <text:p>7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6" office:value="84" office:value-type="float">
            <text:p>8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traat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8" office:value-type="float">
            <text:p>48</text:p>
          </table:table-cell>
          <table:table-cell table:style-name="ce30"/>
          <table:table-cell ns41:value-type="float" table:style-name="ce30" office:value="48" office:value-type="float">
            <text:p>48</text:p>
          </table:table-cell>
          <table:table-cell table:style-name="ce30"/>
          <table:table-cell ns41:value-type="float" table:style-name="ce66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tudenten aan hooge scholen, athenaea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66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tudenten aan academien, clinische schol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6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tudenten aan seminarien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3" office:value-type="float">
            <text:p>103</text:p>
          </table:table-cell>
          <table:table-cell table:style-name="ce30"/>
          <table:table-cell ns41:value-type="float" table:style-name="ce30" office:value="386" office:value-type="float">
            <text:p>386</text:p>
          </table:table-cell>
          <table:table-cell table:style-name="ce30"/>
          <table:table-cell ns41:value-type="float" table:style-name="ce30" office:value="490" office:value-type="float">
            <text:p>490</text:p>
          </table:table-cell>
          <table:table-cell table:style-name="ce30"/>
          <table:table-cell ns41:value-type="float" table:style-name="ce66" office:value="490" office:value-type="float">
            <text:p>49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tukadoors, wit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66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tijfselfabrijkant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uiker- en pastijbak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66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Suikerraffinad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Taalmeesters, translateu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Tabak- en sigarenfabrijkant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95" office:value-type="float">
            <text:p>9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6" office:value="103" office:value-type="float">
            <text:p>10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Tabak- en sigarenkervers</text:p>
          </table:table-cell>
          <table:table-cell table:style-name="Default"/>
          <table:table-cell ns41:value-type="float" table:style-name="ce65" office:value="2" office:value-type="float">
            <text:p>2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15" office:value-type="float">
            <text:p>21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218" office:value-type="float">
            <text:p>21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Tabak- en sigarenplan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Tabak- en sigaren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Tapijtfabrijkanten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66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Timmerlieden, kistenmakers</text:p>
          </table:table-cell>
          <table:table-cell table:style-name="Default"/>
          <table:table-cell ns41:value-type="float" table:style-name="ce65" office:value="4" office:value-type="float">
            <text:p>4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06" office:value-type="float">
            <text:p>106</text:p>
          </table:table-cell>
          <table:table-cell table:style-name="ce30"/>
          <table:table-cell ns41:value-type="float" table:style-name="ce31" office:value="2829" office:value-type="float">
            <text:p>2,82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1" office:value="2942" office:value-type="float">
            <text:p>2,94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49" office:value="2945" office:value-type="float">
            <text:p>2,94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Tinnegiet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 table:number-columns-repeated="3"/>
          <table:table-cell ns41:value-type="float" table:style-name="ce30" office:value="26" office:value-type="float">
            <text:p>2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6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Tol- en pontgaarders, brug- en sluiswach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13" office:value-type="float">
            <text:p>11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13" office:value-type="float">
            <text:p>11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115" office:value-type="float">
            <text:p>11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Touwslagers, baanwerkers</text:p>
          </table:table-cell>
          <table:table-cell table:style-name="Default"/>
          <table:table-cell table:style-name="ce65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31" office:value-type="float">
            <text:p>13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46" office:value-type="float">
            <text:p>14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149" office:value-type="float">
            <text:p>149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Traansto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Turf-, koorn- en kolendra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6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Uitdragers, uitventers, leurders</text:p>
          </table:table-cell>
          <table:table-cell table:style-name="Default"/>
          <table:table-cell ns41:value-type="float" table:style-name="ce65" office:value="3" office:value-type="float">
            <text:p>3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59" office:value-type="float">
            <text:p>159</text:p>
          </table:table-cell>
          <table:table-cell ns41:value-type="float" table:style-name="ce30" office:value="133" office:value-type="float">
            <text:p>133</text:p>
          </table:table-cell>
          <table:table-cell ns41:value-type="float" table:style-name="ce30" office:value="172" office:value-type="float">
            <text:p>172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66" office:value="313" office:value-type="float">
            <text:p>31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Uurwerk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178" office:value-type="float">
            <text:p>178</text:p>
          </table:table-cell>
          <table:table-cell table:style-name="ce30"/>
          <table:table-cell ns41:value-type="float" table:style-name="ce30" office:value="185" office:value-type="float">
            <text:p>185</text:p>
          </table:table-cell>
          <table:table-cell table:style-name="ce30"/>
          <table:table-cell ns41:value-type="float" table:style-name="ce66" office:value="185" office:value-type="float">
            <text:p>185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Veearts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66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Veenlieden, turfboer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Vendu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Vergulders, lijstenma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6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Villers</text:p>
          </table:table-cell>
          <table:table-cell table:style-name="Default"/>
          <table:table-cell table:style-name="ce65"/>
          <table:table-cell table:style-name="ce30" table:number-columns-repeated="7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Vischdroogers en roo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Vischverkoo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9" office:value-type="float">
            <office:annotation draw:style-name="gr1" svg:height="1.957cm" draw:caption-point-y="1.782cm" svg:width="3.584cm" svg:x="17.088cm" draw:caption-point-x="13.165cm" svg:y="655.532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10. Dit moet zijn 19.</text:span></text:p>
              <text:p text:style-name="P1"><text:span text:style-name="T2"/></text:p>
            </office:annotation>
            <text:p>19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66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Vissch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415" office:value-type="float">
            <text:p>41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31" office:value-type="float">
            <text:p>43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6" office:value="433" office:value-type="float">
            <text:p>43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Vleeschhouwers, spekslagers, poeli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540" office:value-type="float">
            <text:p>540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554" office:value-type="float">
            <text:p>554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66" office:value="573" office:value-type="float">
            <text:p>57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Voddenra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6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Voerlieden, koetsiers, loopers, postknechten en sleep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635" office:value-type="float">
            <text:p>635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638" office:value-type="float">
            <text:p>638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66" office:value="651" office:value-type="float">
            <text:p>65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Vogelverkoopers, kooiboeren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66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Wafel- en poffertjesbakk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Watermolen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2" office:value-type="float">
            <text:p>42</text:p>
          </table:table-cell>
          <table:table-cell table:style-name="ce30"/>
          <table:table-cell ns41:value-type="float" table:style-name="ce30" office:value="42" office:value-type="float">
            <text:p>42</text:p>
          </table:table-cell>
          <table:table-cell table:style-name="ce30"/>
          <table:table-cell ns41:value-type="float" table:style-name="ce66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Wekk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Werktuigkundigen en makers, balans- en brandspuitmak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66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Wijnhandelaa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57" office:value-type="float">
            <text:p>5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6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IJkmeest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IJzer- en koperdraaij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IJzergiete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6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Zaadverkoop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Zaakwaarnemers, commissionnairs</text:p>
          </table:table-cell>
          <table:table-cell table:style-name="Default"/>
          <table:table-cell table:style-name="ce65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1" office:value-type="float">
            <text:p>91</text:p>
          </table:table-cell>
          <table:table-cell table:style-name="ce30"/>
          <table:table-cell ns41:value-type="float" table:style-name="ce30" office:value="92" office:value-type="float">
            <text:p>92</text:p>
          </table:table-cell>
          <table:table-cell table:style-name="ce30"/>
          <table:table-cell ns41:value-type="float" table:style-name="ce66" office:value="92" office:value-type="float">
            <text:p>9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Zakkenmakers en verhuurd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Zandverkoop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6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Zeepzie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6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Zeevaartscholen onderwijzers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Zeevaartscholen leerling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Ziekenoppassers</text:p>
          </table:table-cell>
          <table:table-cell table:style-name="Default"/>
          <table:table-cell table:style-name="ce65"/>
          <table:table-cell table:style-name="ce30" table:number-columns-repeated="6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Zoutzied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66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Zwaardvegers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6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Zwavelstokkenmakers en verkoopers</text:p>
          </table:table-cell>
          <table:table-cell table:style-name="Default"/>
          <table:table-cell ns41:value-type="float" table:style-name="ce65" office:value="1" office:value-type="float">
            <text:p>1</text:p>
          </table:table-cell>
          <table:table-cell table:style-name="ce30" table:number-columns-repeated="7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Zijdeteelt (personen behoorende tot de)</text:p>
          </table:table-cell>
          <table:table-cell table:style-name="Default"/>
          <table:table-cell table:style-name="ce65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6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Verschillende beroepen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Zonder beroep</text:p>
          </table:table-cell>
          <table:table-cell table:style-name="Default"/>
          <table:table-cell ns41:value-type="float" table:style-name="ce23" office:value="31851" office:value-type="float">
            <text:p>31,851</text:p>
          </table:table-cell>
          <table:table-cell ns41:value-type="float" table:style-name="ce31" office:value="31944" office:value-type="float">
            <text:p>31,944</text:p>
          </table:table-cell>
          <table:table-cell ns41:value-type="float" table:style-name="ce31" office:value="3787" office:value-type="float">
            <text:p>3,787</text:p>
          </table:table-cell>
          <table:table-cell ns41:value-type="float" table:style-name="ce31" office:value="4482" office:value-type="float">
            <text:p>4,482</text:p>
          </table:table-cell>
          <table:table-cell ns41:value-type="float" table:style-name="ce31" office:value="6333" office:value-type="float">
            <text:p>6,333</text:p>
          </table:table-cell>
          <table:table-cell ns41:value-type="float" table:style-name="ce31" office:value="8986" office:value-type="float">
            <text:p>8,986</text:p>
          </table:table-cell>
          <table:table-cell ns41:value-type="float" table:style-name="ce31" office:value="9643" office:value-type="float">
            <text:p>9,643</text:p>
          </table:table-cell>
          <table:table-cell ns41:value-type="float" table:style-name="ce31" office:value="66674" office:value-type="float">
            <text:p>66,674</text:p>
          </table:table-cell>
          <table:table-cell ns41:value-type="string" table:style-name="ce30" office:value-type="string">
            <text:p>51.619/1</text:p>
          </table:table-cell>
          <table:table-cell ns41:value-type="string" table:style-name="ce30" office:value-type="string">
            <text:p>112.091/2</text:p>
          </table:table-cell>
          <table:table-cell ns41:value-type="float" table:style-name="ce49" office:value="163710" office:value-type="float">
            <text:p>163,710</text:p>
          </table:table-cell>
          <table:table-cell table:number-columns-repeated="1010"/>
        </table:table-row>
        <table:table-row table:style-name="ro4">
          <table:table-cell ns41:value-type="string" table:style-name="ce7" office:value-type="string">
            <text:p>DE STEDEN EN HET PLATTE LAND VEREENIGD.</text:p>
          </table:table-cell>
          <table:table-cell ns41:value-type="string" table:style-name="ce14" office:value-type="string">
            <text:p>Beroep onbekend</text:p>
          </table:table-cell>
          <table:table-cell table:style-name="Default"/>
          <table:table-cell table:style-name="ce65"/>
          <table:table-cell table:style-name="ce30" table:number-columns-repeated="9"/>
          <table:table-cell table:style-name="ce66"/>
          <table:table-cell table:number-columns-repeated="1010"/>
        </table:table-row>
        <table:table-row table:style-name="ro1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TOTAAL</text:p>
          </table:table-cell>
          <table:table-cell table:style-name="Default"/>
          <table:table-cell ns41:value-type="float" table:style-name="ce24" office:value="42428" office:value-type="float">
            <text:p>42,428</text:p>
          </table:table-cell>
          <table:table-cell ns41:value-type="float" table:style-name="ce32" office:value="41037" office:value-type="float">
            <text:p>41,037</text:p>
          </table:table-cell>
          <table:table-cell ns41:value-type="float" table:style-name="ce32" office:value="8696" office:value-type="float">
            <text:p>8,696</text:p>
          </table:table-cell>
          <table:table-cell ns41:value-type="string" table:style-name="ce36" office:value-type="string">
            <text:p>8.55</text:p>
          </table:table-cell>
          <table:table-cell ns41:value-type="float" table:style-name="ce32" office:value="17095" office:value-type="float">
            <text:p>17,095</text:p>
          </table:table-cell>
          <table:table-cell ns41:value-type="float" table:style-name="ce32" office:value="16146" office:value-type="float">
            <text:p>16,146</text:p>
          </table:table-cell>
          <table:table-cell ns41:value-type="float" table:style-name="ce32" office:value="128815" office:value-type="float">
            <text:p>128,815</text:p>
          </table:table-cell>
          <table:table-cell ns41:value-type="float" table:style-name="ce32" office:value="133643" office:value-type="float">
            <text:p>133,643</text:p>
          </table:table-cell>
          <table:table-cell ns41:value-type="float" table:style-name="ce32" office:value="197039" office:value-type="float">
            <text:p>197,039</text:p>
          </table:table-cell>
          <table:table-cell ns41:value-type="float" table:style-name="ce32" office:value="199381" office:value-type="float">
            <text:p>199,381</text:p>
          </table:table-cell>
          <table:table-cell ns41:value-type="float" table:style-name="ce50" office:value="396420" office:value-type="float">
            <text:p>396,420</text:p>
          </table:table-cell>
          <table:table-cell table:number-columns-repeated="1010"/>
        </table:table-row>
        <table:table-row table:style-name="ro4" table:number-rows-repeated="4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style-name="Default" table:number-columns-repeated="4"/>
          <table:table-cell table:style-name="ce33" table:number-columns-repeated="76"/>
          <table:table-cell table:style-name="Default"/>
          <table:table-cell table:style-name="ce33" table:number-columns-repeated="4"/>
          <table:table-cell table:style-name="ce59"/>
          <table:table-cell table:style-name="ce33" table:number-columns-repeated="7"/>
          <table:table-cell table:number-columns-repeated="931"/>
        </table:table-row>
        <table:table-row table:style-name="ro4" table:number-rows-repeated="10470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5" table:default-cell-style-name="Default" table:number-columns-repeated="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5" table:default-cell-style-name="Default" table:number-columns-repeated="1018"/>
        <table:table-row table:style-name="ro4" table:number-rows-repeated="3">
          <table:table-cell table:number-columns-repeated="1024"/>
        </table:table-row>
        <table:table-row table:style-name="ro4">
          <table:table-cell ns41:value-type="string" table:style-name="ce60" office:value-type="string">
            <text:p>Editregel</text:p>
          </table:table-cell>
          <table:table-cell ns41:value-type="string" table:style-name="ce60" office:value-type="string">
            <text:p>Deel telling</text:p>
          </table:table-cell>
          <table:table-cell ns41:value-type="string" table:style-name="ce60" office:value-type="string">
            <text:p>Rolnummer</text:p>
          </table:table-cell>
          <table:table-cell table:number-columns-repeated="1021"/>
        </table:table-row>
        <table:table-row table:style-name="ro4">
          <table:table-cell table:style-name="ce61" table:number-columns-repeated="3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ce67" office:value="30762" office:value-type="float">
            <text:p>3076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01" office:value-type="float">
            <text:p>390048008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63" office:value-type="float">
            <text:p>3076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02" office:value-type="float">
            <text:p>390048008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64" office:value-type="float">
            <text:p>3076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03" office:value-type="float">
            <text:p>390048008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65" office:value-type="float">
            <text:p>3076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04" office:value-type="float">
            <text:p>390048008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66" office:value-type="float">
            <text:p>3076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05" office:value-type="float">
            <text:p>390048008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67" office:value-type="float">
            <text:p>3076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06" office:value-type="float">
            <text:p>390048008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68" office:value-type="float">
            <text:p>3076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07" office:value-type="float">
            <text:p>390048008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69" office:value-type="float">
            <text:p>3076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08" office:value-type="float">
            <text:p>390048008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70" office:value-type="float">
            <text:p>3077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09" office:value-type="float">
            <text:p>390048008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71" office:value-type="float">
            <text:p>3077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10" office:value-type="float">
            <text:p>390048008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72" office:value-type="float">
            <text:p>3077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11" office:value-type="float">
            <text:p>390048008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73" office:value-type="float">
            <text:p>3077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12" office:value-type="float">
            <text:p>390048008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74" office:value-type="float">
            <text:p>3077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13" office:value-type="float">
            <text:p>390048008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75" office:value-type="float">
            <text:p>3077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14" office:value-type="float">
            <text:p>390048008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76" office:value-type="float">
            <text:p>3077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15" office:value-type="float">
            <text:p>390048008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77" office:value-type="float">
            <text:p>3077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16" office:value-type="float">
            <text:p>390048008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78" office:value-type="float">
            <text:p>3077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17" office:value-type="float">
            <text:p>390048008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79" office:value-type="float">
            <text:p>3077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18" office:value-type="float">
            <text:p>390048008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80" office:value-type="float">
            <text:p>3078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19" office:value-type="float">
            <text:p>390048008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81" office:value-type="float">
            <text:p>3078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20" office:value-type="float">
            <text:p>390048008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82" office:value-type="float">
            <text:p>3078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21" office:value-type="float">
            <text:p>390048008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83" office:value-type="float">
            <text:p>3078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22" office:value-type="float">
            <text:p>390048008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84" office:value-type="float">
            <text:p>3078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23" office:value-type="float">
            <text:p>390048008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85" office:value-type="float">
            <text:p>3078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24" office:value-type="float">
            <text:p>390048008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86" office:value-type="float">
            <text:p>3078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25" office:value-type="float">
            <text:p>390048008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87" office:value-type="float">
            <text:p>3078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26" office:value-type="float">
            <text:p>390048008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88" office:value-type="float">
            <text:p>3078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27" office:value-type="float">
            <text:p>390048008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89" office:value-type="float">
            <text:p>3078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28" office:value-type="float">
            <text:p>390048008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90" office:value-type="float">
            <text:p>3079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29" office:value-type="float">
            <text:p>390048008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91" office:value-type="float">
            <text:p>3079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30" office:value-type="float">
            <text:p>390048008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92" office:value-type="float">
            <text:p>3079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31" office:value-type="float">
            <text:p>390048008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93" office:value-type="float">
            <text:p>3079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32" office:value-type="float">
            <text:p>390048008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94" office:value-type="float">
            <text:p>3079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33" office:value-type="float">
            <text:p>390048008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95" office:value-type="float">
            <text:p>3079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34" office:value-type="float">
            <text:p>390048008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96" office:value-type="float">
            <text:p>3079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35" office:value-type="float">
            <text:p>390048008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97" office:value-type="float">
            <text:p>3079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36" office:value-type="float">
            <text:p>390048008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98" office:value-type="float">
            <text:p>3079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37" office:value-type="float">
            <text:p>390048008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799" office:value-type="float">
            <text:p>3079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38" office:value-type="float">
            <text:p>390048008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00" office:value-type="float">
            <text:p>3080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39" office:value-type="float">
            <text:p>390048008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01" office:value-type="float">
            <text:p>3080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40" office:value-type="float">
            <text:p>390048008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02" office:value-type="float">
            <text:p>3080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41" office:value-type="float">
            <text:p>390048008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03" office:value-type="float">
            <text:p>3080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42" office:value-type="float">
            <text:p>390048008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04" office:value-type="float">
            <text:p>3080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43" office:value-type="float">
            <text:p>390048008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05" office:value-type="float">
            <text:p>3080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44" office:value-type="float">
            <text:p>390048008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06" office:value-type="float">
            <text:p>3080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45" office:value-type="float">
            <text:p>390048008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07" office:value-type="float">
            <text:p>3080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46" office:value-type="float">
            <text:p>390048008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08" office:value-type="float">
            <text:p>3080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47" office:value-type="float">
            <text:p>390048008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09" office:value-type="float">
            <text:p>3080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48" office:value-type="float">
            <text:p>390048008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10" office:value-type="float">
            <text:p>3081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49" office:value-type="float">
            <text:p>390048008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11" office:value-type="float">
            <text:p>3081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50" office:value-type="float">
            <text:p>390048008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12" office:value-type="float">
            <text:p>3081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51" office:value-type="float">
            <text:p>390048008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13" office:value-type="float">
            <text:p>3081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52" office:value-type="float">
            <text:p>390048008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14" office:value-type="float">
            <text:p>3081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401053" office:value-type="float">
            <text:p>3900480084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15" office:value-type="float">
            <text:p>3081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01" office:value-type="float">
            <text:p>390048008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16" office:value-type="float">
            <text:p>3081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02" office:value-type="float">
            <text:p>390048008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17" office:value-type="float">
            <text:p>3081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03" office:value-type="float">
            <text:p>390048008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18" office:value-type="float">
            <text:p>3081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04" office:value-type="float">
            <text:p>390048008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19" office:value-type="float">
            <text:p>3081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05" office:value-type="float">
            <text:p>390048008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20" office:value-type="float">
            <text:p>3082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06" office:value-type="float">
            <text:p>390048008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21" office:value-type="float">
            <text:p>3082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07" office:value-type="float">
            <text:p>390048008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22" office:value-type="float">
            <text:p>3082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08" office:value-type="float">
            <text:p>390048008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23" office:value-type="float">
            <text:p>3082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09" office:value-type="float">
            <text:p>390048008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24" office:value-type="float">
            <text:p>3082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10" office:value-type="float">
            <text:p>390048008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25" office:value-type="float">
            <text:p>3082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11" office:value-type="float">
            <text:p>390048008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26" office:value-type="float">
            <text:p>3082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12" office:value-type="float">
            <text:p>390048008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27" office:value-type="float">
            <text:p>3082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13" office:value-type="float">
            <text:p>390048008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28" office:value-type="float">
            <text:p>3082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14" office:value-type="float">
            <text:p>390048008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29" office:value-type="float">
            <text:p>3082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15" office:value-type="float">
            <text:p>390048008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30" office:value-type="float">
            <text:p>3083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16" office:value-type="float">
            <text:p>390048008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31" office:value-type="float">
            <text:p>3083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17" office:value-type="float">
            <text:p>390048008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32" office:value-type="float">
            <text:p>3083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18" office:value-type="float">
            <text:p>390048008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33" office:value-type="float">
            <text:p>3083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19" office:value-type="float">
            <text:p>390048008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34" office:value-type="float">
            <text:p>3083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20" office:value-type="float">
            <text:p>390048008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35" office:value-type="float">
            <text:p>3083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21" office:value-type="float">
            <text:p>390048008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36" office:value-type="float">
            <text:p>3083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22" office:value-type="float">
            <text:p>390048008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37" office:value-type="float">
            <text:p>3083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23" office:value-type="float">
            <text:p>390048008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38" office:value-type="float">
            <text:p>3083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24" office:value-type="float">
            <text:p>390048008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39" office:value-type="float">
            <text:p>3083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25" office:value-type="float">
            <text:p>390048008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40" office:value-type="float">
            <text:p>3084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26" office:value-type="float">
            <text:p>390048008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41" office:value-type="float">
            <text:p>3084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27" office:value-type="float">
            <text:p>390048008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42" office:value-type="float">
            <text:p>3084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28" office:value-type="float">
            <text:p>390048008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43" office:value-type="float">
            <text:p>3084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29" office:value-type="float">
            <text:p>390048008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44" office:value-type="float">
            <text:p>3084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30" office:value-type="float">
            <text:p>390048008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45" office:value-type="float">
            <text:p>3084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31" office:value-type="float">
            <text:p>390048008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46" office:value-type="float">
            <text:p>3084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32" office:value-type="float">
            <text:p>390048008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47" office:value-type="float">
            <text:p>3084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33" office:value-type="float">
            <text:p>390048008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48" office:value-type="float">
            <text:p>3084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34" office:value-type="float">
            <text:p>390048008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49" office:value-type="float">
            <text:p>3084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35" office:value-type="float">
            <text:p>390048008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50" office:value-type="float">
            <text:p>3085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36" office:value-type="float">
            <text:p>390048008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51" office:value-type="float">
            <text:p>3085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37" office:value-type="float">
            <text:p>390048008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52" office:value-type="float">
            <text:p>3085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38" office:value-type="float">
            <text:p>390048008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53" office:value-type="float">
            <text:p>3085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39" office:value-type="float">
            <text:p>390048008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54" office:value-type="float">
            <text:p>3085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40" office:value-type="float">
            <text:p>390048008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55" office:value-type="float">
            <text:p>3085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41" office:value-type="float">
            <text:p>3900480085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56" office:value-type="float">
            <text:p>3085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42" office:value-type="float">
            <text:p>3900480085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57" office:value-type="float">
            <text:p>3085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43" office:value-type="float">
            <text:p>3900480085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58" office:value-type="float">
            <text:p>3085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44" office:value-type="float">
            <text:p>3900480085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59" office:value-type="float">
            <text:p>3085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45" office:value-type="float">
            <text:p>3900480085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60" office:value-type="float">
            <text:p>3086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46" office:value-type="float">
            <text:p>3900480085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61" office:value-type="float">
            <text:p>3086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47" office:value-type="float">
            <text:p>3900480085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62" office:value-type="float">
            <text:p>3086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48" office:value-type="float">
            <text:p>3900480085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63" office:value-type="float">
            <text:p>3086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49" office:value-type="float">
            <text:p>3900480085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64" office:value-type="float">
            <text:p>3086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50" office:value-type="float">
            <text:p>3900480085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65" office:value-type="float">
            <text:p>3086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8008501051" office:value-type="float">
            <text:p>3900480085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66" office:value-type="float">
            <text:p>3086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01" office:value-type="float">
            <text:p>390049008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67" office:value-type="float">
            <text:p>3086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02" office:value-type="float">
            <text:p>390049008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68" office:value-type="float">
            <text:p>3086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03" office:value-type="float">
            <text:p>390049008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69" office:value-type="float">
            <text:p>3086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04" office:value-type="float">
            <text:p>390049008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70" office:value-type="float">
            <text:p>3087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05" office:value-type="float">
            <text:p>390049008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71" office:value-type="float">
            <text:p>3087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06" office:value-type="float">
            <text:p>390049008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72" office:value-type="float">
            <text:p>3087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07" office:value-type="float">
            <text:p>390049008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73" office:value-type="float">
            <text:p>3087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08" office:value-type="float">
            <text:p>390049008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74" office:value-type="float">
            <text:p>3087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09" office:value-type="float">
            <text:p>390049008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75" office:value-type="float">
            <text:p>3087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10" office:value-type="float">
            <text:p>390049008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76" office:value-type="float">
            <text:p>3087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11" office:value-type="float">
            <text:p>390049008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77" office:value-type="float">
            <text:p>3087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12" office:value-type="float">
            <text:p>390049008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78" office:value-type="float">
            <text:p>3087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13" office:value-type="float">
            <text:p>390049008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79" office:value-type="float">
            <text:p>3087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14" office:value-type="float">
            <text:p>390049008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80" office:value-type="float">
            <text:p>3088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15" office:value-type="float">
            <text:p>390049008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81" office:value-type="float">
            <text:p>3088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16" office:value-type="float">
            <text:p>390049008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82" office:value-type="float">
            <text:p>3088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17" office:value-type="float">
            <text:p>390049008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83" office:value-type="float">
            <text:p>3088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18" office:value-type="float">
            <text:p>390049008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84" office:value-type="float">
            <text:p>3088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19" office:value-type="float">
            <text:p>390049008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85" office:value-type="float">
            <text:p>3088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20" office:value-type="float">
            <text:p>390049008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86" office:value-type="float">
            <text:p>3088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21" office:value-type="float">
            <text:p>390049008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87" office:value-type="float">
            <text:p>3088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22" office:value-type="float">
            <text:p>390049008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88" office:value-type="float">
            <text:p>3088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23" office:value-type="float">
            <text:p>390049008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89" office:value-type="float">
            <text:p>3088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24" office:value-type="float">
            <text:p>390049008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90" office:value-type="float">
            <text:p>3089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25" office:value-type="float">
            <text:p>390049008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91" office:value-type="float">
            <text:p>3089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26" office:value-type="float">
            <text:p>390049008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92" office:value-type="float">
            <text:p>3089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27" office:value-type="float">
            <text:p>390049008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93" office:value-type="float">
            <text:p>3089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28" office:value-type="float">
            <text:p>390049008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94" office:value-type="float">
            <text:p>3089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29" office:value-type="float">
            <text:p>390049008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95" office:value-type="float">
            <text:p>3089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30" office:value-type="float">
            <text:p>390049008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96" office:value-type="float">
            <text:p>3089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31" office:value-type="float">
            <text:p>390049008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97" office:value-type="float">
            <text:p>3089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32" office:value-type="float">
            <text:p>390049008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98" office:value-type="float">
            <text:p>3089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33" office:value-type="float">
            <text:p>390049008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899" office:value-type="float">
            <text:p>3089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34" office:value-type="float">
            <text:p>390049008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00" office:value-type="float">
            <text:p>3090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35" office:value-type="float">
            <text:p>390049008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01" office:value-type="float">
            <text:p>3090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36" office:value-type="float">
            <text:p>390049008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02" office:value-type="float">
            <text:p>3090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37" office:value-type="float">
            <text:p>390049008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03" office:value-type="float">
            <text:p>3090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38" office:value-type="float">
            <text:p>390049008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04" office:value-type="float">
            <text:p>3090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39" office:value-type="float">
            <text:p>390049008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05" office:value-type="float">
            <text:p>3090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40" office:value-type="float">
            <text:p>390049008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06" office:value-type="float">
            <text:p>3090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41" office:value-type="float">
            <text:p>390049008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07" office:value-type="float">
            <text:p>3090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42" office:value-type="float">
            <text:p>390049008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08" office:value-type="float">
            <text:p>3090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43" office:value-type="float">
            <text:p>390049008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09" office:value-type="float">
            <text:p>3090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44" office:value-type="float">
            <text:p>390049008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10" office:value-type="float">
            <text:p>3091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45" office:value-type="float">
            <text:p>390049008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11" office:value-type="float">
            <text:p>3091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46" office:value-type="float">
            <text:p>390049008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12" office:value-type="float">
            <text:p>3091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47" office:value-type="float">
            <text:p>390049008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13" office:value-type="float">
            <text:p>3091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48" office:value-type="float">
            <text:p>390049008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14" office:value-type="float">
            <text:p>3091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49" office:value-type="float">
            <text:p>390049008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15" office:value-type="float">
            <text:p>3091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50" office:value-type="float">
            <text:p>390049008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16" office:value-type="float">
            <text:p>3091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51" office:value-type="float">
            <text:p>390049008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17" office:value-type="float">
            <text:p>3091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601052" office:value-type="float">
            <text:p>390049008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18" office:value-type="float">
            <text:p>3091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49008701001" office:value-type="float">
            <text:p>390049008701001</text:p>
          </table:table-cell>
          <table:table-cell ns41:value-type="string" table:style-name="TL Metadata" office:value-type="string">
            <text:p>3900490087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19" office:value-type="float">
            <text:p>30919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20" office:value-type="float">
            <text:p>30920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21" office:value-type="float">
            <text:p>30921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22" office:value-type="float">
            <text:p>30922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23" office:value-type="float">
            <text:p>30923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24" office:value-type="float">
            <text:p>30924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25" office:value-type="float">
            <text:p>30925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26" office:value-type="float">
            <text:p>30926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27" office:value-type="float">
            <text:p>30927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28" office:value-type="float">
            <text:p>30928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29" office:value-type="float">
            <text:p>30929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30" office:value-type="float">
            <text:p>30930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31" office:value-type="float">
            <text:p>30931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32" office:value-type="float">
            <text:p>30932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33" office:value-type="float">
            <text:p>30933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34" office:value-type="float">
            <text:p>30934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35" office:value-type="float">
            <text:p>30935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36" office:value-type="float">
            <text:p>30936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37" office:value-type="float">
            <text:p>30937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38" office:value-type="float">
            <text:p>30938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39" office:value-type="float">
            <text:p>30939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40" office:value-type="float">
            <text:p>30940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41" office:value-type="float">
            <text:p>30941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23</text:p>
          </table:table-cell>
          <table:table-cell ns41:value-type="string" table:style-name="TL Metadata" office:value-type="string">
            <text:p>39004987 <text:s/>01023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42" office:value-type="float">
            <text:p>30942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43" office:value-type="float">
            <text:p>30943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25</text:p>
          </table:table-cell>
          <table:table-cell ns41:value-type="string" table:style-name="TL Metadata" office:value-type="string">
            <text:p>39004987 <text:s/>01023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44" office:value-type="float">
            <text:p>30944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45" office:value-type="float">
            <text:p>30945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46" office:value-type="float">
            <text:p>30946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47" office:value-type="float">
            <text:p>30947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48" office:value-type="float">
            <text:p>30948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49" office:value-type="float">
            <text:p>30949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50" office:value-type="float">
            <text:p>30950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51" office:value-type="float">
            <text:p>30951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52" office:value-type="float">
            <text:p>30952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53" office:value-type="float">
            <text:p>30953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54" office:value-type="float">
            <text:p>30954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55" office:value-type="float">
            <text:p>30955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56" office:value-type="float">
            <text:p>30956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57" office:value-type="float">
            <text:p>30957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58" office:value-type="float">
            <text:p>30958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59" office:value-type="float">
            <text:p>30959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60" office:value-type="float">
            <text:p>30960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61" office:value-type="float">
            <text:p>30961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62" office:value-type="float">
            <text:p>30962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63" office:value-type="float">
            <text:p>30963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64" office:value-type="float">
            <text:p>30964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65" office:value-type="float">
            <text:p>30965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66" office:value-type="float">
            <text:p>30966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67" office:value-type="float">
            <text:p>30967</text:p>
          </table:table-cell>
          <table:table-cell ns41:value-type="string" table:style-name="ce2" office:value-type="string">
            <text:p>Nb-4edl</text:p>
          </table:table-cell>
          <table:table-cell ns41:value-type="string" table:style-name="ce62" office:value-type="string">
            <text:p>39004987 <text:s/>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68" office:value-type="float">
            <text:p>3096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01" office:value-type="float">
            <text:p>390050008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69" office:value-type="float">
            <text:p>3096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02" office:value-type="float">
            <text:p>390050008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70" office:value-type="float">
            <text:p>3097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03" office:value-type="float">
            <text:p>390050008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71" office:value-type="float">
            <text:p>3097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04" office:value-type="float">
            <text:p>390050008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72" office:value-type="float">
            <text:p>3097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05" office:value-type="float">
            <text:p>390050008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73" office:value-type="float">
            <text:p>3097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06" office:value-type="float">
            <text:p>390050008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74" office:value-type="float">
            <text:p>3097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07" office:value-type="float">
            <text:p>390050008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75" office:value-type="float">
            <text:p>3097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08" office:value-type="float">
            <text:p>390050008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76" office:value-type="float">
            <text:p>3097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09" office:value-type="float">
            <text:p>390050008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77" office:value-type="float">
            <text:p>3097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10" office:value-type="float">
            <text:p>390050008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78" office:value-type="float">
            <text:p>3097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11" office:value-type="float">
            <text:p>390050008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79" office:value-type="float">
            <text:p>3097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12" office:value-type="float">
            <text:p>390050008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80" office:value-type="float">
            <text:p>3098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13" office:value-type="float">
            <text:p>390050008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81" office:value-type="float">
            <text:p>3098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14" office:value-type="float">
            <text:p>390050008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82" office:value-type="float">
            <text:p>3098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15" office:value-type="float">
            <text:p>390050008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83" office:value-type="float">
            <text:p>3098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16" office:value-type="float">
            <text:p>390050008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84" office:value-type="float">
            <text:p>3098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17" office:value-type="float">
            <text:p>390050008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85" office:value-type="float">
            <text:p>3098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18" office:value-type="float">
            <text:p>390050008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86" office:value-type="float">
            <text:p>3098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19" office:value-type="float">
            <text:p>390050008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87" office:value-type="float">
            <text:p>3098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20" office:value-type="float">
            <text:p>390050008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88" office:value-type="float">
            <text:p>3098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21" office:value-type="float">
            <text:p>390050008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89" office:value-type="float">
            <text:p>3098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22" office:value-type="float">
            <text:p>390050008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90" office:value-type="float">
            <text:p>3099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23" office:value-type="float">
            <text:p>390050008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91" office:value-type="float">
            <text:p>3099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24" office:value-type="float">
            <text:p>390050008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92" office:value-type="float">
            <text:p>3099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25" office:value-type="float">
            <text:p>390050008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93" office:value-type="float">
            <text:p>3099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26" office:value-type="float">
            <text:p>390050008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94" office:value-type="float">
            <text:p>3099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27" office:value-type="float">
            <text:p>390050008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95" office:value-type="float">
            <text:p>3099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28" office:value-type="float">
            <text:p>390050008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96" office:value-type="float">
            <text:p>3099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29" office:value-type="float">
            <text:p>390050008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97" office:value-type="float">
            <text:p>3099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30" office:value-type="float">
            <text:p>390050008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98" office:value-type="float">
            <text:p>3099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31" office:value-type="float">
            <text:p>390050008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0999" office:value-type="float">
            <text:p>3099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32" office:value-type="float">
            <text:p>390050008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00" office:value-type="float">
            <text:p>3100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33" office:value-type="float">
            <text:p>390050008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01" office:value-type="float">
            <text:p>3100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34" office:value-type="float">
            <text:p>390050008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02" office:value-type="float">
            <text:p>3100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35" office:value-type="float">
            <text:p>390050008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03" office:value-type="float">
            <text:p>3100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36" office:value-type="float">
            <text:p>390050008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04" office:value-type="float">
            <text:p>3100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37" office:value-type="float">
            <text:p>390050008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05" office:value-type="float">
            <text:p>3100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38" office:value-type="float">
            <text:p>390050008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06" office:value-type="float">
            <text:p>3100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39" office:value-type="float">
            <text:p>390050008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07" office:value-type="float">
            <text:p>3100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40" office:value-type="float">
            <text:p>390050008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08" office:value-type="float">
            <text:p>3100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41" office:value-type="float">
            <text:p>390050008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09" office:value-type="float">
            <text:p>3100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42" office:value-type="float">
            <text:p>390050008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10" office:value-type="float">
            <text:p>3101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43" office:value-type="float">
            <text:p>390050008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11" office:value-type="float">
            <text:p>3101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44" office:value-type="float">
            <text:p>390050008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12" office:value-type="float">
            <text:p>3101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45" office:value-type="float">
            <text:p>390050008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13" office:value-type="float">
            <text:p>3101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46" office:value-type="float">
            <text:p>390050008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14" office:value-type="float">
            <text:p>3101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47" office:value-type="float">
            <text:p>390050008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15" office:value-type="float">
            <text:p>3101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48" office:value-type="float">
            <text:p>390050008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16" office:value-type="float">
            <text:p>3101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49" office:value-type="float">
            <text:p>390050008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17" office:value-type="float">
            <text:p>3101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50" office:value-type="float">
            <text:p>390050008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18" office:value-type="float">
            <text:p>3101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51" office:value-type="float">
            <text:p>390050008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19" office:value-type="float">
            <text:p>3101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801052" office:value-type="float">
            <text:p>390050008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20" office:value-type="float">
            <text:p>3102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01" office:value-type="float">
            <text:p>390050008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21" office:value-type="float">
            <text:p>3102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02" office:value-type="float">
            <text:p>390050008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22" office:value-type="float">
            <text:p>3102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03" office:value-type="float">
            <text:p>390050008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23" office:value-type="float">
            <text:p>3102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04" office:value-type="float">
            <text:p>390050008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24" office:value-type="float">
            <text:p>3102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05" office:value-type="float">
            <text:p>390050008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25" office:value-type="float">
            <text:p>3102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06" office:value-type="float">
            <text:p>390050008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26" office:value-type="float">
            <text:p>3102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07" office:value-type="float">
            <text:p>390050008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27" office:value-type="float">
            <text:p>3102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08" office:value-type="float">
            <text:p>390050008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28" office:value-type="float">
            <text:p>3102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09" office:value-type="float">
            <text:p>390050008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29" office:value-type="float">
            <text:p>3102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10" office:value-type="float">
            <text:p>390050008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30" office:value-type="float">
            <text:p>3103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11" office:value-type="float">
            <text:p>390050008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31" office:value-type="float">
            <text:p>3103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12" office:value-type="float">
            <text:p>390050008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32" office:value-type="float">
            <text:p>3103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13" office:value-type="float">
            <text:p>390050008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33" office:value-type="float">
            <text:p>3103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14" office:value-type="float">
            <text:p>390050008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34" office:value-type="float">
            <text:p>3103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15" office:value-type="float">
            <text:p>390050008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35" office:value-type="float">
            <text:p>3103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16" office:value-type="float">
            <text:p>390050008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36" office:value-type="float">
            <text:p>3103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17" office:value-type="float">
            <text:p>390050008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37" office:value-type="float">
            <text:p>3103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18" office:value-type="float">
            <text:p>390050008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38" office:value-type="float">
            <text:p>3103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19" office:value-type="float">
            <text:p>390050008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39" office:value-type="float">
            <text:p>3103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20" office:value-type="float">
            <text:p>390050008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40" office:value-type="float">
            <text:p>3104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21" office:value-type="float">
            <text:p>390050008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41" office:value-type="float">
            <text:p>3104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22" office:value-type="float">
            <text:p>390050008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42" office:value-type="float">
            <text:p>3104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23" office:value-type="float">
            <text:p>390050008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43" office:value-type="float">
            <text:p>3104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24" office:value-type="float">
            <text:p>3900500089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44" office:value-type="float">
            <text:p>3104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25" office:value-type="float">
            <text:p>390050008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45" office:value-type="float">
            <text:p>3104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26" office:value-type="float">
            <text:p>3900500089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46" office:value-type="float">
            <text:p>3104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27" office:value-type="float">
            <text:p>390050008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47" office:value-type="float">
            <text:p>3104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28" office:value-type="float">
            <text:p>390050008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48" office:value-type="float">
            <text:p>3104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29" office:value-type="float">
            <text:p>390050008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49" office:value-type="float">
            <text:p>3104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30" office:value-type="float">
            <text:p>390050008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50" office:value-type="float">
            <text:p>3105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31" office:value-type="float">
            <text:p>390050008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51" office:value-type="float">
            <text:p>3105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32" office:value-type="float">
            <text:p>390050008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52" office:value-type="float">
            <text:p>3105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33" office:value-type="float">
            <text:p>390050008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53" office:value-type="float">
            <text:p>3105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34" office:value-type="float">
            <text:p>390050008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54" office:value-type="float">
            <text:p>3105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35" office:value-type="float">
            <text:p>390050008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55" office:value-type="float">
            <text:p>3105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36" office:value-type="float">
            <text:p>390050008901036</text:p>
          </table:table-cell>
          <table:table-cell ns41:value-type="string" table:style-name="TL Metadata" office:value-type="string">
            <text:p>3900500089010361 <text:s/>Hieronder drie van onbekenden ouderdom.</text:p>
          </table:table-cell>
          <table:table-cell ns41:value-type="string" table:style-name="TL Metadata" office:value-type="string">
            <text:p>3900500089010362 <text:s/>Hieronder vier van onbekenden ouderdom.</text:p>
          </table:table-cell>
          <table:table-cell table:number-columns-repeated="1019"/>
        </table:table-row>
        <table:table-row table:style-name="ro4">
          <table:table-cell ns41:value-type="float" table:style-name="ce67" office:value="31056" office:value-type="float">
            <text:p>3105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37" office:value-type="float">
            <text:p>390050008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57" office:value-type="float">
            <text:p>3105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0008901038" office:value-type="float">
            <text:p>390050008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58" office:value-type="float">
            <text:p>3105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01" office:value-type="float">
            <text:p>390051009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59" office:value-type="float">
            <text:p>3105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02" office:value-type="float">
            <text:p>390051009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60" office:value-type="float">
            <text:p>3106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03" office:value-type="float">
            <text:p>390051009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61" office:value-type="float">
            <text:p>3106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04" office:value-type="float">
            <text:p>390051009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62" office:value-type="float">
            <text:p>3106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05" office:value-type="float">
            <text:p>390051009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63" office:value-type="float">
            <text:p>3106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06" office:value-type="float">
            <text:p>390051009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64" office:value-type="float">
            <text:p>3106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07" office:value-type="float">
            <text:p>390051009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65" office:value-type="float">
            <text:p>3106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08" office:value-type="float">
            <text:p>390051009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66" office:value-type="float">
            <text:p>3106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09" office:value-type="float">
            <text:p>390051009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67" office:value-type="float">
            <text:p>3106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10" office:value-type="float">
            <text:p>390051009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68" office:value-type="float">
            <text:p>3106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11" office:value-type="float">
            <text:p>390051009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69" office:value-type="float">
            <text:p>3106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12" office:value-type="float">
            <text:p>390051009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70" office:value-type="float">
            <text:p>3107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13" office:value-type="float">
            <text:p>390051009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71" office:value-type="float">
            <text:p>3107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14" office:value-type="float">
            <text:p>390051009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72" office:value-type="float">
            <text:p>3107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15" office:value-type="float">
            <text:p>390051009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73" office:value-type="float">
            <text:p>3107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16" office:value-type="float">
            <text:p>390051009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74" office:value-type="float">
            <text:p>3107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17" office:value-type="float">
            <text:p>390051009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75" office:value-type="float">
            <text:p>3107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18" office:value-type="float">
            <text:p>390051009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76" office:value-type="float">
            <text:p>3107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19" office:value-type="float">
            <text:p>390051009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77" office:value-type="float">
            <text:p>3107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20" office:value-type="float">
            <text:p>390051009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78" office:value-type="float">
            <text:p>3107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21" office:value-type="float">
            <text:p>390051009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79" office:value-type="float">
            <text:p>3107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22" office:value-type="float">
            <text:p>390051009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80" office:value-type="float">
            <text:p>3108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23" office:value-type="float">
            <text:p>390051009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81" office:value-type="float">
            <text:p>3108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24" office:value-type="float">
            <text:p>390051009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82" office:value-type="float">
            <text:p>3108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25" office:value-type="float">
            <text:p>390051009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83" office:value-type="float">
            <text:p>3108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26" office:value-type="float">
            <text:p>390051009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84" office:value-type="float">
            <text:p>3108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27" office:value-type="float">
            <text:p>390051009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85" office:value-type="float">
            <text:p>3108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28" office:value-type="float">
            <text:p>390051009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86" office:value-type="float">
            <text:p>3108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29" office:value-type="float">
            <text:p>390051009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87" office:value-type="float">
            <text:p>3108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30" office:value-type="float">
            <text:p>390051009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88" office:value-type="float">
            <text:p>3108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31" office:value-type="float">
            <text:p>390051009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89" office:value-type="float">
            <text:p>3108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32" office:value-type="float">
            <text:p>390051009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90" office:value-type="float">
            <text:p>3109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33" office:value-type="float">
            <text:p>390051009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91" office:value-type="float">
            <text:p>3109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34" office:value-type="float">
            <text:p>390051009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92" office:value-type="float">
            <text:p>3109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35" office:value-type="float">
            <text:p>390051009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93" office:value-type="float">
            <text:p>3109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36" office:value-type="float">
            <text:p>390051009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94" office:value-type="float">
            <text:p>3109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37" office:value-type="float">
            <text:p>390051009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95" office:value-type="float">
            <text:p>3109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38" office:value-type="float">
            <text:p>390051009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96" office:value-type="float">
            <text:p>3109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39" office:value-type="float">
            <text:p>390051009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97" office:value-type="float">
            <text:p>3109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40" office:value-type="float">
            <text:p>390051009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98" office:value-type="float">
            <text:p>3109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41" office:value-type="float">
            <text:p>390051009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099" office:value-type="float">
            <text:p>3109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42" office:value-type="float">
            <text:p>390051009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00" office:value-type="float">
            <text:p>3110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43" office:value-type="float">
            <text:p>390051009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01" office:value-type="float">
            <text:p>3110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44" office:value-type="float">
            <text:p>390051009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02" office:value-type="float">
            <text:p>3110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45" office:value-type="float">
            <text:p>390051009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03" office:value-type="float">
            <text:p>3110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46" office:value-type="float">
            <text:p>390051009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04" office:value-type="float">
            <text:p>3110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47" office:value-type="float">
            <text:p>390051009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05" office:value-type="float">
            <text:p>3110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48" office:value-type="float">
            <text:p>390051009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06" office:value-type="float">
            <text:p>3110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49" office:value-type="float">
            <text:p>390051009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07" office:value-type="float">
            <text:p>3110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50" office:value-type="float">
            <text:p>390051009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08" office:value-type="float">
            <text:p>3110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51" office:value-type="float">
            <text:p>390051009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09" office:value-type="float">
            <text:p>3110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52" office:value-type="float">
            <text:p>390051009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10" office:value-type="float">
            <text:p>3111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001053" office:value-type="float">
            <text:p>3900510090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11" office:value-type="float">
            <text:p>3111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01" office:value-type="float">
            <text:p>390051009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12" office:value-type="float">
            <text:p>3111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02" office:value-type="float">
            <text:p>390051009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13" office:value-type="float">
            <text:p>3111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03" office:value-type="float">
            <text:p>390051009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14" office:value-type="float">
            <text:p>3111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04" office:value-type="float">
            <text:p>390051009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15" office:value-type="float">
            <text:p>3111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05" office:value-type="float">
            <text:p>390051009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16" office:value-type="float">
            <text:p>3111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06" office:value-type="float">
            <text:p>390051009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17" office:value-type="float">
            <text:p>3111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07" office:value-type="float">
            <text:p>390051009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18" office:value-type="float">
            <text:p>3111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08" office:value-type="float">
            <text:p>390051009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19" office:value-type="float">
            <text:p>3111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09" office:value-type="float">
            <text:p>390051009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20" office:value-type="float">
            <text:p>3112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10" office:value-type="float">
            <text:p>390051009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21" office:value-type="float">
            <text:p>3112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11" office:value-type="float">
            <text:p>390051009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22" office:value-type="float">
            <text:p>3112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12" office:value-type="float">
            <text:p>390051009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23" office:value-type="float">
            <text:p>3112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13" office:value-type="float">
            <text:p>390051009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24" office:value-type="float">
            <text:p>3112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14" office:value-type="float">
            <text:p>390051009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25" office:value-type="float">
            <text:p>3112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15" office:value-type="float">
            <text:p>390051009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26" office:value-type="float">
            <text:p>3112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16" office:value-type="float">
            <text:p>390051009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27" office:value-type="float">
            <text:p>3112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17" office:value-type="float">
            <text:p>390051009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28" office:value-type="float">
            <text:p>3112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18" office:value-type="float">
            <text:p>390051009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29" office:value-type="float">
            <text:p>3112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19" office:value-type="float">
            <text:p>390051009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30" office:value-type="float">
            <text:p>3113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20" office:value-type="float">
            <text:p>390051009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31" office:value-type="float">
            <text:p>3113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21" office:value-type="float">
            <text:p>390051009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32" office:value-type="float">
            <text:p>3113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22" office:value-type="float">
            <text:p>390051009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33" office:value-type="float">
            <text:p>3113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23" office:value-type="float">
            <text:p>390051009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34" office:value-type="float">
            <text:p>3113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24" office:value-type="float">
            <text:p>390051009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35" office:value-type="float">
            <text:p>3113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25" office:value-type="float">
            <text:p>390051009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36" office:value-type="float">
            <text:p>3113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26" office:value-type="float">
            <text:p>390051009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37" office:value-type="float">
            <text:p>3113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27" office:value-type="float">
            <text:p>390051009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38" office:value-type="float">
            <text:p>3113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28" office:value-type="float">
            <text:p>390051009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39" office:value-type="float">
            <text:p>3113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29" office:value-type="float">
            <text:p>390051009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40" office:value-type="float">
            <text:p>3114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30" office:value-type="float">
            <text:p>390051009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41" office:value-type="float">
            <text:p>3114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31" office:value-type="float">
            <text:p>390051009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42" office:value-type="float">
            <text:p>3114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32" office:value-type="float">
            <text:p>390051009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43" office:value-type="float">
            <text:p>3114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33" office:value-type="float">
            <text:p>390051009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44" office:value-type="float">
            <text:p>3114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34" office:value-type="float">
            <text:p>390051009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45" office:value-type="float">
            <text:p>3114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35" office:value-type="float">
            <text:p>390051009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46" office:value-type="float">
            <text:p>3114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36" office:value-type="float">
            <text:p>390051009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47" office:value-type="float">
            <text:p>3114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37" office:value-type="float">
            <text:p>390051009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48" office:value-type="float">
            <text:p>3114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38" office:value-type="float">
            <text:p>390051009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49" office:value-type="float">
            <text:p>3114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39" office:value-type="float">
            <text:p>390051009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50" office:value-type="float">
            <text:p>3115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40" office:value-type="float">
            <text:p>390051009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51" office:value-type="float">
            <text:p>3115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41" office:value-type="float">
            <text:p>390051009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52" office:value-type="float">
            <text:p>3115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42" office:value-type="float">
            <text:p>390051009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53" office:value-type="float">
            <text:p>3115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43" office:value-type="float">
            <text:p>390051009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54" office:value-type="float">
            <text:p>3115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44" office:value-type="float">
            <text:p>390051009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55" office:value-type="float">
            <text:p>3115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45" office:value-type="float">
            <text:p>390051009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56" office:value-type="float">
            <text:p>3115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46" office:value-type="float">
            <text:p>390051009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57" office:value-type="float">
            <text:p>3115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47" office:value-type="float">
            <text:p>390051009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58" office:value-type="float">
            <text:p>3115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48" office:value-type="float">
            <text:p>390051009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59" office:value-type="float">
            <text:p>3115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49" office:value-type="float">
            <text:p>390051009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60" office:value-type="float">
            <text:p>3116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50" office:value-type="float">
            <text:p>390051009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61" office:value-type="float">
            <text:p>3116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1009101051" office:value-type="float">
            <text:p>3900510091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62" office:value-type="float">
            <text:p>3116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01" office:value-type="float">
            <text:p>390052009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63" office:value-type="float">
            <text:p>3116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02" office:value-type="float">
            <text:p>390052009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64" office:value-type="float">
            <text:p>3116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03" office:value-type="float">
            <text:p>390052009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65" office:value-type="float">
            <text:p>3116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04" office:value-type="float">
            <text:p>390052009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66" office:value-type="float">
            <text:p>3116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05" office:value-type="float">
            <text:p>390052009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67" office:value-type="float">
            <text:p>3116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06" office:value-type="float">
            <text:p>390052009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68" office:value-type="float">
            <text:p>3116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07" office:value-type="float">
            <text:p>390052009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69" office:value-type="float">
            <text:p>3116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08" office:value-type="float">
            <text:p>390052009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70" office:value-type="float">
            <text:p>3117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09" office:value-type="float">
            <text:p>390052009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2"/>
          <table:table-cell ns41:value-type="string" table:style-name="ce2" office:value-type="string">
            <text:p>Deze regel was dubbel ingevoerd. De gegevens van de tweede regel zijn derhalve verwijderd.</text:p>
          </table:table-cell>
          <table:table-cell table:number-columns-repeated="1016"/>
        </table:table-row>
        <table:table-row table:style-name="ro4">
          <table:table-cell ns41:value-type="float" table:style-name="ce67" office:value="31171" office:value-type="float">
            <text:p>3117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10" office:value-type="float">
            <text:p>390052009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72" office:value-type="float">
            <text:p>3117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11" office:value-type="float">
            <text:p>390052009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73" office:value-type="float">
            <text:p>3117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12" office:value-type="float">
            <text:p>390052009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74" office:value-type="float">
            <text:p>3117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13" office:value-type="float">
            <text:p>390052009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75" office:value-type="float">
            <text:p>3117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14" office:value-type="float">
            <text:p>390052009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76" office:value-type="float">
            <text:p>3117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15" office:value-type="float">
            <text:p>390052009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77" office:value-type="float">
            <text:p>3117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16" office:value-type="float">
            <text:p>390052009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78" office:value-type="float">
            <text:p>3117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17" office:value-type="float">
            <text:p>390052009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79" office:value-type="float">
            <text:p>3117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18" office:value-type="float">
            <text:p>390052009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80" office:value-type="float">
            <text:p>3118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19" office:value-type="float">
            <text:p>390052009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81" office:value-type="float">
            <text:p>3118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20" office:value-type="float">
            <text:p>390052009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82" office:value-type="float">
            <text:p>3118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21" office:value-type="float">
            <text:p>390052009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83" office:value-type="float">
            <text:p>3118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22" office:value-type="float">
            <text:p>390052009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84" office:value-type="float">
            <text:p>3118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23" office:value-type="float">
            <text:p>390052009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85" office:value-type="float">
            <text:p>3118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24" office:value-type="float">
            <text:p>390052009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86" office:value-type="float">
            <text:p>3118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25" office:value-type="float">
            <text:p>390052009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87" office:value-type="float">
            <text:p>3118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26" office:value-type="float">
            <text:p>390052009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88" office:value-type="float">
            <text:p>3118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27" office:value-type="float">
            <text:p>390052009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89" office:value-type="float">
            <text:p>3118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28" office:value-type="float">
            <text:p>390052009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90" office:value-type="float">
            <text:p>3119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29" office:value-type="float">
            <text:p>390052009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91" office:value-type="float">
            <text:p>3119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30" office:value-type="float">
            <text:p>390052009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92" office:value-type="float">
            <text:p>3119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31" office:value-type="float">
            <text:p>390052009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93" office:value-type="float">
            <text:p>3119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32" office:value-type="float">
            <text:p>390052009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94" office:value-type="float">
            <text:p>3119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33" office:value-type="float">
            <text:p>390052009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95" office:value-type="float">
            <text:p>3119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34" office:value-type="float">
            <text:p>390052009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96" office:value-type="float">
            <text:p>3119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35" office:value-type="float">
            <text:p>390052009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97" office:value-type="float">
            <text:p>3119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36" office:value-type="float">
            <text:p>390052009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98" office:value-type="float">
            <text:p>3119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37" office:value-type="float">
            <text:p>390052009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199" office:value-type="float">
            <text:p>3119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38" office:value-type="float">
            <text:p>390052009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00" office:value-type="float">
            <text:p>3120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39" office:value-type="float">
            <text:p>390052009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01" office:value-type="float">
            <text:p>3120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40" office:value-type="float">
            <text:p>390052009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02" office:value-type="float">
            <text:p>3120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41" office:value-type="float">
            <text:p>390052009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03" office:value-type="float">
            <text:p>3120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42" office:value-type="float">
            <text:p>390052009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04" office:value-type="float">
            <text:p>3120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43" office:value-type="float">
            <text:p>390052009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05" office:value-type="float">
            <text:p>3120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44" office:value-type="float">
            <text:p>390052009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06" office:value-type="float">
            <text:p>3120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45" office:value-type="float">
            <text:p>390052009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07" office:value-type="float">
            <text:p>3120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46" office:value-type="float">
            <text:p>390052009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08" office:value-type="float">
            <text:p>3120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47" office:value-type="float">
            <text:p>390052009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09" office:value-type="float">
            <text:p>3120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48" office:value-type="float">
            <text:p>390052009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10" office:value-type="float">
            <text:p>3121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49" office:value-type="float">
            <text:p>390052009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11" office:value-type="float">
            <text:p>3121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50" office:value-type="float">
            <text:p>390052009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12" office:value-type="float">
            <text:p>3121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51" office:value-type="float">
            <text:p>390052009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13" office:value-type="float">
            <text:p>3121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52" office:value-type="float">
            <text:p>390052009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14" office:value-type="float">
            <text:p>3121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201053" office:value-type="float">
            <text:p>390052009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15" office:value-type="float">
            <text:p>3121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01" office:value-type="float">
            <text:p>390052009301001</text:p>
          </table:table-cell>
          <table:table-cell ns41:value-type="string" table:style-name="TL Metadata" office:value-type="string">
            <text:p>3900520093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16" office:value-type="float">
            <text:p>3121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02" office:value-type="float">
            <text:p>390052009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17" office:value-type="float">
            <text:p>3121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03" office:value-type="float">
            <text:p>390052009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18" office:value-type="float">
            <text:p>3121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04" office:value-type="float">
            <text:p>390052009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19" office:value-type="float">
            <text:p>3121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05" office:value-type="float">
            <text:p>390052009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20" office:value-type="float">
            <text:p>3122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06" office:value-type="float">
            <text:p>390052009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21" office:value-type="float">
            <text:p>3122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07" office:value-type="float">
            <text:p>390052009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22" office:value-type="float">
            <text:p>3122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08" office:value-type="float">
            <text:p>390052009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23" office:value-type="float">
            <text:p>3122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09" office:value-type="float">
            <text:p>390052009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24" office:value-type="float">
            <text:p>3122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10" office:value-type="float">
            <text:p>390052009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25" office:value-type="float">
            <text:p>3122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11" office:value-type="float">
            <text:p>390052009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26" office:value-type="float">
            <text:p>3122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12" office:value-type="float">
            <text:p>390052009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27" office:value-type="float">
            <text:p>3122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13" office:value-type="float">
            <text:p>390052009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28" office:value-type="float">
            <text:p>3122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14" office:value-type="float">
            <text:p>390052009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29" office:value-type="float">
            <text:p>3122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15" office:value-type="float">
            <text:p>390052009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30" office:value-type="float">
            <text:p>3123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16" office:value-type="float">
            <text:p>390052009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31" office:value-type="float">
            <text:p>3123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17" office:value-type="float">
            <text:p>390052009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32" office:value-type="float">
            <text:p>3123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18" office:value-type="float">
            <text:p>390052009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33" office:value-type="float">
            <text:p>3123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19" office:value-type="float">
            <text:p>390052009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34" office:value-type="float">
            <text:p>3123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20" office:value-type="float">
            <text:p>390052009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35" office:value-type="float">
            <text:p>3123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21" office:value-type="float">
            <text:p>390052009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36" office:value-type="float">
            <text:p>3123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22" office:value-type="float">
            <text:p>390052009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37" office:value-type="float">
            <text:p>3123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23" office:value-type="float">
            <text:p>390052009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38" office:value-type="float">
            <text:p>3123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24" office:value-type="float">
            <text:p>390052009301024</text:p>
          </table:table-cell>
          <table:table-cell ns41:value-type="string" table:style-name="TL Metadata" office:value-type="string">
            <text:p>3900520093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39" office:value-type="float">
            <text:p>3123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25" office:value-type="float">
            <text:p>390052009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40" office:value-type="float">
            <text:p>3124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26" office:value-type="float">
            <text:p>390052009301026</text:p>
          </table:table-cell>
          <table:table-cell ns41:value-type="string" table:style-name="TL Metadata" office:value-type="string">
            <text:p>3900520093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41" office:value-type="float">
            <text:p>3124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27" office:value-type="float">
            <text:p>390052009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42" office:value-type="float">
            <text:p>3124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28" office:value-type="float">
            <text:p>390052009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43" office:value-type="float">
            <text:p>3124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29" office:value-type="float">
            <text:p>390052009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44" office:value-type="float">
            <text:p>3124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30" office:value-type="float">
            <text:p>390052009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45" office:value-type="float">
            <text:p>3124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31" office:value-type="float">
            <text:p>390052009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46" office:value-type="float">
            <text:p>3124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32" office:value-type="float">
            <text:p>390052009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47" office:value-type="float">
            <text:p>3124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33" office:value-type="float">
            <text:p>390052009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48" office:value-type="float">
            <text:p>3124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34" office:value-type="float">
            <text:p>390052009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49" office:value-type="float">
            <text:p>3124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35" office:value-type="float">
            <text:p>390052009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50" office:value-type="float">
            <text:p>3125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36" office:value-type="float">
            <text:p>390052009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51" office:value-type="float">
            <text:p>3125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37" office:value-type="float">
            <text:p>390052009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52" office:value-type="float">
            <text:p>3125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38" office:value-type="float">
            <text:p>390052009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53" office:value-type="float">
            <text:p>3125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39" office:value-type="float">
            <text:p>390052009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54" office:value-type="float">
            <text:p>3125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40" office:value-type="float">
            <text:p>390052009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55" office:value-type="float">
            <text:p>3125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41" office:value-type="float">
            <text:p>3900520093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56" office:value-type="float">
            <text:p>3125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42" office:value-type="float">
            <text:p>3900520093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57" office:value-type="float">
            <text:p>3125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43" office:value-type="float">
            <text:p>3900520093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58" office:value-type="float">
            <text:p>3125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44" office:value-type="float">
            <text:p>3900520093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59" office:value-type="float">
            <text:p>3125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45" office:value-type="float">
            <text:p>3900520093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60" office:value-type="float">
            <text:p>3126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46" office:value-type="float">
            <text:p>3900520093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61" office:value-type="float">
            <text:p>3126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47" office:value-type="float">
            <text:p>3900520093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62" office:value-type="float">
            <text:p>3126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48" office:value-type="float">
            <text:p>3900520093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63" office:value-type="float">
            <text:p>3126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49" office:value-type="float">
            <text:p>3900520093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64" office:value-type="float">
            <text:p>3126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2009301050" office:value-type="float">
            <text:p>3900520093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65" office:value-type="float">
            <text:p>3126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01" office:value-type="float">
            <text:p>390053009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66" office:value-type="float">
            <text:p>3126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02" office:value-type="float">
            <text:p>390053009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67" office:value-type="float">
            <text:p>3126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03" office:value-type="float">
            <text:p>390053009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68" office:value-type="float">
            <text:p>3126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04" office:value-type="float">
            <text:p>390053009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69" office:value-type="float">
            <text:p>3126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05" office:value-type="float">
            <text:p>390053009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70" office:value-type="float">
            <text:p>3127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06" office:value-type="float">
            <text:p>390053009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71" office:value-type="float">
            <text:p>3127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07" office:value-type="float">
            <text:p>390053009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72" office:value-type="float">
            <text:p>3127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08" office:value-type="float">
            <text:p>390053009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73" office:value-type="float">
            <text:p>3127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09" office:value-type="float">
            <text:p>390053009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74" office:value-type="float">
            <text:p>3127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10" office:value-type="float">
            <text:p>390053009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75" office:value-type="float">
            <text:p>3127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11" office:value-type="float">
            <text:p>390053009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76" office:value-type="float">
            <text:p>3127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12" office:value-type="float">
            <text:p>390053009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77" office:value-type="float">
            <text:p>3127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13" office:value-type="float">
            <text:p>390053009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78" office:value-type="float">
            <text:p>3127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14" office:value-type="float">
            <text:p>390053009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79" office:value-type="float">
            <text:p>3127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15" office:value-type="float">
            <text:p>390053009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80" office:value-type="float">
            <text:p>3128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16" office:value-type="float">
            <text:p>390053009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81" office:value-type="float">
            <text:p>3128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17" office:value-type="float">
            <text:p>390053009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82" office:value-type="float">
            <text:p>3128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18" office:value-type="float">
            <text:p>390053009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83" office:value-type="float">
            <text:p>3128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19" office:value-type="float">
            <text:p>390053009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84" office:value-type="float">
            <text:p>3128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20" office:value-type="float">
            <text:p>390053009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85" office:value-type="float">
            <text:p>3128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21" office:value-type="float">
            <text:p>390053009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86" office:value-type="float">
            <text:p>3128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22" office:value-type="float">
            <text:p>390053009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87" office:value-type="float">
            <text:p>3128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23" office:value-type="float">
            <text:p>390053009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88" office:value-type="float">
            <text:p>3128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24" office:value-type="float">
            <text:p>390053009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89" office:value-type="float">
            <text:p>3128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25" office:value-type="float">
            <text:p>390053009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90" office:value-type="float">
            <text:p>3129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26" office:value-type="float">
            <text:p>390053009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91" office:value-type="float">
            <text:p>3129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27" office:value-type="float">
            <text:p>390053009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92" office:value-type="float">
            <text:p>3129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28" office:value-type="float">
            <text:p>390053009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93" office:value-type="float">
            <text:p>3129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29" office:value-type="float">
            <text:p>390053009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94" office:value-type="float">
            <text:p>3129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30" office:value-type="float">
            <text:p>390053009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95" office:value-type="float">
            <text:p>3129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31" office:value-type="float">
            <text:p>390053009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96" office:value-type="float">
            <text:p>3129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32" office:value-type="float">
            <text:p>390053009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97" office:value-type="float">
            <text:p>3129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33" office:value-type="float">
            <text:p>390053009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98" office:value-type="float">
            <text:p>3129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34" office:value-type="float">
            <text:p>390053009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299" office:value-type="float">
            <text:p>3129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35" office:value-type="float">
            <text:p>390053009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00" office:value-type="float">
            <text:p>3130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36" office:value-type="float">
            <text:p>390053009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01" office:value-type="float">
            <text:p>3130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37" office:value-type="float">
            <text:p>390053009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02" office:value-type="float">
            <text:p>3130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38" office:value-type="float">
            <text:p>390053009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03" office:value-type="float">
            <text:p>3130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39" office:value-type="float">
            <text:p>390053009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04" office:value-type="float">
            <text:p>3130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40" office:value-type="float">
            <text:p>390053009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05" office:value-type="float">
            <text:p>3130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41" office:value-type="float">
            <text:p>390053009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06" office:value-type="float">
            <text:p>3130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42" office:value-type="float">
            <text:p>390053009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07" office:value-type="float">
            <text:p>3130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43" office:value-type="float">
            <text:p>390053009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08" office:value-type="float">
            <text:p>3130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44" office:value-type="float">
            <text:p>390053009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09" office:value-type="float">
            <text:p>3130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45" office:value-type="float">
            <text:p>390053009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10" office:value-type="float">
            <text:p>3131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46" office:value-type="float">
            <text:p>390053009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11" office:value-type="float">
            <text:p>3131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47" office:value-type="float">
            <text:p>390053009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12" office:value-type="float">
            <text:p>3131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48" office:value-type="float">
            <text:p>390053009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13" office:value-type="float">
            <text:p>3131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49" office:value-type="float">
            <text:p>390053009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14" office:value-type="float">
            <text:p>3131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50" office:value-type="float">
            <text:p>390053009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15" office:value-type="float">
            <text:p>3131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51" office:value-type="float">
            <text:p>390053009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16" office:value-type="float">
            <text:p>3131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401052" office:value-type="float">
            <text:p>390053009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17" office:value-type="float">
            <text:p>3131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01" office:value-type="float">
            <text:p>390053009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18" office:value-type="float">
            <text:p>3131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02" office:value-type="float">
            <text:p>390053009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19" office:value-type="float">
            <text:p>3131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03" office:value-type="float">
            <text:p>390053009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20" office:value-type="float">
            <text:p>3132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04" office:value-type="float">
            <text:p>390053009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21" office:value-type="float">
            <text:p>3132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05" office:value-type="float">
            <text:p>390053009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22" office:value-type="float">
            <text:p>3132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06" office:value-type="float">
            <text:p>390053009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23" office:value-type="float">
            <text:p>3132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07" office:value-type="float">
            <text:p>390053009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24" office:value-type="float">
            <text:p>3132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08" office:value-type="float">
            <text:p>390053009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25" office:value-type="float">
            <text:p>3132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09" office:value-type="float">
            <text:p>390053009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26" office:value-type="float">
            <text:p>3132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10" office:value-type="float">
            <text:p>390053009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27" office:value-type="float">
            <text:p>3132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11" office:value-type="float">
            <text:p>390053009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28" office:value-type="float">
            <text:p>3132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12" office:value-type="float">
            <text:p>390053009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29" office:value-type="float">
            <text:p>3132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13" office:value-type="float">
            <text:p>390053009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30" office:value-type="float">
            <text:p>3133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14" office:value-type="float">
            <text:p>390053009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31" office:value-type="float">
            <text:p>3133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15" office:value-type="float">
            <text:p>390053009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32" office:value-type="float">
            <text:p>3133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16" office:value-type="float">
            <text:p>390053009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33" office:value-type="float">
            <text:p>3133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17" office:value-type="float">
            <text:p>390053009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34" office:value-type="float">
            <text:p>3133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18" office:value-type="float">
            <text:p>390053009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35" office:value-type="float">
            <text:p>3133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19" office:value-type="float">
            <text:p>390053009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36" office:value-type="float">
            <text:p>3133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20" office:value-type="float">
            <text:p>390053009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37" office:value-type="float">
            <text:p>3133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21" office:value-type="float">
            <text:p>390053009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38" office:value-type="float">
            <text:p>3133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22" office:value-type="float">
            <text:p>390053009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39" office:value-type="float">
            <text:p>3133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23" office:value-type="float">
            <text:p>390053009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40" office:value-type="float">
            <text:p>3134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24" office:value-type="float">
            <text:p>390053009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41" office:value-type="float">
            <text:p>3134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25" office:value-type="float">
            <text:p>390053009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42" office:value-type="float">
            <text:p>3134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26" office:value-type="float">
            <text:p>390053009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43" office:value-type="float">
            <text:p>3134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27" office:value-type="float">
            <text:p>390053009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44" office:value-type="float">
            <text:p>3134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28" office:value-type="float">
            <text:p>390053009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45" office:value-type="float">
            <text:p>3134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29" office:value-type="float">
            <text:p>390053009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46" office:value-type="float">
            <text:p>3134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30" office:value-type="float">
            <text:p>390053009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47" office:value-type="float">
            <text:p>3134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31" office:value-type="float">
            <text:p>390053009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48" office:value-type="float">
            <text:p>3134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32" office:value-type="float">
            <text:p>390053009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49" office:value-type="float">
            <text:p>3134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33" office:value-type="float">
            <text:p>390053009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50" office:value-type="float">
            <text:p>3135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34" office:value-type="float">
            <text:p>390053009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51" office:value-type="float">
            <text:p>3135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35" office:value-type="float">
            <text:p>390053009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52" office:value-type="float">
            <text:p>3135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36" office:value-type="float">
            <text:p>390053009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53" office:value-type="float">
            <text:p>3135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37" office:value-type="float">
            <text:p>390053009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54" office:value-type="float">
            <text:p>3135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3009501038" office:value-type="float">
            <text:p>390053009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55" office:value-type="float">
            <text:p>3135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01" office:value-type="float">
            <text:p>390055009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56" office:value-type="float">
            <text:p>3135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02" office:value-type="float">
            <text:p>390055009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57" office:value-type="float">
            <text:p>3135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03" office:value-type="float">
            <text:p>390055009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58" office:value-type="float">
            <text:p>3135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04" office:value-type="float">
            <text:p>390055009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59" office:value-type="float">
            <text:p>3135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05" office:value-type="float">
            <text:p>390055009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60" office:value-type="float">
            <text:p>3136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06" office:value-type="float">
            <text:p>390055009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61" office:value-type="float">
            <text:p>3136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07" office:value-type="float">
            <text:p>390055009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62" office:value-type="float">
            <text:p>3136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08" office:value-type="float">
            <text:p>390055009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63" office:value-type="float">
            <text:p>3136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09" office:value-type="float">
            <text:p>390055009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64" office:value-type="float">
            <text:p>3136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10" office:value-type="float">
            <text:p>390055009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65" office:value-type="float">
            <text:p>3136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11" office:value-type="float">
            <text:p>390055009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66" office:value-type="float">
            <text:p>3136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12" office:value-type="float">
            <text:p>390055009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67" office:value-type="float">
            <text:p>3136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13" office:value-type="float">
            <text:p>390055009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68" office:value-type="float">
            <text:p>3136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14" office:value-type="float">
            <text:p>390055009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69" office:value-type="float">
            <text:p>3136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15" office:value-type="float">
            <text:p>390055009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70" office:value-type="float">
            <text:p>3137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16" office:value-type="float">
            <text:p>390055009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71" office:value-type="float">
            <text:p>3137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17" office:value-type="float">
            <text:p>390055009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72" office:value-type="float">
            <text:p>3137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18" office:value-type="float">
            <text:p>390055009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73" office:value-type="float">
            <text:p>3137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19" office:value-type="float">
            <text:p>390055009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74" office:value-type="float">
            <text:p>3137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20" office:value-type="float">
            <text:p>390055009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75" office:value-type="float">
            <text:p>3137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21" office:value-type="float">
            <text:p>390055009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76" office:value-type="float">
            <text:p>3137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22" office:value-type="float">
            <text:p>390055009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77" office:value-type="float">
            <text:p>3137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23" office:value-type="float">
            <text:p>390055009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78" office:value-type="float">
            <text:p>3137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24" office:value-type="float">
            <text:p>390055009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79" office:value-type="float">
            <text:p>3137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25" office:value-type="float">
            <text:p>390055009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80" office:value-type="float">
            <text:p>3138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26" office:value-type="float">
            <text:p>390055009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81" office:value-type="float">
            <text:p>3138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27" office:value-type="float">
            <text:p>390055009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82" office:value-type="float">
            <text:p>3138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28" office:value-type="float">
            <text:p>390055009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83" office:value-type="float">
            <text:p>3138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29" office:value-type="float">
            <text:p>390055009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84" office:value-type="float">
            <text:p>3138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30" office:value-type="float">
            <text:p>390055009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85" office:value-type="float">
            <text:p>3138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31" office:value-type="float">
            <text:p>390055009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86" office:value-type="float">
            <text:p>3138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32" office:value-type="float">
            <text:p>390055009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87" office:value-type="float">
            <text:p>3138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33" office:value-type="float">
            <text:p>390055009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88" office:value-type="float">
            <text:p>3138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34" office:value-type="float">
            <text:p>390055009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89" office:value-type="float">
            <text:p>3138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35" office:value-type="float">
            <text:p>390055009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90" office:value-type="float">
            <text:p>3139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36" office:value-type="float">
            <text:p>390055009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91" office:value-type="float">
            <text:p>3139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37" office:value-type="float">
            <text:p>390055009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92" office:value-type="float">
            <text:p>3139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38" office:value-type="float">
            <text:p>390055009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93" office:value-type="float">
            <text:p>3139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39" office:value-type="float">
            <text:p>390055009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94" office:value-type="float">
            <text:p>3139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40" office:value-type="float">
            <text:p>390055009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95" office:value-type="float">
            <text:p>3139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41" office:value-type="float">
            <text:p>390055009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96" office:value-type="float">
            <text:p>3139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42" office:value-type="float">
            <text:p>390055009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97" office:value-type="float">
            <text:p>3139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43" office:value-type="float">
            <text:p>390055009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98" office:value-type="float">
            <text:p>3139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44" office:value-type="float">
            <text:p>390055009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399" office:value-type="float">
            <text:p>3139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45" office:value-type="float">
            <text:p>390055009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00" office:value-type="float">
            <text:p>3140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46" office:value-type="float">
            <text:p>390055009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01" office:value-type="float">
            <text:p>3140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47" office:value-type="float">
            <text:p>390055009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02" office:value-type="float">
            <text:p>3140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48" office:value-type="float">
            <text:p>390055009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03" office:value-type="float">
            <text:p>3140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49" office:value-type="float">
            <text:p>390055009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04" office:value-type="float">
            <text:p>3140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50" office:value-type="float">
            <text:p>390055009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05" office:value-type="float">
            <text:p>3140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51" office:value-type="float">
            <text:p>390055009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06" office:value-type="float">
            <text:p>3140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52" office:value-type="float">
            <text:p>390055009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07" office:value-type="float">
            <text:p>3140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601053" office:value-type="float">
            <text:p>390055009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08" office:value-type="float">
            <text:p>3140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01" office:value-type="float">
            <text:p>390055009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09" office:value-type="float">
            <text:p>3140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02" office:value-type="float">
            <text:p>390055009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10" office:value-type="float">
            <text:p>3141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03" office:value-type="float">
            <text:p>390055009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11" office:value-type="float">
            <text:p>3141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04" office:value-type="float">
            <text:p>390055009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12" office:value-type="float">
            <text:p>3141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05" office:value-type="float">
            <text:p>390055009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13" office:value-type="float">
            <text:p>3141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06" office:value-type="float">
            <text:p>390055009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14" office:value-type="float">
            <text:p>3141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07" office:value-type="float">
            <text:p>390055009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15" office:value-type="float">
            <text:p>3141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08" office:value-type="float">
            <text:p>390055009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16" office:value-type="float">
            <text:p>3141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09" office:value-type="float">
            <text:p>390055009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17" office:value-type="float">
            <text:p>3141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10" office:value-type="float">
            <text:p>390055009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18" office:value-type="float">
            <text:p>3141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11" office:value-type="float">
            <text:p>390055009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19" office:value-type="float">
            <text:p>3141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12" office:value-type="float">
            <text:p>390055009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20" office:value-type="float">
            <text:p>3142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13" office:value-type="float">
            <text:p>390055009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21" office:value-type="float">
            <text:p>3142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14" office:value-type="float">
            <text:p>390055009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22" office:value-type="float">
            <text:p>3142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15" office:value-type="float">
            <text:p>390055009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23" office:value-type="float">
            <text:p>3142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16" office:value-type="float">
            <text:p>390055009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24" office:value-type="float">
            <text:p>3142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17" office:value-type="float">
            <text:p>390055009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25" office:value-type="float">
            <text:p>3142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18" office:value-type="float">
            <text:p>390055009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26" office:value-type="float">
            <text:p>3142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19" office:value-type="float">
            <text:p>390055009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27" office:value-type="float">
            <text:p>3142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20" office:value-type="float">
            <text:p>390055009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28" office:value-type="float">
            <text:p>3142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21" office:value-type="float">
            <text:p>390055009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29" office:value-type="float">
            <text:p>3142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22" office:value-type="float">
            <text:p>390055009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30" office:value-type="float">
            <text:p>3143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23" office:value-type="float">
            <text:p>390055009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31" office:value-type="float">
            <text:p>3143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24" office:value-type="float">
            <text:p>390055009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32" office:value-type="float">
            <text:p>3143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25" office:value-type="float">
            <text:p>390055009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33" office:value-type="float">
            <text:p>3143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26" office:value-type="float">
            <text:p>390055009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34" office:value-type="float">
            <text:p>3143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27" office:value-type="float">
            <text:p>390055009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35" office:value-type="float">
            <text:p>3143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28" office:value-type="float">
            <text:p>390055009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36" office:value-type="float">
            <text:p>3143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29" office:value-type="float">
            <text:p>390055009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37" office:value-type="float">
            <text:p>3143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30" office:value-type="float">
            <text:p>390055009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38" office:value-type="float">
            <text:p>3143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31" office:value-type="float">
            <text:p>390055009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39" office:value-type="float">
            <text:p>3143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32" office:value-type="float">
            <text:p>390055009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40" office:value-type="float">
            <text:p>3144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33" office:value-type="float">
            <text:p>390055009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41" office:value-type="float">
            <text:p>3144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34" office:value-type="float">
            <text:p>390055009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42" office:value-type="float">
            <text:p>3144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35" office:value-type="float">
            <text:p>390055009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43" office:value-type="float">
            <text:p>3144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36" office:value-type="float">
            <text:p>390055009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44" office:value-type="float">
            <text:p>3144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37" office:value-type="float">
            <text:p>390055009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45" office:value-type="float">
            <text:p>3144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38" office:value-type="float">
            <text:p>390055009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46" office:value-type="float">
            <text:p>3144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39" office:value-type="float">
            <text:p>390055009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47" office:value-type="float">
            <text:p>3144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40" office:value-type="float">
            <text:p>390055009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48" office:value-type="float">
            <text:p>3144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41" office:value-type="float">
            <text:p>3900550097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49" office:value-type="float">
            <text:p>3144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42" office:value-type="float">
            <text:p>3900550097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50" office:value-type="float">
            <text:p>3145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43" office:value-type="float">
            <text:p>3900550097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51" office:value-type="float">
            <text:p>3145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44" office:value-type="float">
            <text:p>3900550097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52" office:value-type="float">
            <text:p>3145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45" office:value-type="float">
            <text:p>3900550097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53" office:value-type="float">
            <text:p>3145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46" office:value-type="float">
            <text:p>3900550097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54" office:value-type="float">
            <text:p>3145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47" office:value-type="float">
            <text:p>3900550097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55" office:value-type="float">
            <text:p>3145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48" office:value-type="float">
            <text:p>3900550097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56" office:value-type="float">
            <text:p>3145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49" office:value-type="float">
            <text:p>3900550097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57" office:value-type="float">
            <text:p>3145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50" office:value-type="float">
            <text:p>3900550097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58" office:value-type="float">
            <text:p>3145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5009701051" office:value-type="float">
            <text:p>3900550097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59" office:value-type="float">
            <text:p>3145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01" office:value-type="float">
            <text:p>390056009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60" office:value-type="float">
            <text:p>3146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02" office:value-type="float">
            <text:p>390056009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61" office:value-type="float">
            <text:p>3146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03" office:value-type="float">
            <text:p>390056009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62" office:value-type="float">
            <text:p>3146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04" office:value-type="float">
            <text:p>390056009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63" office:value-type="float">
            <text:p>3146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05" office:value-type="float">
            <text:p>390056009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64" office:value-type="float">
            <text:p>3146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06" office:value-type="float">
            <text:p>390056009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65" office:value-type="float">
            <text:p>3146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07" office:value-type="float">
            <text:p>390056009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66" office:value-type="float">
            <text:p>3146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08" office:value-type="float">
            <text:p>390056009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67" office:value-type="float">
            <text:p>3146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09" office:value-type="float">
            <text:p>390056009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68" office:value-type="float">
            <text:p>3146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10" office:value-type="float">
            <text:p>390056009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69" office:value-type="float">
            <text:p>3146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11" office:value-type="float">
            <text:p>390056009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70" office:value-type="float">
            <text:p>3147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12" office:value-type="float">
            <text:p>390056009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71" office:value-type="float">
            <text:p>3147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13" office:value-type="float">
            <text:p>390056009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72" office:value-type="float">
            <text:p>3147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14" office:value-type="float">
            <text:p>390056009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73" office:value-type="float">
            <text:p>3147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15" office:value-type="float">
            <text:p>390056009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74" office:value-type="float">
            <text:p>3147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16" office:value-type="float">
            <text:p>390056009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75" office:value-type="float">
            <text:p>3147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17" office:value-type="float">
            <text:p>390056009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76" office:value-type="float">
            <text:p>3147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18" office:value-type="float">
            <text:p>390056009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77" office:value-type="float">
            <text:p>3147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19" office:value-type="float">
            <text:p>390056009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78" office:value-type="float">
            <text:p>3147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20" office:value-type="float">
            <text:p>390056009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79" office:value-type="float">
            <text:p>3147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21" office:value-type="float">
            <text:p>390056009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80" office:value-type="float">
            <text:p>3148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22" office:value-type="float">
            <text:p>390056009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81" office:value-type="float">
            <text:p>3148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23" office:value-type="float">
            <text:p>390056009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82" office:value-type="float">
            <text:p>3148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24" office:value-type="float">
            <text:p>390056009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83" office:value-type="float">
            <text:p>3148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25" office:value-type="float">
            <text:p>390056009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84" office:value-type="float">
            <text:p>3148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26" office:value-type="float">
            <text:p>390056009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85" office:value-type="float">
            <text:p>3148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27" office:value-type="float">
            <text:p>390056009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86" office:value-type="float">
            <text:p>3148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28" office:value-type="float">
            <text:p>390056009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87" office:value-type="float">
            <text:p>3148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29" office:value-type="float">
            <text:p>390056009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88" office:value-type="float">
            <text:p>3148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30" office:value-type="float">
            <text:p>390056009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89" office:value-type="float">
            <text:p>3148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31" office:value-type="float">
            <text:p>390056009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90" office:value-type="float">
            <text:p>3149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32" office:value-type="float">
            <text:p>390056009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91" office:value-type="float">
            <text:p>3149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33" office:value-type="float">
            <text:p>390056009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92" office:value-type="float">
            <text:p>3149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34" office:value-type="float">
            <text:p>390056009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93" office:value-type="float">
            <text:p>3149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35" office:value-type="float">
            <text:p>390056009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94" office:value-type="float">
            <text:p>3149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36" office:value-type="float">
            <text:p>390056009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95" office:value-type="float">
            <text:p>3149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37" office:value-type="float">
            <text:p>390056009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96" office:value-type="float">
            <text:p>3149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38" office:value-type="float">
            <text:p>390056009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97" office:value-type="float">
            <text:p>3149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39" office:value-type="float">
            <text:p>390056009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98" office:value-type="float">
            <text:p>3149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40" office:value-type="float">
            <text:p>390056009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499" office:value-type="float">
            <text:p>3149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41" office:value-type="float">
            <text:p>390056009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00" office:value-type="float">
            <text:p>3150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42" office:value-type="float">
            <text:p>390056009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01" office:value-type="float">
            <text:p>3150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43" office:value-type="float">
            <text:p>390056009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02" office:value-type="float">
            <text:p>3150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44" office:value-type="float">
            <text:p>390056009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03" office:value-type="float">
            <text:p>3150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45" office:value-type="float">
            <text:p>390056009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04" office:value-type="float">
            <text:p>3150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46" office:value-type="float">
            <text:p>390056009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05" office:value-type="float">
            <text:p>3150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47" office:value-type="float">
            <text:p>390056009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06" office:value-type="float">
            <text:p>3150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48" office:value-type="float">
            <text:p>390056009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07" office:value-type="float">
            <text:p>3150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49" office:value-type="float">
            <text:p>390056009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08" office:value-type="float">
            <text:p>3150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50" office:value-type="float">
            <text:p>390056009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09" office:value-type="float">
            <text:p>3150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51" office:value-type="float">
            <text:p>390056009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10" office:value-type="float">
            <text:p>3151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801052" office:value-type="float">
            <text:p>390056009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11" office:value-type="float">
            <text:p>3151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01" office:value-type="float">
            <text:p>390056009901001</text:p>
          </table:table-cell>
          <table:table-cell ns41:value-type="string" table:style-name="TL Metadata" office:value-type="string">
            <text:p>3900560099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12" office:value-type="float">
            <text:p>3151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02" office:value-type="float">
            <text:p>390056009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13" office:value-type="float">
            <text:p>3151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03" office:value-type="float">
            <text:p>390056009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14" office:value-type="float">
            <text:p>3151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04" office:value-type="float">
            <text:p>390056009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15" office:value-type="float">
            <text:p>3151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05" office:value-type="float">
            <text:p>390056009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16" office:value-type="float">
            <text:p>3151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06" office:value-type="float">
            <text:p>390056009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17" office:value-type="float">
            <text:p>3151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07" office:value-type="float">
            <text:p>390056009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18" office:value-type="float">
            <text:p>3151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08" office:value-type="float">
            <text:p>390056009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19" office:value-type="float">
            <text:p>3151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09" office:value-type="float">
            <text:p>390056009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20" office:value-type="float">
            <text:p>3152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10" office:value-type="float">
            <text:p>390056009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21" office:value-type="float">
            <text:p>3152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11" office:value-type="float">
            <text:p>390056009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22" office:value-type="float">
            <text:p>3152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12" office:value-type="float">
            <text:p>390056009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23" office:value-type="float">
            <text:p>3152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13" office:value-type="float">
            <text:p>390056009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24" office:value-type="float">
            <text:p>3152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14" office:value-type="float">
            <text:p>390056009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25" office:value-type="float">
            <text:p>3152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15" office:value-type="float">
            <text:p>390056009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26" office:value-type="float">
            <text:p>3152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16" office:value-type="float">
            <text:p>390056009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27" office:value-type="float">
            <text:p>3152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17" office:value-type="float">
            <text:p>390056009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28" office:value-type="float">
            <text:p>3152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18" office:value-type="float">
            <text:p>390056009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29" office:value-type="float">
            <text:p>3152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19" office:value-type="float">
            <text:p>390056009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30" office:value-type="float">
            <text:p>3153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20" office:value-type="float">
            <text:p>390056009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31" office:value-type="float">
            <text:p>3153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21" office:value-type="float">
            <text:p>390056009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32" office:value-type="float">
            <text:p>3153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22" office:value-type="float">
            <text:p>390056009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33" office:value-type="float">
            <text:p>3153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23" office:value-type="float">
            <text:p>390056009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34" office:value-type="float">
            <text:p>3153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24" office:value-type="float">
            <text:p>390056009901024</text:p>
          </table:table-cell>
          <table:table-cell ns41:value-type="string" table:style-name="TL Metadata" office:value-type="string">
            <text:p>3900560099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35" office:value-type="float">
            <text:p>3153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25" office:value-type="float">
            <text:p>390056009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36" office:value-type="float">
            <text:p>3153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26" office:value-type="float">
            <text:p>390056009901026</text:p>
          </table:table-cell>
          <table:table-cell ns41:value-type="string" table:style-name="TL Metadata" office:value-type="string">
            <text:p>3900560099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37" office:value-type="float">
            <text:p>3153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27" office:value-type="float">
            <text:p>390056009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38" office:value-type="float">
            <text:p>3153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28" office:value-type="float">
            <text:p>390056009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39" office:value-type="float">
            <text:p>3153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29" office:value-type="float">
            <text:p>390056009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40" office:value-type="float">
            <text:p>3154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30" office:value-type="float">
            <text:p>390056009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41" office:value-type="float">
            <text:p>3154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31" office:value-type="float">
            <text:p>390056009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42" office:value-type="float">
            <text:p>3154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32" office:value-type="float">
            <text:p>390056009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43" office:value-type="float">
            <text:p>3154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33" office:value-type="float">
            <text:p>390056009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44" office:value-type="float">
            <text:p>3154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34" office:value-type="float">
            <text:p>390056009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45" office:value-type="float">
            <text:p>3154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35" office:value-type="float">
            <text:p>390056009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46" office:value-type="float">
            <text:p>3154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36" office:value-type="float">
            <text:p>390056009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47" office:value-type="float">
            <text:p>3154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37" office:value-type="float">
            <text:p>390056009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48" office:value-type="float">
            <text:p>3154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38" office:value-type="float">
            <text:p>390056009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49" office:value-type="float">
            <text:p>3154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39" office:value-type="float">
            <text:p>390056009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50" office:value-type="float">
            <text:p>3155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40" office:value-type="float">
            <text:p>390056009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51" office:value-type="float">
            <text:p>3155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41" office:value-type="float">
            <text:p>390056009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52" office:value-type="float">
            <text:p>3155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42" office:value-type="float">
            <text:p>3900560099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53" office:value-type="float">
            <text:p>3155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43" office:value-type="float">
            <text:p>390056009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54" office:value-type="float">
            <text:p>3155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44" office:value-type="float">
            <text:p>390056009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55" office:value-type="float">
            <text:p>3155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45" office:value-type="float">
            <text:p>3900560099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56" office:value-type="float">
            <text:p>3155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46" office:value-type="float">
            <text:p>390056009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57" office:value-type="float">
            <text:p>3155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47" office:value-type="float">
            <text:p>390056009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58" office:value-type="float">
            <text:p>3155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48" office:value-type="float">
            <text:p>390056009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59" office:value-type="float">
            <text:p>3155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49" office:value-type="float">
            <text:p>3900560099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60" office:value-type="float">
            <text:p>3156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6009901050" office:value-type="float">
            <text:p>390056009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61" office:value-type="float">
            <text:p>3156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01" office:value-type="float">
            <text:p>390057010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62" office:value-type="float">
            <text:p>3156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02" office:value-type="float">
            <text:p>390057010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63" office:value-type="float">
            <text:p>3156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03" office:value-type="float">
            <text:p>390057010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64" office:value-type="float">
            <text:p>3156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04" office:value-type="float">
            <text:p>390057010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65" office:value-type="float">
            <text:p>3156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05" office:value-type="float">
            <text:p>390057010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66" office:value-type="float">
            <text:p>3156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06" office:value-type="float">
            <text:p>390057010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67" office:value-type="float">
            <text:p>3156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07" office:value-type="float">
            <text:p>390057010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68" office:value-type="float">
            <text:p>3156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08" office:value-type="float">
            <text:p>390057010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69" office:value-type="float">
            <text:p>3156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09" office:value-type="float">
            <text:p>390057010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70" office:value-type="float">
            <text:p>3157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10" office:value-type="float">
            <text:p>390057010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71" office:value-type="float">
            <text:p>3157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11" office:value-type="float">
            <text:p>390057010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72" office:value-type="float">
            <text:p>3157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12" office:value-type="float">
            <text:p>390057010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73" office:value-type="float">
            <text:p>3157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13" office:value-type="float">
            <text:p>390057010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74" office:value-type="float">
            <text:p>3157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14" office:value-type="float">
            <text:p>390057010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75" office:value-type="float">
            <text:p>3157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15" office:value-type="float">
            <text:p>390057010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76" office:value-type="float">
            <text:p>3157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16" office:value-type="float">
            <text:p>390057010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77" office:value-type="float">
            <text:p>3157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17" office:value-type="float">
            <text:p>390057010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78" office:value-type="float">
            <text:p>3157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18" office:value-type="float">
            <text:p>390057010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79" office:value-type="float">
            <text:p>3157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19" office:value-type="float">
            <text:p>390057010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80" office:value-type="float">
            <text:p>3158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20" office:value-type="float">
            <text:p>390057010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81" office:value-type="float">
            <text:p>3158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21" office:value-type="float">
            <text:p>390057010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82" office:value-type="float">
            <text:p>3158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22" office:value-type="float">
            <text:p>390057010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83" office:value-type="float">
            <text:p>3158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23" office:value-type="float">
            <text:p>390057010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84" office:value-type="float">
            <text:p>3158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24" office:value-type="float">
            <text:p>390057010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85" office:value-type="float">
            <text:p>3158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25" office:value-type="float">
            <text:p>390057010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86" office:value-type="float">
            <text:p>3158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26" office:value-type="float">
            <text:p>390057010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87" office:value-type="float">
            <text:p>3158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27" office:value-type="float">
            <text:p>390057010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88" office:value-type="float">
            <text:p>3158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28" office:value-type="float">
            <text:p>390057010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89" office:value-type="float">
            <text:p>3158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29" office:value-type="float">
            <text:p>390057010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90" office:value-type="float">
            <text:p>3159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30" office:value-type="float">
            <text:p>390057010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91" office:value-type="float">
            <text:p>3159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31" office:value-type="float">
            <text:p>390057010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92" office:value-type="float">
            <text:p>3159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32" office:value-type="float">
            <text:p>390057010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93" office:value-type="float">
            <text:p>3159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33" office:value-type="float">
            <text:p>390057010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94" office:value-type="float">
            <text:p>3159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34" office:value-type="float">
            <text:p>390057010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95" office:value-type="float">
            <text:p>3159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35" office:value-type="float">
            <text:p>390057010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96" office:value-type="float">
            <text:p>3159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36" office:value-type="float">
            <text:p>390057010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97" office:value-type="float">
            <text:p>3159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37" office:value-type="float">
            <text:p>390057010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98" office:value-type="float">
            <text:p>3159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38" office:value-type="float">
            <text:p>390057010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599" office:value-type="float">
            <text:p>3159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39" office:value-type="float">
            <text:p>390057010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00" office:value-type="float">
            <text:p>3160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40" office:value-type="float">
            <text:p>390057010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01" office:value-type="float">
            <text:p>3160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41" office:value-type="float">
            <text:p>390057010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02" office:value-type="float">
            <text:p>3160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42" office:value-type="float">
            <text:p>390057010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03" office:value-type="float">
            <text:p>3160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43" office:value-type="float">
            <text:p>390057010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04" office:value-type="float">
            <text:p>3160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44" office:value-type="float">
            <text:p>390057010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05" office:value-type="float">
            <text:p>3160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45" office:value-type="float">
            <text:p>390057010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06" office:value-type="float">
            <text:p>3160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46" office:value-type="float">
            <text:p>390057010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07" office:value-type="float">
            <text:p>3160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47" office:value-type="float">
            <text:p>390057010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08" office:value-type="float">
            <text:p>3160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48" office:value-type="float">
            <text:p>390057010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09" office:value-type="float">
            <text:p>3160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49" office:value-type="float">
            <text:p>390057010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10" office:value-type="float">
            <text:p>3161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50" office:value-type="float">
            <text:p>390057010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11" office:value-type="float">
            <text:p>3161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51" office:value-type="float">
            <text:p>390057010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12" office:value-type="float">
            <text:p>3161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001052" office:value-type="float">
            <text:p>390057010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13" office:value-type="float">
            <text:p>3161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01" office:value-type="float">
            <text:p>390057010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14" office:value-type="float">
            <text:p>3161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02" office:value-type="float">
            <text:p>390057010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15" office:value-type="float">
            <text:p>3161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03" office:value-type="float">
            <text:p>390057010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16" office:value-type="float">
            <text:p>3161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04" office:value-type="float">
            <text:p>390057010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17" office:value-type="float">
            <text:p>3161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05" office:value-type="float">
            <text:p>390057010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18" office:value-type="float">
            <text:p>3161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06" office:value-type="float">
            <text:p>390057010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19" office:value-type="float">
            <text:p>3161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07" office:value-type="float">
            <text:p>390057010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20" office:value-type="float">
            <text:p>3162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08" office:value-type="float">
            <text:p>390057010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21" office:value-type="float">
            <text:p>3162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09" office:value-type="float">
            <text:p>390057010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22" office:value-type="float">
            <text:p>3162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10" office:value-type="float">
            <text:p>390057010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23" office:value-type="float">
            <text:p>3162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11" office:value-type="float">
            <text:p>390057010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24" office:value-type="float">
            <text:p>3162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12" office:value-type="float">
            <text:p>390057010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25" office:value-type="float">
            <text:p>3162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13" office:value-type="float">
            <text:p>390057010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26" office:value-type="float">
            <text:p>3162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14" office:value-type="float">
            <text:p>390057010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27" office:value-type="float">
            <text:p>3162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15" office:value-type="float">
            <text:p>390057010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28" office:value-type="float">
            <text:p>3162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16" office:value-type="float">
            <text:p>390057010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29" office:value-type="float">
            <text:p>3162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17" office:value-type="float">
            <text:p>390057010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30" office:value-type="float">
            <text:p>3163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18" office:value-type="float">
            <text:p>390057010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31" office:value-type="float">
            <text:p>3163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19" office:value-type="float">
            <text:p>390057010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32" office:value-type="float">
            <text:p>3163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20" office:value-type="float">
            <text:p>390057010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33" office:value-type="float">
            <text:p>3163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21" office:value-type="float">
            <text:p>390057010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34" office:value-type="float">
            <text:p>3163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22" office:value-type="float">
            <text:p>390057010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35" office:value-type="float">
            <text:p>3163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23" office:value-type="float">
            <text:p>390057010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36" office:value-type="float">
            <text:p>3163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24" office:value-type="float">
            <text:p>390057010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37" office:value-type="float">
            <text:p>3163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25" office:value-type="float">
            <text:p>390057010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38" office:value-type="float">
            <text:p>3163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26" office:value-type="float">
            <text:p>390057010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39" office:value-type="float">
            <text:p>3163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27" office:value-type="float">
            <text:p>390057010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40" office:value-type="float">
            <text:p>3164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28" office:value-type="float">
            <text:p>390057010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41" office:value-type="float">
            <text:p>3164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29" office:value-type="float">
            <text:p>390057010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42" office:value-type="float">
            <text:p>3164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30" office:value-type="float">
            <text:p>390057010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43" office:value-type="float">
            <text:p>3164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31" office:value-type="float">
            <text:p>390057010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44" office:value-type="float">
            <text:p>3164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32" office:value-type="float">
            <text:p>390057010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45" office:value-type="float">
            <text:p>3164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33" office:value-type="float">
            <text:p>390057010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46" office:value-type="float">
            <text:p>3164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34" office:value-type="float">
            <text:p>390057010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47" office:value-type="float">
            <text:p>3164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35" office:value-type="float">
            <text:p>390057010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48" office:value-type="float">
            <text:p>3164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36" office:value-type="float">
            <text:p>390057010101036</text:p>
          </table:table-cell>
          <table:table-cell ns41:value-type="string" table:style-name="TL Metadata" office:value-type="string">
            <text:p>3900570101010361 <text:s/>Hieronder drie van onbekenden ouderdom.</text:p>
          </table:table-cell>
          <table:table-cell ns41:value-type="string" table:style-name="TL Metadata" office:value-type="string">
            <text:p>3900570101010362 <text:s/>Hieronder vier van onbekenden ouderdom.</text:p>
          </table:table-cell>
          <table:table-cell table:number-columns-repeated="1019"/>
        </table:table-row>
        <table:table-row table:style-name="ro4">
          <table:table-cell ns41:value-type="float" table:style-name="ce67" office:value="31649" office:value-type="float">
            <text:p>3164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37" office:value-type="float">
            <text:p>390057010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50" office:value-type="float">
            <text:p>3165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7010101038" office:value-type="float">
            <text:p>390057010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51" office:value-type="float">
            <text:p>3165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01" office:value-type="float">
            <text:p>390058010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52" office:value-type="float">
            <text:p>3165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02" office:value-type="float">
            <text:p>390058010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53" office:value-type="float">
            <text:p>3165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03" office:value-type="float">
            <text:p>390058010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54" office:value-type="float">
            <text:p>3165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04" office:value-type="float">
            <text:p>390058010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55" office:value-type="float">
            <text:p>3165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05" office:value-type="float">
            <text:p>390058010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56" office:value-type="float">
            <text:p>3165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06" office:value-type="float">
            <text:p>390058010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57" office:value-type="float">
            <text:p>3165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07" office:value-type="float">
            <text:p>390058010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58" office:value-type="float">
            <text:p>3165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08" office:value-type="float">
            <text:p>390058010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59" office:value-type="float">
            <text:p>3165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09" office:value-type="float">
            <text:p>390058010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60" office:value-type="float">
            <text:p>3166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10" office:value-type="float">
            <text:p>390058010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61" office:value-type="float">
            <text:p>3166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11" office:value-type="float">
            <text:p>390058010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62" office:value-type="float">
            <text:p>3166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12" office:value-type="float">
            <text:p>390058010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63" office:value-type="float">
            <text:p>3166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13" office:value-type="float">
            <text:p>390058010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64" office:value-type="float">
            <text:p>3166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14" office:value-type="float">
            <text:p>390058010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65" office:value-type="float">
            <text:p>3166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15" office:value-type="float">
            <text:p>390058010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66" office:value-type="float">
            <text:p>3166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16" office:value-type="float">
            <text:p>390058010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67" office:value-type="float">
            <text:p>3166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17" office:value-type="float">
            <text:p>390058010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68" office:value-type="float">
            <text:p>3166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18" office:value-type="float">
            <text:p>390058010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69" office:value-type="float">
            <text:p>3166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19" office:value-type="float">
            <text:p>390058010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70" office:value-type="float">
            <text:p>3167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20" office:value-type="float">
            <text:p>390058010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71" office:value-type="float">
            <text:p>3167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21" office:value-type="float">
            <text:p>390058010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72" office:value-type="float">
            <text:p>3167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22" office:value-type="float">
            <text:p>390058010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73" office:value-type="float">
            <text:p>3167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23" office:value-type="float">
            <text:p>390058010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74" office:value-type="float">
            <text:p>3167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24" office:value-type="float">
            <text:p>390058010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75" office:value-type="float">
            <text:p>3167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25" office:value-type="float">
            <text:p>390058010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76" office:value-type="float">
            <text:p>3167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26" office:value-type="float">
            <text:p>390058010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77" office:value-type="float">
            <text:p>3167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27" office:value-type="float">
            <text:p>390058010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78" office:value-type="float">
            <text:p>3167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28" office:value-type="float">
            <text:p>390058010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79" office:value-type="float">
            <text:p>3167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29" office:value-type="float">
            <text:p>390058010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80" office:value-type="float">
            <text:p>3168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30" office:value-type="float">
            <text:p>390058010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81" office:value-type="float">
            <text:p>3168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31" office:value-type="float">
            <text:p>390058010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82" office:value-type="float">
            <text:p>3168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32" office:value-type="float">
            <text:p>390058010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83" office:value-type="float">
            <text:p>3168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33" office:value-type="float">
            <text:p>390058010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84" office:value-type="float">
            <text:p>3168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34" office:value-type="float">
            <text:p>390058010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85" office:value-type="float">
            <text:p>3168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35" office:value-type="float">
            <text:p>390058010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86" office:value-type="float">
            <text:p>3168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36" office:value-type="float">
            <text:p>390058010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87" office:value-type="float">
            <text:p>3168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37" office:value-type="float">
            <text:p>390058010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88" office:value-type="float">
            <text:p>3168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38" office:value-type="float">
            <text:p>390058010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89" office:value-type="float">
            <text:p>3168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39" office:value-type="float">
            <text:p>390058010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90" office:value-type="float">
            <text:p>3169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40" office:value-type="float">
            <text:p>390058010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91" office:value-type="float">
            <text:p>3169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41" office:value-type="float">
            <text:p>390058010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92" office:value-type="float">
            <text:p>3169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42" office:value-type="float">
            <text:p>390058010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93" office:value-type="float">
            <text:p>3169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43" office:value-type="float">
            <text:p>390058010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94" office:value-type="float">
            <text:p>3169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44" office:value-type="float">
            <text:p>390058010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95" office:value-type="float">
            <text:p>3169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45" office:value-type="float">
            <text:p>390058010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96" office:value-type="float">
            <text:p>3169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46" office:value-type="float">
            <text:p>390058010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97" office:value-type="float">
            <text:p>3169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47" office:value-type="float">
            <text:p>390058010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98" office:value-type="float">
            <text:p>3169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48" office:value-type="float">
            <text:p>390058010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699" office:value-type="float">
            <text:p>3169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49" office:value-type="float">
            <text:p>390058010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00" office:value-type="float">
            <text:p>3170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50" office:value-type="float">
            <text:p>390058010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01" office:value-type="float">
            <text:p>3170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51" office:value-type="float">
            <text:p>390058010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02" office:value-type="float">
            <text:p>3170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52" office:value-type="float">
            <text:p>390058010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03" office:value-type="float">
            <text:p>3170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201053" office:value-type="float">
            <text:p>390058010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04" office:value-type="float">
            <text:p>3170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01" office:value-type="float">
            <text:p>390058010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05" office:value-type="float">
            <text:p>3170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02" office:value-type="float">
            <text:p>390058010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06" office:value-type="float">
            <text:p>3170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03" office:value-type="float">
            <text:p>390058010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07" office:value-type="float">
            <text:p>3170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04" office:value-type="float">
            <text:p>390058010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08" office:value-type="float">
            <text:p>3170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05" office:value-type="float">
            <text:p>390058010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09" office:value-type="float">
            <text:p>3170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06" office:value-type="float">
            <text:p>390058010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10" office:value-type="float">
            <text:p>3171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07" office:value-type="float">
            <text:p>390058010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11" office:value-type="float">
            <text:p>3171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08" office:value-type="float">
            <text:p>390058010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12" office:value-type="float">
            <text:p>3171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09" office:value-type="float">
            <text:p>390058010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13" office:value-type="float">
            <text:p>3171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10" office:value-type="float">
            <text:p>390058010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14" office:value-type="float">
            <text:p>3171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11" office:value-type="float">
            <text:p>390058010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15" office:value-type="float">
            <text:p>3171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12" office:value-type="float">
            <text:p>390058010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16" office:value-type="float">
            <text:p>3171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13" office:value-type="float">
            <text:p>390058010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17" office:value-type="float">
            <text:p>3171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14" office:value-type="float">
            <text:p>390058010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18" office:value-type="float">
            <text:p>3171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15" office:value-type="float">
            <text:p>390058010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19" office:value-type="float">
            <text:p>3171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16" office:value-type="float">
            <text:p>390058010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20" office:value-type="float">
            <text:p>3172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17" office:value-type="float">
            <text:p>390058010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21" office:value-type="float">
            <text:p>3172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18" office:value-type="float">
            <text:p>390058010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22" office:value-type="float">
            <text:p>3172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19" office:value-type="float">
            <text:p>390058010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23" office:value-type="float">
            <text:p>3172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20" office:value-type="float">
            <text:p>390058010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24" office:value-type="float">
            <text:p>3172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21" office:value-type="float">
            <text:p>390058010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25" office:value-type="float">
            <text:p>3172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22" office:value-type="float">
            <text:p>390058010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26" office:value-type="float">
            <text:p>3172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23" office:value-type="float">
            <text:p>390058010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27" office:value-type="float">
            <text:p>3172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24" office:value-type="float">
            <text:p>3900580103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28" office:value-type="float">
            <text:p>3172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25" office:value-type="float">
            <text:p>390058010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29" office:value-type="float">
            <text:p>3172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26" office:value-type="float">
            <text:p>3900580103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30" office:value-type="float">
            <text:p>3173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27" office:value-type="float">
            <text:p>390058010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31" office:value-type="float">
            <text:p>3173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28" office:value-type="float">
            <text:p>390058010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32" office:value-type="float">
            <text:p>3173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29" office:value-type="float">
            <text:p>390058010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33" office:value-type="float">
            <text:p>3173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30" office:value-type="float">
            <text:p>390058010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34" office:value-type="float">
            <text:p>3173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31" office:value-type="float">
            <text:p>390058010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35" office:value-type="float">
            <text:p>3173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32" office:value-type="float">
            <text:p>390058010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36" office:value-type="float">
            <text:p>3173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33" office:value-type="float">
            <text:p>390058010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37" office:value-type="float">
            <text:p>3173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34" office:value-type="float">
            <text:p>390058010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38" office:value-type="float">
            <text:p>3173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35" office:value-type="float">
            <text:p>390058010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39" office:value-type="float">
            <text:p>3173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36" office:value-type="float">
            <text:p>390058010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40" office:value-type="float">
            <text:p>3174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37" office:value-type="float">
            <text:p>390058010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41" office:value-type="float">
            <text:p>3174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38" office:value-type="float">
            <text:p>390058010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42" office:value-type="float">
            <text:p>3174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39" office:value-type="float">
            <text:p>390058010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43" office:value-type="float">
            <text:p>3174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40" office:value-type="float">
            <text:p>390058010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44" office:value-type="float">
            <text:p>3174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41" office:value-type="float">
            <text:p>3900580103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45" office:value-type="float">
            <text:p>3174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42" office:value-type="float">
            <text:p>3900580103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46" office:value-type="float">
            <text:p>3174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43" office:value-type="float">
            <text:p>3900580103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47" office:value-type="float">
            <text:p>3174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44" office:value-type="float">
            <text:p>3900580103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48" office:value-type="float">
            <text:p>3174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45" office:value-type="float">
            <text:p>3900580103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49" office:value-type="float">
            <text:p>3174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46" office:value-type="float">
            <text:p>3900580103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50" office:value-type="float">
            <text:p>3175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47" office:value-type="float">
            <text:p>3900580103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51" office:value-type="float">
            <text:p>3175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48" office:value-type="float">
            <text:p>3900580103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52" office:value-type="float">
            <text:p>3175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49" office:value-type="float">
            <text:p>3900580103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53" office:value-type="float">
            <text:p>3175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50" office:value-type="float">
            <text:p>3900580103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54" office:value-type="float">
            <text:p>3175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8010301051" office:value-type="float">
            <text:p>3900580103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55" office:value-type="float">
            <text:p>3175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01" office:value-type="float">
            <text:p>390059010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56" office:value-type="float">
            <text:p>3175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02" office:value-type="float">
            <text:p>390059010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57" office:value-type="float">
            <text:p>3175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03" office:value-type="float">
            <text:p>390059010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58" office:value-type="float">
            <text:p>3175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04" office:value-type="float">
            <text:p>390059010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59" office:value-type="float">
            <text:p>3175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05" office:value-type="float">
            <text:p>390059010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60" office:value-type="float">
            <text:p>3176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06" office:value-type="float">
            <text:p>390059010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61" office:value-type="float">
            <text:p>3176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07" office:value-type="float">
            <text:p>390059010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62" office:value-type="float">
            <text:p>3176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08" office:value-type="float">
            <text:p>390059010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63" office:value-type="float">
            <text:p>3176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09" office:value-type="float">
            <text:p>390059010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64" office:value-type="float">
            <text:p>3176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10" office:value-type="float">
            <text:p>390059010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65" office:value-type="float">
            <text:p>3176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11" office:value-type="float">
            <text:p>390059010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66" office:value-type="float">
            <text:p>3176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12" office:value-type="float">
            <text:p>390059010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67" office:value-type="float">
            <text:p>3176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13" office:value-type="float">
            <text:p>390059010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68" office:value-type="float">
            <text:p>3176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14" office:value-type="float">
            <text:p>390059010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69" office:value-type="float">
            <text:p>3176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15" office:value-type="float">
            <text:p>390059010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70" office:value-type="float">
            <text:p>3177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16" office:value-type="float">
            <text:p>390059010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71" office:value-type="float">
            <text:p>3177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17" office:value-type="float">
            <text:p>390059010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72" office:value-type="float">
            <text:p>3177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18" office:value-type="float">
            <text:p>390059010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73" office:value-type="float">
            <text:p>3177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19" office:value-type="float">
            <text:p>390059010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74" office:value-type="float">
            <text:p>3177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20" office:value-type="float">
            <text:p>390059010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75" office:value-type="float">
            <text:p>3177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21" office:value-type="float">
            <text:p>390059010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76" office:value-type="float">
            <text:p>3177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22" office:value-type="float">
            <text:p>390059010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77" office:value-type="float">
            <text:p>3177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23" office:value-type="float">
            <text:p>390059010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78" office:value-type="float">
            <text:p>3177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24" office:value-type="float">
            <text:p>390059010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79" office:value-type="float">
            <text:p>3177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25" office:value-type="float">
            <text:p>390059010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80" office:value-type="float">
            <text:p>3178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26" office:value-type="float">
            <text:p>390059010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81" office:value-type="float">
            <text:p>3178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27" office:value-type="float">
            <text:p>390059010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82" office:value-type="float">
            <text:p>3178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28" office:value-type="float">
            <text:p>390059010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83" office:value-type="float">
            <text:p>3178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29" office:value-type="float">
            <text:p>390059010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84" office:value-type="float">
            <text:p>3178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30" office:value-type="float">
            <text:p>390059010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85" office:value-type="float">
            <text:p>3178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31" office:value-type="float">
            <text:p>390059010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86" office:value-type="float">
            <text:p>3178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32" office:value-type="float">
            <text:p>390059010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87" office:value-type="float">
            <text:p>3178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33" office:value-type="float">
            <text:p>390059010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88" office:value-type="float">
            <text:p>3178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34" office:value-type="float">
            <text:p>390059010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89" office:value-type="float">
            <text:p>3178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35" office:value-type="float">
            <text:p>390059010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90" office:value-type="float">
            <text:p>3179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36" office:value-type="float">
            <text:p>390059010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91" office:value-type="float">
            <text:p>3179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37" office:value-type="float">
            <text:p>390059010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92" office:value-type="float">
            <text:p>3179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38" office:value-type="float">
            <text:p>390059010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93" office:value-type="float">
            <text:p>3179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39" office:value-type="float">
            <text:p>390059010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94" office:value-type="float">
            <text:p>3179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40" office:value-type="float">
            <text:p>390059010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95" office:value-type="float">
            <text:p>3179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41" office:value-type="float">
            <text:p>390059010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96" office:value-type="float">
            <text:p>3179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42" office:value-type="float">
            <text:p>390059010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97" office:value-type="float">
            <text:p>3179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43" office:value-type="float">
            <text:p>390059010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98" office:value-type="float">
            <text:p>3179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44" office:value-type="float">
            <text:p>390059010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799" office:value-type="float">
            <text:p>3179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45" office:value-type="float">
            <text:p>390059010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00" office:value-type="float">
            <text:p>3180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46" office:value-type="float">
            <text:p>390059010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01" office:value-type="float">
            <text:p>3180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47" office:value-type="float">
            <text:p>390059010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02" office:value-type="float">
            <text:p>3180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48" office:value-type="float">
            <text:p>390059010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03" office:value-type="float">
            <text:p>3180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49" office:value-type="float">
            <text:p>390059010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04" office:value-type="float">
            <text:p>3180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50" office:value-type="float">
            <text:p>390059010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05" office:value-type="float">
            <text:p>3180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51" office:value-type="float">
            <text:p>390059010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06" office:value-type="float">
            <text:p>3180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401052" office:value-type="float">
            <text:p>390059010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07" office:value-type="float">
            <text:p>3180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01" office:value-type="float">
            <text:p>390059010501001</text:p>
          </table:table-cell>
          <table:table-cell ns41:value-type="string" table:style-name="TL Metadata" office:value-type="string">
            <text:p>3900590105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08" office:value-type="float">
            <text:p>3180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02" office:value-type="float">
            <text:p>390059010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09" office:value-type="float">
            <text:p>3180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03" office:value-type="float">
            <text:p>390059010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10" office:value-type="float">
            <text:p>3181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04" office:value-type="float">
            <text:p>390059010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11" office:value-type="float">
            <text:p>3181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05" office:value-type="float">
            <text:p>390059010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12" office:value-type="float">
            <text:p>3181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06" office:value-type="float">
            <text:p>390059010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13" office:value-type="float">
            <text:p>3181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07" office:value-type="float">
            <text:p>390059010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14" office:value-type="float">
            <text:p>3181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08" office:value-type="float">
            <text:p>390059010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15" office:value-type="float">
            <text:p>3181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09" office:value-type="float">
            <text:p>390059010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16" office:value-type="float">
            <text:p>3181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10" office:value-type="float">
            <text:p>390059010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17" office:value-type="float">
            <text:p>3181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11" office:value-type="float">
            <text:p>390059010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18" office:value-type="float">
            <text:p>3181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12" office:value-type="float">
            <text:p>390059010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19" office:value-type="float">
            <text:p>3181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13" office:value-type="float">
            <text:p>390059010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20" office:value-type="float">
            <text:p>3182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14" office:value-type="float">
            <text:p>390059010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21" office:value-type="float">
            <text:p>3182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15" office:value-type="float">
            <text:p>390059010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22" office:value-type="float">
            <text:p>3182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16" office:value-type="float">
            <text:p>390059010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23" office:value-type="float">
            <text:p>3182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17" office:value-type="float">
            <text:p>390059010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24" office:value-type="float">
            <text:p>3182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18" office:value-type="float">
            <text:p>390059010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25" office:value-type="float">
            <text:p>3182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19" office:value-type="float">
            <text:p>390059010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26" office:value-type="float">
            <text:p>3182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20" office:value-type="float">
            <text:p>390059010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27" office:value-type="float">
            <text:p>3182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21" office:value-type="float">
            <text:p>390059010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28" office:value-type="float">
            <text:p>3182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22" office:value-type="float">
            <text:p>390059010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29" office:value-type="float">
            <text:p>3182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23" office:value-type="float">
            <text:p>390059010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30" office:value-type="float">
            <text:p>3183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24" office:value-type="float">
            <text:p>390059010501024</text:p>
          </table:table-cell>
          <table:table-cell ns41:value-type="string" table:style-name="TL Metadata" office:value-type="string">
            <text:p>3900590105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31" office:value-type="float">
            <text:p>3183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25" office:value-type="float">
            <text:p>390059010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32" office:value-type="float">
            <text:p>3183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26" office:value-type="float">
            <text:p>390059010501026</text:p>
          </table:table-cell>
          <table:table-cell ns41:value-type="string" table:style-name="TL Metadata" office:value-type="string">
            <text:p>3900590105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33" office:value-type="float">
            <text:p>3183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27" office:value-type="float">
            <text:p>390059010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34" office:value-type="float">
            <text:p>3183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28" office:value-type="float">
            <text:p>390059010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35" office:value-type="float">
            <text:p>3183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29" office:value-type="float">
            <text:p>390059010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36" office:value-type="float">
            <text:p>3183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30" office:value-type="float">
            <text:p>390059010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37" office:value-type="float">
            <text:p>3183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31" office:value-type="float">
            <text:p>390059010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38" office:value-type="float">
            <text:p>3183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32" office:value-type="float">
            <text:p>390059010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39" office:value-type="float">
            <text:p>3183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33" office:value-type="float">
            <text:p>390059010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40" office:value-type="float">
            <text:p>3184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34" office:value-type="float">
            <text:p>390059010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41" office:value-type="float">
            <text:p>3184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35" office:value-type="float">
            <text:p>390059010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42" office:value-type="float">
            <text:p>3184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36" office:value-type="float">
            <text:p>390059010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43" office:value-type="float">
            <text:p>3184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37" office:value-type="float">
            <text:p>390059010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44" office:value-type="float">
            <text:p>3184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38" office:value-type="float">
            <text:p>390059010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45" office:value-type="float">
            <text:p>3184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39" office:value-type="float">
            <text:p>390059010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46" office:value-type="float">
            <text:p>3184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40" office:value-type="float">
            <text:p>390059010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47" office:value-type="float">
            <text:p>3184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41" office:value-type="float">
            <text:p>3900590105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48" office:value-type="float">
            <text:p>3184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42" office:value-type="float">
            <text:p>3900590105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49" office:value-type="float">
            <text:p>3184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43" office:value-type="float">
            <text:p>3900590105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50" office:value-type="float">
            <text:p>3185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44" office:value-type="float">
            <text:p>3900590105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51" office:value-type="float">
            <text:p>3185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45" office:value-type="float">
            <text:p>3900590105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52" office:value-type="float">
            <text:p>3185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46" office:value-type="float">
            <text:p>3900590105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53" office:value-type="float">
            <text:p>3185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47" office:value-type="float">
            <text:p>3900590105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54" office:value-type="float">
            <text:p>3185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48" office:value-type="float">
            <text:p>3900590105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55" office:value-type="float">
            <text:p>3185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49" office:value-type="float">
            <text:p>3900590105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56" office:value-type="float">
            <text:p>3185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59010501050" office:value-type="float">
            <text:p>3900590105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57" office:value-type="float">
            <text:p>3185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01" office:value-type="float">
            <text:p>390060010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58" office:value-type="float">
            <text:p>3185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02" office:value-type="float">
            <text:p>390060010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59" office:value-type="float">
            <text:p>3185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03" office:value-type="float">
            <text:p>390060010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60" office:value-type="float">
            <text:p>3186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04" office:value-type="float">
            <text:p>390060010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61" office:value-type="float">
            <text:p>3186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05" office:value-type="float">
            <text:p>390060010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62" office:value-type="float">
            <text:p>3186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06" office:value-type="float">
            <text:p>390060010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63" office:value-type="float">
            <text:p>3186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07" office:value-type="float">
            <text:p>390060010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64" office:value-type="float">
            <text:p>3186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08" office:value-type="float">
            <text:p>390060010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65" office:value-type="float">
            <text:p>3186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09" office:value-type="float">
            <text:p>390060010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66" office:value-type="float">
            <text:p>3186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10" office:value-type="float">
            <text:p>390060010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67" office:value-type="float">
            <text:p>3186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11" office:value-type="float">
            <text:p>390060010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68" office:value-type="float">
            <text:p>3186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12" office:value-type="float">
            <text:p>390060010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69" office:value-type="float">
            <text:p>3186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13" office:value-type="float">
            <text:p>390060010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70" office:value-type="float">
            <text:p>3187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14" office:value-type="float">
            <text:p>390060010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71" office:value-type="float">
            <text:p>3187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15" office:value-type="float">
            <text:p>390060010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72" office:value-type="float">
            <text:p>3187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16" office:value-type="float">
            <text:p>390060010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73" office:value-type="float">
            <text:p>3187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17" office:value-type="float">
            <text:p>390060010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74" office:value-type="float">
            <text:p>3187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18" office:value-type="float">
            <text:p>390060010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75" office:value-type="float">
            <text:p>3187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19" office:value-type="float">
            <text:p>390060010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76" office:value-type="float">
            <text:p>3187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20" office:value-type="float">
            <text:p>390060010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77" office:value-type="float">
            <text:p>3187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21" office:value-type="float">
            <text:p>390060010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78" office:value-type="float">
            <text:p>3187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22" office:value-type="float">
            <text:p>390060010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79" office:value-type="float">
            <text:p>3187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23" office:value-type="float">
            <text:p>390060010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80" office:value-type="float">
            <text:p>3188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24" office:value-type="float">
            <text:p>390060010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81" office:value-type="float">
            <text:p>3188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25" office:value-type="float">
            <text:p>390060010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82" office:value-type="float">
            <text:p>3188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26" office:value-type="float">
            <text:p>390060010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83" office:value-type="float">
            <text:p>3188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27" office:value-type="float">
            <text:p>390060010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84" office:value-type="float">
            <text:p>3188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28" office:value-type="float">
            <text:p>390060010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85" office:value-type="float">
            <text:p>3188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29" office:value-type="float">
            <text:p>390060010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86" office:value-type="float">
            <text:p>3188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30" office:value-type="float">
            <text:p>390060010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87" office:value-type="float">
            <text:p>3188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31" office:value-type="float">
            <text:p>390060010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88" office:value-type="float">
            <text:p>3188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32" office:value-type="float">
            <text:p>390060010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89" office:value-type="float">
            <text:p>3188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33" office:value-type="float">
            <text:p>390060010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90" office:value-type="float">
            <text:p>3189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34" office:value-type="float">
            <text:p>390060010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91" office:value-type="float">
            <text:p>3189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35" office:value-type="float">
            <text:p>390060010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92" office:value-type="float">
            <text:p>3189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36" office:value-type="float">
            <text:p>390060010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93" office:value-type="float">
            <text:p>3189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37" office:value-type="float">
            <text:p>390060010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94" office:value-type="float">
            <text:p>3189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38" office:value-type="float">
            <text:p>390060010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95" office:value-type="float">
            <text:p>3189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39" office:value-type="float">
            <text:p>390060010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96" office:value-type="float">
            <text:p>3189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40" office:value-type="float">
            <text:p>390060010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97" office:value-type="float">
            <text:p>3189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41" office:value-type="float">
            <text:p>390060010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98" office:value-type="float">
            <text:p>3189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42" office:value-type="float">
            <text:p>390060010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899" office:value-type="float">
            <text:p>3189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43" office:value-type="float">
            <text:p>390060010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00" office:value-type="float">
            <text:p>3190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44" office:value-type="float">
            <text:p>390060010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01" office:value-type="float">
            <text:p>3190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45" office:value-type="float">
            <text:p>390060010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02" office:value-type="float">
            <text:p>3190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46" office:value-type="float">
            <text:p>390060010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03" office:value-type="float">
            <text:p>3190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47" office:value-type="float">
            <text:p>390060010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04" office:value-type="float">
            <text:p>3190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48" office:value-type="float">
            <text:p>390060010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05" office:value-type="float">
            <text:p>3190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49" office:value-type="float">
            <text:p>390060010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06" office:value-type="float">
            <text:p>3190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50" office:value-type="float">
            <text:p>390060010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07" office:value-type="float">
            <text:p>3190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51" office:value-type="float">
            <text:p>390060010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08" office:value-type="float">
            <text:p>3190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601052" office:value-type="float">
            <text:p>390060010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09" office:value-type="float">
            <text:p>3190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01" office:value-type="float">
            <text:p>390060010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10" office:value-type="float">
            <text:p>3191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02" office:value-type="float">
            <text:p>390060010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11" office:value-type="float">
            <text:p>3191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03" office:value-type="float">
            <text:p>390060010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12" office:value-type="float">
            <text:p>3191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04" office:value-type="float">
            <text:p>390060010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13" office:value-type="float">
            <text:p>3191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05" office:value-type="float">
            <text:p>390060010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14" office:value-type="float">
            <text:p>3191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06" office:value-type="float">
            <text:p>390060010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15" office:value-type="float">
            <text:p>3191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07" office:value-type="float">
            <text:p>390060010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16" office:value-type="float">
            <text:p>3191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08" office:value-type="float">
            <text:p>390060010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17" office:value-type="float">
            <text:p>3191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09" office:value-type="float">
            <text:p>390060010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18" office:value-type="float">
            <text:p>3191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10" office:value-type="float">
            <text:p>390060010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19" office:value-type="float">
            <text:p>3191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11" office:value-type="float">
            <text:p>390060010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20" office:value-type="float">
            <text:p>3192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12" office:value-type="float">
            <text:p>390060010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21" office:value-type="float">
            <text:p>3192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13" office:value-type="float">
            <text:p>390060010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22" office:value-type="float">
            <text:p>3192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14" office:value-type="float">
            <text:p>390060010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23" office:value-type="float">
            <text:p>3192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15" office:value-type="float">
            <text:p>390060010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24" office:value-type="float">
            <text:p>3192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16" office:value-type="float">
            <text:p>390060010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25" office:value-type="float">
            <text:p>3192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17" office:value-type="float">
            <text:p>390060010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26" office:value-type="float">
            <text:p>3192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18" office:value-type="float">
            <text:p>390060010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27" office:value-type="float">
            <text:p>3192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19" office:value-type="float">
            <text:p>390060010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28" office:value-type="float">
            <text:p>3192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20" office:value-type="float">
            <text:p>390060010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29" office:value-type="float">
            <text:p>3192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21" office:value-type="float">
            <text:p>390060010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30" office:value-type="float">
            <text:p>3193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22" office:value-type="float">
            <text:p>390060010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31" office:value-type="float">
            <text:p>3193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23" office:value-type="float">
            <text:p>390060010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32" office:value-type="float">
            <text:p>3193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24" office:value-type="float">
            <text:p>390060010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33" office:value-type="float">
            <text:p>3193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25" office:value-type="float">
            <text:p>390060010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34" office:value-type="float">
            <text:p>3193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26" office:value-type="float">
            <text:p>390060010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35" office:value-type="float">
            <text:p>3193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27" office:value-type="float">
            <text:p>390060010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36" office:value-type="float">
            <text:p>3193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28" office:value-type="float">
            <text:p>390060010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37" office:value-type="float">
            <text:p>3193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29" office:value-type="float">
            <text:p>390060010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38" office:value-type="float">
            <text:p>3193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30" office:value-type="float">
            <text:p>390060010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39" office:value-type="float">
            <text:p>3193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31" office:value-type="float">
            <text:p>390060010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40" office:value-type="float">
            <text:p>3194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32" office:value-type="float">
            <text:p>390060010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41" office:value-type="float">
            <text:p>3194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33" office:value-type="float">
            <text:p>390060010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42" office:value-type="float">
            <text:p>3194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34" office:value-type="float">
            <text:p>390060010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43" office:value-type="float">
            <text:p>3194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35" office:value-type="float">
            <text:p>390060010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44" office:value-type="float">
            <text:p>3194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36" office:value-type="float">
            <text:p>390060010701036</text:p>
          </table:table-cell>
          <table:table-cell ns41:value-type="string" table:style-name="TL Metadata" office:value-type="string">
            <text:p>3900600107010361 <text:s/>Hieronder twee van onbekenden ouderdom.</text:p>
          </table:table-cell>
          <table:table-cell ns41:value-type="string" table:style-name="TL Metadata" office:value-type="string">
            <text:p>3900600107010362 <text:s/>Hieronder eene van onbekenden ouderdom.</text:p>
          </table:table-cell>
          <table:table-cell table:number-columns-repeated="1019"/>
        </table:table-row>
        <table:table-row table:style-name="ro4">
          <table:table-cell ns41:value-type="float" table:style-name="ce67" office:value="31945" office:value-type="float">
            <text:p>3194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37" office:value-type="float">
            <text:p>390060010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46" office:value-type="float">
            <text:p>3194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0010701038" office:value-type="float">
            <text:p>390060010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47" office:value-type="float">
            <text:p>3194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01" office:value-type="float">
            <text:p>390061010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48" office:value-type="float">
            <text:p>3194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02" office:value-type="float">
            <text:p>390061010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49" office:value-type="float">
            <text:p>3194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03" office:value-type="float">
            <text:p>390061010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50" office:value-type="float">
            <text:p>3195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04" office:value-type="float">
            <text:p>390061010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51" office:value-type="float">
            <text:p>3195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05" office:value-type="float">
            <text:p>390061010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52" office:value-type="float">
            <text:p>3195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06" office:value-type="float">
            <text:p>390061010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53" office:value-type="float">
            <text:p>3195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07" office:value-type="float">
            <text:p>390061010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54" office:value-type="float">
            <text:p>3195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08" office:value-type="float">
            <text:p>390061010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55" office:value-type="float">
            <text:p>3195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09" office:value-type="float">
            <text:p>390061010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56" office:value-type="float">
            <text:p>3195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10" office:value-type="float">
            <text:p>390061010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57" office:value-type="float">
            <text:p>3195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11" office:value-type="float">
            <text:p>390061010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58" office:value-type="float">
            <text:p>3195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12" office:value-type="float">
            <text:p>390061010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59" office:value-type="float">
            <text:p>3195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13" office:value-type="float">
            <text:p>390061010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60" office:value-type="float">
            <text:p>3196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14" office:value-type="float">
            <text:p>390061010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61" office:value-type="float">
            <text:p>3196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15" office:value-type="float">
            <text:p>390061010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62" office:value-type="float">
            <text:p>3196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16" office:value-type="float">
            <text:p>390061010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63" office:value-type="float">
            <text:p>3196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17" office:value-type="float">
            <text:p>390061010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64" office:value-type="float">
            <text:p>3196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18" office:value-type="float">
            <text:p>390061010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65" office:value-type="float">
            <text:p>3196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19" office:value-type="float">
            <text:p>390061010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66" office:value-type="float">
            <text:p>3196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20" office:value-type="float">
            <text:p>390061010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67" office:value-type="float">
            <text:p>3196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21" office:value-type="float">
            <text:p>390061010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68" office:value-type="float">
            <text:p>3196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22" office:value-type="float">
            <text:p>390061010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69" office:value-type="float">
            <text:p>3196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23" office:value-type="float">
            <text:p>390061010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70" office:value-type="float">
            <text:p>3197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24" office:value-type="float">
            <text:p>390061010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71" office:value-type="float">
            <text:p>3197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25" office:value-type="float">
            <text:p>390061010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72" office:value-type="float">
            <text:p>3197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26" office:value-type="float">
            <text:p>390061010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73" office:value-type="float">
            <text:p>3197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27" office:value-type="float">
            <text:p>390061010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74" office:value-type="float">
            <text:p>3197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28" office:value-type="float">
            <text:p>390061010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75" office:value-type="float">
            <text:p>3197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29" office:value-type="float">
            <text:p>390061010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76" office:value-type="float">
            <text:p>3197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30" office:value-type="float">
            <text:p>390061010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77" office:value-type="float">
            <text:p>3197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31" office:value-type="float">
            <text:p>390061010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78" office:value-type="float">
            <text:p>3197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32" office:value-type="float">
            <text:p>390061010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79" office:value-type="float">
            <text:p>3197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33" office:value-type="float">
            <text:p>390061010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80" office:value-type="float">
            <text:p>3198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34" office:value-type="float">
            <text:p>390061010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81" office:value-type="float">
            <text:p>3198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35" office:value-type="float">
            <text:p>390061010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82" office:value-type="float">
            <text:p>3198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36" office:value-type="float">
            <text:p>390061010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83" office:value-type="float">
            <text:p>3198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37" office:value-type="float">
            <text:p>390061010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84" office:value-type="float">
            <text:p>3198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38" office:value-type="float">
            <text:p>390061010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85" office:value-type="float">
            <text:p>3198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39" office:value-type="float">
            <text:p>390061010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86" office:value-type="float">
            <text:p>3198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40" office:value-type="float">
            <text:p>390061010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87" office:value-type="float">
            <text:p>3198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41" office:value-type="float">
            <text:p>390061010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88" office:value-type="float">
            <text:p>3198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42" office:value-type="float">
            <text:p>390061010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89" office:value-type="float">
            <text:p>3198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43" office:value-type="float">
            <text:p>390061010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90" office:value-type="float">
            <text:p>3199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44" office:value-type="float">
            <text:p>390061010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91" office:value-type="float">
            <text:p>3199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45" office:value-type="float">
            <text:p>390061010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92" office:value-type="float">
            <text:p>3199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46" office:value-type="float">
            <text:p>390061010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93" office:value-type="float">
            <text:p>3199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47" office:value-type="float">
            <text:p>390061010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94" office:value-type="float">
            <text:p>3199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48" office:value-type="float">
            <text:p>390061010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95" office:value-type="float">
            <text:p>3199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49" office:value-type="float">
            <text:p>390061010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96" office:value-type="float">
            <text:p>3199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50" office:value-type="float">
            <text:p>390061010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97" office:value-type="float">
            <text:p>3199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51" office:value-type="float">
            <text:p>390061010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98" office:value-type="float">
            <text:p>3199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52" office:value-type="float">
            <text:p>390061010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1999" office:value-type="float">
            <text:p>3199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801053" office:value-type="float">
            <text:p>3900610108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00" office:value-type="float">
            <text:p>3200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01" office:value-type="float">
            <text:p>390061010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01" office:value-type="float">
            <text:p>3200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02" office:value-type="float">
            <text:p>390061010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02" office:value-type="float">
            <text:p>3200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03" office:value-type="float">
            <text:p>390061010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03" office:value-type="float">
            <text:p>3200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04" office:value-type="float">
            <text:p>390061010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04" office:value-type="float">
            <text:p>3200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05" office:value-type="float">
            <text:p>390061010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05" office:value-type="float">
            <text:p>3200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06" office:value-type="float">
            <text:p>390061010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06" office:value-type="float">
            <text:p>3200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07" office:value-type="float">
            <text:p>390061010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07" office:value-type="float">
            <text:p>3200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08" office:value-type="float">
            <text:p>390061010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08" office:value-type="float">
            <text:p>3200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09" office:value-type="float">
            <text:p>390061010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09" office:value-type="float">
            <text:p>3200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10" office:value-type="float">
            <text:p>390061010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10" office:value-type="float">
            <text:p>3201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11" office:value-type="float">
            <text:p>390061010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11" office:value-type="float">
            <text:p>3201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12" office:value-type="float">
            <text:p>390061010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12" office:value-type="float">
            <text:p>3201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13" office:value-type="float">
            <text:p>390061010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13" office:value-type="float">
            <text:p>3201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14" office:value-type="float">
            <text:p>390061010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14" office:value-type="float">
            <text:p>3201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15" office:value-type="float">
            <text:p>390061010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15" office:value-type="float">
            <text:p>3201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16" office:value-type="float">
            <text:p>390061010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16" office:value-type="float">
            <text:p>3201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17" office:value-type="float">
            <text:p>390061010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17" office:value-type="float">
            <text:p>3201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18" office:value-type="float">
            <text:p>390061010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18" office:value-type="float">
            <text:p>3201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19" office:value-type="float">
            <text:p>390061010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19" office:value-type="float">
            <text:p>3201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20" office:value-type="float">
            <text:p>390061010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20" office:value-type="float">
            <text:p>3202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21" office:value-type="float">
            <text:p>390061010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21" office:value-type="float">
            <text:p>3202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22" office:value-type="float">
            <text:p>390061010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22" office:value-type="float">
            <text:p>3202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23" office:value-type="float">
            <text:p>390061010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23" office:value-type="float">
            <text:p>3202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24" office:value-type="float">
            <text:p>3900610109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24" office:value-type="float">
            <text:p>3202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25" office:value-type="float">
            <text:p>390061010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25" office:value-type="float">
            <text:p>3202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26" office:value-type="float">
            <text:p>3900610109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26" office:value-type="float">
            <text:p>3202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27" office:value-type="float">
            <text:p>390061010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27" office:value-type="float">
            <text:p>3202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28" office:value-type="float">
            <text:p>390061010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28" office:value-type="float">
            <text:p>3202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29" office:value-type="float">
            <text:p>390061010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29" office:value-type="float">
            <text:p>3202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30" office:value-type="float">
            <text:p>390061010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30" office:value-type="float">
            <text:p>3203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31" office:value-type="float">
            <text:p>390061010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31" office:value-type="float">
            <text:p>3203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32" office:value-type="float">
            <text:p>390061010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32" office:value-type="float">
            <text:p>3203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33" office:value-type="float">
            <text:p>390061010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33" office:value-type="float">
            <text:p>3203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34" office:value-type="float">
            <text:p>390061010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34" office:value-type="float">
            <text:p>3203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35" office:value-type="float">
            <text:p>390061010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35" office:value-type="float">
            <text:p>3203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36" office:value-type="float">
            <text:p>390061010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36" office:value-type="float">
            <text:p>3203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37" office:value-type="float">
            <text:p>390061010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37" office:value-type="float">
            <text:p>3203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38" office:value-type="float">
            <text:p>390061010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38" office:value-type="float">
            <text:p>3203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39" office:value-type="float">
            <text:p>390061010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39" office:value-type="float">
            <text:p>3203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40" office:value-type="float">
            <text:p>390061010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40" office:value-type="float">
            <text:p>3204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41" office:value-type="float">
            <text:p>390061010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41" office:value-type="float">
            <text:p>3204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42" office:value-type="float">
            <text:p>3900610109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42" office:value-type="float">
            <text:p>3204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43" office:value-type="float">
            <text:p>390061010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43" office:value-type="float">
            <text:p>3204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44" office:value-type="float">
            <text:p>390061010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44" office:value-type="float">
            <text:p>3204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45" office:value-type="float">
            <text:p>3900610109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45" office:value-type="float">
            <text:p>3204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46" office:value-type="float">
            <text:p>390061010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46" office:value-type="float">
            <text:p>3204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47" office:value-type="float">
            <text:p>390061010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47" office:value-type="float">
            <text:p>3204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48" office:value-type="float">
            <text:p>390061010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48" office:value-type="float">
            <text:p>3204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49" office:value-type="float">
            <text:p>3900610109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49" office:value-type="float">
            <text:p>3204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50" office:value-type="float">
            <text:p>390061010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50" office:value-type="float">
            <text:p>3205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1010901051" office:value-type="float">
            <text:p>3900610109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51" office:value-type="float">
            <text:p>3205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01" office:value-type="float">
            <text:p>390062011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52" office:value-type="float">
            <text:p>3205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02" office:value-type="float">
            <text:p>390062011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53" office:value-type="float">
            <text:p>3205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03" office:value-type="float">
            <text:p>390062011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54" office:value-type="float">
            <text:p>3205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04" office:value-type="float">
            <text:p>390062011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55" office:value-type="float">
            <text:p>3205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05" office:value-type="float">
            <text:p>390062011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56" office:value-type="float">
            <text:p>3205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06" office:value-type="float">
            <text:p>390062011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57" office:value-type="float">
            <text:p>3205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07" office:value-type="float">
            <text:p>390062011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58" office:value-type="float">
            <text:p>3205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08" office:value-type="float">
            <text:p>390062011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59" office:value-type="float">
            <text:p>3205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09" office:value-type="float">
            <text:p>390062011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60" office:value-type="float">
            <text:p>3206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10" office:value-type="float">
            <text:p>390062011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61" office:value-type="float">
            <text:p>3206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11" office:value-type="float">
            <text:p>390062011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62" office:value-type="float">
            <text:p>3206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12" office:value-type="float">
            <text:p>390062011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63" office:value-type="float">
            <text:p>3206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13" office:value-type="float">
            <text:p>390062011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64" office:value-type="float">
            <text:p>3206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14" office:value-type="float">
            <text:p>390062011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65" office:value-type="float">
            <text:p>3206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15" office:value-type="float">
            <text:p>390062011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66" office:value-type="float">
            <text:p>3206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16" office:value-type="float">
            <text:p>390062011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67" office:value-type="float">
            <text:p>3206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17" office:value-type="float">
            <text:p>390062011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68" office:value-type="float">
            <text:p>3206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18" office:value-type="float">
            <text:p>390062011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69" office:value-type="float">
            <text:p>3206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19" office:value-type="float">
            <text:p>390062011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70" office:value-type="float">
            <text:p>3207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20" office:value-type="float">
            <text:p>390062011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71" office:value-type="float">
            <text:p>3207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21" office:value-type="float">
            <text:p>390062011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72" office:value-type="float">
            <text:p>3207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22" office:value-type="float">
            <text:p>390062011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73" office:value-type="float">
            <text:p>3207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23" office:value-type="float">
            <text:p>390062011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74" office:value-type="float">
            <text:p>3207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24" office:value-type="float">
            <text:p>390062011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75" office:value-type="float">
            <text:p>3207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25" office:value-type="float">
            <text:p>390062011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76" office:value-type="float">
            <text:p>3207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26" office:value-type="float">
            <text:p>390062011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77" office:value-type="float">
            <text:p>3207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27" office:value-type="float">
            <text:p>390062011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78" office:value-type="float">
            <text:p>3207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28" office:value-type="float">
            <text:p>390062011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79" office:value-type="float">
            <text:p>3207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29" office:value-type="float">
            <text:p>390062011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80" office:value-type="float">
            <text:p>3208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30" office:value-type="float">
            <text:p>390062011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81" office:value-type="float">
            <text:p>3208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31" office:value-type="float">
            <text:p>390062011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82" office:value-type="float">
            <text:p>3208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32" office:value-type="float">
            <text:p>390062011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83" office:value-type="float">
            <text:p>3208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33" office:value-type="float">
            <text:p>390062011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84" office:value-type="float">
            <text:p>3208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34" office:value-type="float">
            <text:p>390062011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85" office:value-type="float">
            <text:p>3208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35" office:value-type="float">
            <text:p>390062011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86" office:value-type="float">
            <text:p>3208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36" office:value-type="float">
            <text:p>390062011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87" office:value-type="float">
            <text:p>3208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37" office:value-type="float">
            <text:p>390062011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88" office:value-type="float">
            <text:p>3208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38" office:value-type="float">
            <text:p>390062011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89" office:value-type="float">
            <text:p>3208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39" office:value-type="float">
            <text:p>390062011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90" office:value-type="float">
            <text:p>3209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40" office:value-type="float">
            <text:p>390062011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91" office:value-type="float">
            <text:p>3209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41" office:value-type="float">
            <text:p>390062011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92" office:value-type="float">
            <text:p>3209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42" office:value-type="float">
            <text:p>390062011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93" office:value-type="float">
            <text:p>3209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43" office:value-type="float">
            <text:p>390062011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94" office:value-type="float">
            <text:p>3209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44" office:value-type="float">
            <text:p>390062011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95" office:value-type="float">
            <text:p>3209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45" office:value-type="float">
            <text:p>390062011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96" office:value-type="float">
            <text:p>3209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46" office:value-type="float">
            <text:p>390062011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97" office:value-type="float">
            <text:p>3209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47" office:value-type="float">
            <text:p>390062011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98" office:value-type="float">
            <text:p>3209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48" office:value-type="float">
            <text:p>390062011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099" office:value-type="float">
            <text:p>3209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49" office:value-type="float">
            <text:p>390062011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00" office:value-type="float">
            <text:p>3210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50" office:value-type="float">
            <text:p>390062011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01" office:value-type="float">
            <text:p>3210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51" office:value-type="float">
            <text:p>390062011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02" office:value-type="float">
            <text:p>3210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001052" office:value-type="float">
            <text:p>390062011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03" office:value-type="float">
            <text:p>3210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01" office:value-type="float">
            <text:p>390062011101001</text:p>
          </table:table-cell>
          <table:table-cell ns41:value-type="string" table:style-name="TL Metadata" office:value-type="string">
            <text:p>3900620111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04" office:value-type="float">
            <text:p>3210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02" office:value-type="float">
            <text:p>390062011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05" office:value-type="float">
            <text:p>3210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03" office:value-type="float">
            <text:p>390062011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06" office:value-type="float">
            <text:p>3210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04" office:value-type="float">
            <text:p>390062011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07" office:value-type="float">
            <text:p>3210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05" office:value-type="float">
            <text:p>390062011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08" office:value-type="float">
            <text:p>3210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06" office:value-type="float">
            <text:p>390062011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09" office:value-type="float">
            <text:p>3210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07" office:value-type="float">
            <text:p>390062011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10" office:value-type="float">
            <text:p>3211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08" office:value-type="float">
            <text:p>390062011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11" office:value-type="float">
            <text:p>3211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09" office:value-type="float">
            <text:p>390062011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12" office:value-type="float">
            <text:p>3211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10" office:value-type="float">
            <text:p>390062011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13" office:value-type="float">
            <text:p>3211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11" office:value-type="float">
            <text:p>390062011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14" office:value-type="float">
            <text:p>3211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12" office:value-type="float">
            <text:p>390062011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15" office:value-type="float">
            <text:p>3211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13" office:value-type="float">
            <text:p>390062011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16" office:value-type="float">
            <text:p>3211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14" office:value-type="float">
            <text:p>390062011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17" office:value-type="float">
            <text:p>3211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15" office:value-type="float">
            <text:p>390062011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18" office:value-type="float">
            <text:p>3211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16" office:value-type="float">
            <text:p>390062011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19" office:value-type="float">
            <text:p>3211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17" office:value-type="float">
            <text:p>390062011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20" office:value-type="float">
            <text:p>3212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18" office:value-type="float">
            <text:p>390062011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21" office:value-type="float">
            <text:p>3212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19" office:value-type="float">
            <text:p>390062011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22" office:value-type="float">
            <text:p>3212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20" office:value-type="float">
            <text:p>390062011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23" office:value-type="float">
            <text:p>3212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21" office:value-type="float">
            <text:p>390062011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24" office:value-type="float">
            <text:p>3212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22" office:value-type="float">
            <text:p>390062011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25" office:value-type="float">
            <text:p>3212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23" office:value-type="float">
            <text:p>390062011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26" office:value-type="float">
            <text:p>3212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24" office:value-type="float">
            <text:p>390062011101024</text:p>
          </table:table-cell>
          <table:table-cell ns41:value-type="string" table:style-name="TL Metadata" office:value-type="string">
            <text:p>3900620111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27" office:value-type="float">
            <text:p>3212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25" office:value-type="float">
            <text:p>390062011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28" office:value-type="float">
            <text:p>3212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26" office:value-type="float">
            <text:p>390062011101026</text:p>
          </table:table-cell>
          <table:table-cell ns41:value-type="string" table:style-name="TL Metadata" office:value-type="string">
            <text:p>390062011101024? <text:s/>De bode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29" office:value-type="float">
            <text:p>3212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27" office:value-type="float">
            <text:p>390062011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30" office:value-type="float">
            <text:p>3213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28" office:value-type="float">
            <text:p>390062011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31" office:value-type="float">
            <text:p>3213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29" office:value-type="float">
            <text:p>390062011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32" office:value-type="float">
            <text:p>3213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30" office:value-type="float">
            <text:p>390062011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33" office:value-type="float">
            <text:p>3213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31" office:value-type="float">
            <text:p>390062011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34" office:value-type="float">
            <text:p>3213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32" office:value-type="float">
            <text:p>390062011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35" office:value-type="float">
            <text:p>3213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33" office:value-type="float">
            <text:p>390062011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36" office:value-type="float">
            <text:p>3213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34" office:value-type="float">
            <text:p>390062011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37" office:value-type="float">
            <text:p>3213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35" office:value-type="float">
            <text:p>390062011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38" office:value-type="float">
            <text:p>3213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36" office:value-type="float">
            <text:p>390062011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39" office:value-type="float">
            <text:p>3213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37" office:value-type="float">
            <text:p>390062011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40" office:value-type="float">
            <text:p>3214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38" office:value-type="float">
            <text:p>390062011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41" office:value-type="float">
            <text:p>3214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39" office:value-type="float">
            <text:p>390062011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42" office:value-type="float">
            <text:p>3214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40" office:value-type="float">
            <text:p>390062011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43" office:value-type="float">
            <text:p>3214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41" office:value-type="float">
            <text:p>390062011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44" office:value-type="float">
            <text:p>3214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42" office:value-type="float">
            <text:p>390062011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45" office:value-type="float">
            <text:p>3214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43" office:value-type="float">
            <text:p>390062011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46" office:value-type="float">
            <text:p>3214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44" office:value-type="float">
            <text:p>390062011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47" office:value-type="float">
            <text:p>3214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45" office:value-type="float">
            <text:p>390062011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48" office:value-type="float">
            <text:p>3214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46" office:value-type="float">
            <text:p>390062011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49" office:value-type="float">
            <text:p>3214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47" office:value-type="float">
            <text:p>390062011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50" office:value-type="float">
            <text:p>3215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48" office:value-type="float">
            <text:p>390062011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51" office:value-type="float">
            <text:p>3215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49" office:value-type="float">
            <text:p>390062011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52" office:value-type="float">
            <text:p>3215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2011101050" office:value-type="float">
            <text:p>390062011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53" office:value-type="float">
            <text:p>3215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01" office:value-type="float">
            <text:p>390063011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54" office:value-type="float">
            <text:p>3215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02" office:value-type="float">
            <text:p>390063011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55" office:value-type="float">
            <text:p>3215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03" office:value-type="float">
            <text:p>390063011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56" office:value-type="float">
            <text:p>3215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04" office:value-type="float">
            <text:p>390063011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57" office:value-type="float">
            <text:p>3215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05" office:value-type="float">
            <text:p>390063011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58" office:value-type="float">
            <text:p>3215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06" office:value-type="float">
            <text:p>390063011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59" office:value-type="float">
            <text:p>3215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07" office:value-type="float">
            <text:p>390063011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60" office:value-type="float">
            <text:p>3216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08" office:value-type="float">
            <text:p>390063011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61" office:value-type="float">
            <text:p>3216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09" office:value-type="float">
            <text:p>390063011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62" office:value-type="float">
            <text:p>3216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10" office:value-type="float">
            <text:p>390063011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63" office:value-type="float">
            <text:p>3216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11" office:value-type="float">
            <text:p>390063011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64" office:value-type="float">
            <text:p>3216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12" office:value-type="float">
            <text:p>390063011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65" office:value-type="float">
            <text:p>3216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13" office:value-type="float">
            <text:p>390063011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66" office:value-type="float">
            <text:p>3216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14" office:value-type="float">
            <text:p>390063011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67" office:value-type="float">
            <text:p>3216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15" office:value-type="float">
            <text:p>390063011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68" office:value-type="float">
            <text:p>3216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16" office:value-type="float">
            <text:p>390063011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69" office:value-type="float">
            <text:p>3216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17" office:value-type="float">
            <text:p>390063011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70" office:value-type="float">
            <text:p>3217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18" office:value-type="float">
            <text:p>390063011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71" office:value-type="float">
            <text:p>3217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19" office:value-type="float">
            <text:p>390063011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72" office:value-type="float">
            <text:p>3217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20" office:value-type="float">
            <text:p>390063011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73" office:value-type="float">
            <text:p>3217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21" office:value-type="float">
            <text:p>390063011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74" office:value-type="float">
            <text:p>3217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22" office:value-type="float">
            <text:p>390063011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75" office:value-type="float">
            <text:p>3217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23" office:value-type="float">
            <text:p>390063011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76" office:value-type="float">
            <text:p>3217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24" office:value-type="float">
            <text:p>390063011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77" office:value-type="float">
            <text:p>3217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25" office:value-type="float">
            <text:p>390063011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78" office:value-type="float">
            <text:p>3217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26" office:value-type="float">
            <text:p>390063011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79" office:value-type="float">
            <text:p>3217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27" office:value-type="float">
            <text:p>390063011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80" office:value-type="float">
            <text:p>3218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28" office:value-type="float">
            <text:p>390063011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81" office:value-type="float">
            <text:p>3218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29" office:value-type="float">
            <text:p>390063011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82" office:value-type="float">
            <text:p>3218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30" office:value-type="float">
            <text:p>390063011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83" office:value-type="float">
            <text:p>3218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31" office:value-type="float">
            <text:p>390063011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84" office:value-type="float">
            <text:p>3218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32" office:value-type="float">
            <text:p>390063011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85" office:value-type="float">
            <text:p>3218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33" office:value-type="float">
            <text:p>390063011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86" office:value-type="float">
            <text:p>3218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34" office:value-type="float">
            <text:p>390063011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87" office:value-type="float">
            <text:p>3218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35" office:value-type="float">
            <text:p>390063011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88" office:value-type="float">
            <text:p>3218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36" office:value-type="float">
            <text:p>390063011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89" office:value-type="float">
            <text:p>3218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37" office:value-type="float">
            <text:p>390063011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90" office:value-type="float">
            <text:p>3219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38" office:value-type="float">
            <text:p>390063011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91" office:value-type="float">
            <text:p>3219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39" office:value-type="float">
            <text:p>390063011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92" office:value-type="float">
            <text:p>3219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40" office:value-type="float">
            <text:p>390063011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93" office:value-type="float">
            <text:p>3219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41" office:value-type="float">
            <text:p>390063011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94" office:value-type="float">
            <text:p>3219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42" office:value-type="float">
            <text:p>390063011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95" office:value-type="float">
            <text:p>3219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43" office:value-type="float">
            <text:p>390063011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96" office:value-type="float">
            <text:p>3219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44" office:value-type="float">
            <text:p>390063011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97" office:value-type="float">
            <text:p>3219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45" office:value-type="float">
            <text:p>390063011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98" office:value-type="float">
            <text:p>3219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46" office:value-type="float">
            <text:p>390063011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199" office:value-type="float">
            <text:p>3219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47" office:value-type="float">
            <text:p>390063011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00" office:value-type="float">
            <text:p>3220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48" office:value-type="float">
            <text:p>390063011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01" office:value-type="float">
            <text:p>3220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49" office:value-type="float">
            <text:p>390063011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02" office:value-type="float">
            <text:p>3220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50" office:value-type="float">
            <text:p>390063011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03" office:value-type="float">
            <text:p>3220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51" office:value-type="float">
            <text:p>390063011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04" office:value-type="float">
            <text:p>3220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201052" office:value-type="float">
            <text:p>390063011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05" office:value-type="float">
            <text:p>3220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01" office:value-type="float">
            <text:p>390063011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06" office:value-type="float">
            <text:p>3220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02" office:value-type="float">
            <text:p>390063011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07" office:value-type="float">
            <text:p>3220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03" office:value-type="float">
            <text:p>390063011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08" office:value-type="float">
            <text:p>3220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04" office:value-type="float">
            <text:p>390063011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09" office:value-type="float">
            <text:p>3220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05" office:value-type="float">
            <text:p>390063011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10" office:value-type="float">
            <text:p>3221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06" office:value-type="float">
            <text:p>390063011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11" office:value-type="float">
            <text:p>3221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07" office:value-type="float">
            <text:p>390063011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" office:value-type="string">
            <text:p>Kolom 9 (totaal mannen): de gedrukte bron geeft 0. Dit moet zijn 1; Kolom 11 (algemeen totaal): de gedrukte bron geeft 0. Dit moet zijn 1. Zie de verbeteringen na het deel Algemeen Overzicht. Hier zijn de gegevens gecorrigeerd.</text:p>
          </table:table-cell>
          <table:table-cell table:number-columns-repeated="1015"/>
        </table:table-row>
        <table:table-row table:style-name="ro4">
          <table:table-cell ns41:value-type="float" table:style-name="ce67" office:value="32212" office:value-type="float">
            <text:p>3221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08" office:value-type="float">
            <text:p>390063011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ce2" office:value-type="string">
            <text:p>Kolom 9 (totaal mannen): de gedrukte bron geeft 2. Dit moet zijn 1; Kolom 11 (algemeen totaal): de gedrukte bron geeft 2. Dit moet zijn 1. Zie de verbeteringen na het deel Algemeen Overzicht. Hier zijn de gegevens gecorrigeerd.</text:p>
          </table:table-cell>
          <table:table-cell table:number-columns-repeated="1015"/>
        </table:table-row>
        <table:table-row table:style-name="ro4">
          <table:table-cell ns41:value-type="float" table:style-name="ce67" office:value="32213" office:value-type="float">
            <text:p>3221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09" office:value-type="float">
            <text:p>390063011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14" office:value-type="float">
            <text:p>3221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10" office:value-type="float">
            <text:p>390063011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15" office:value-type="float">
            <text:p>3221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11" office:value-type="float">
            <text:p>390063011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16" office:value-type="float">
            <text:p>3221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12" office:value-type="float">
            <text:p>390063011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17" office:value-type="float">
            <text:p>3221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13" office:value-type="float">
            <text:p>390063011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18" office:value-type="float">
            <text:p>3221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14" office:value-type="float">
            <text:p>390063011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19" office:value-type="float">
            <text:p>3221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15" office:value-type="float">
            <text:p>390063011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20" office:value-type="float">
            <text:p>3222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16" office:value-type="float">
            <text:p>390063011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21" office:value-type="float">
            <text:p>3222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17" office:value-type="float">
            <text:p>390063011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22" office:value-type="float">
            <text:p>3222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18" office:value-type="float">
            <text:p>390063011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23" office:value-type="float">
            <text:p>3222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19" office:value-type="float">
            <text:p>390063011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24" office:value-type="float">
            <text:p>3222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20" office:value-type="float">
            <text:p>390063011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25" office:value-type="float">
            <text:p>3222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21" office:value-type="float">
            <text:p>390063011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26" office:value-type="float">
            <text:p>3222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22" office:value-type="float">
            <text:p>390063011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27" office:value-type="float">
            <text:p>3222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23" office:value-type="float">
            <text:p>390063011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28" office:value-type="float">
            <text:p>3222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24" office:value-type="float">
            <text:p>3900630113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29" office:value-type="float">
            <text:p>3222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25" office:value-type="float">
            <text:p>390063011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30" office:value-type="float">
            <text:p>3223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26" office:value-type="float">
            <text:p>3900630113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31" office:value-type="float">
            <text:p>3223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27" office:value-type="float">
            <text:p>390063011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32" office:value-type="float">
            <text:p>3223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28" office:value-type="float">
            <text:p>390063011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33" office:value-type="float">
            <text:p>32233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29" office:value-type="float">
            <text:p>390063011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34" office:value-type="float">
            <text:p>32234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30" office:value-type="float">
            <text:p>390063011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35" office:value-type="float">
            <text:p>32235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31" office:value-type="float">
            <text:p>390063011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36" office:value-type="float">
            <text:p>32236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32" office:value-type="float">
            <text:p>390063011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37" office:value-type="float">
            <text:p>32237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33" office:value-type="float">
            <text:p>390063011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38" office:value-type="float">
            <text:p>32238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34" office:value-type="float">
            <text:p>390063011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39" office:value-type="float">
            <text:p>32239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35" office:value-type="float">
            <text:p>390063011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40" office:value-type="float">
            <text:p>32240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36" office:value-type="float">
            <text:p>390063011301036</text:p>
          </table:table-cell>
          <table:table-cell ns41:value-type="string" table:style-name="TL Metadata" office:value-type="string">
            <text:p>3900630113010361 <text:s/>Hieronder vijf van onbekenden ouderdom.</text:p>
          </table:table-cell>
          <table:table-cell ns41:value-type="string" table:style-name="TL Metadata" office:value-type="string">
            <text:p>3900630113010362 <text:s/>Hieronder vijf van onbekenden ouderdom.</text:p>
          </table:table-cell>
          <table:table-cell table:number-columns-repeated="1019"/>
        </table:table-row>
        <table:table-row table:style-name="ro4">
          <table:table-cell ns41:value-type="float" table:style-name="ce67" office:value="32241" office:value-type="float">
            <text:p>32241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37" office:value-type="float">
            <text:p>390063011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67" office:value="32242" office:value-type="float">
            <text:p>32242</text:p>
          </table:table-cell>
          <table:table-cell ns41:value-type="string" table:style-name="ce2" office:value-type="string">
            <text:p>Nb-4edl</text:p>
          </table:table-cell>
          <table:table-cell ns41:value-type="float" table:style-name="ce62" office:value="390063011301038" office:value-type="float">
            <text:p>390063011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 table:number-rows-repeated="104708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page-layout-name="Mpm3" style:display-name="PageStyle_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48:42</meta:creation-date>
    <dc:creator>Helpdesk</dc:creator>
    <dc:date>2004-12-20T18:31:32</dc:date>
    <meta:document-statistic meta:object-count="0" meta:cell-count="13597" meta:table-count="2"/>
    <meta:generator>ODFPY/1.3.0dev</meta:generator>
  </office:meta>
</office:document-meta>
</file>